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0.9201in"/>
    </style:style>
    <style:style style:name="co3" style:family="table-column">
      <style:table-column-properties fo:break-before="auto" style:column-width="0.786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wrap-option="wrap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eatingActualData" table:style-name="ta1">
        <office:forms form:automatic-focus="false" form:apply-design-mode="false"/>
        <table:table-column table:style-name="co1" table:number-columns-repeated="1020" table:default-cell-style-name="Default"/>
        <table:table-row table:style-name="ro1">
          <table:table-cell/>
          <table:table-cell table:style-name="ce23" table:number-columns-repeated="6"/>
          <table:table-cell table:style-name="ce27" table:number-columns-repeated="8"/>
          <table:table-cell table:number-columns-repeated="29"/>
          <table:table-cell table:style-name="ce27" table:number-columns-repeated="976"/>
        </table:table-row>
        <table:table-row table:style-name="ro1">
          <table:table-cell/>
          <table:table-cell table:style-name="ce24" office:value-type="string" calcext:value-type="string">
            <text:p>This data comes straight from a manufacturers data sheet</text:p>
          </table:table-cell>
          <table:table-cell table:style-name="ce23" table:number-columns-repeated="5"/>
          <table:table-cell table:style-name="ce27" table:number-columns-repeated="8"/>
          <table:table-cell table:number-columns-repeated="29"/>
          <table:table-cell table:style-name="ce27" table:number-columns-repeated="976"/>
        </table:table-row>
        <table:table-row table:style-name="ro1">
          <table:table-cell/>
          <table:table-cell table:style-name="ce24" office:value-type="string" calcext:value-type="string">
            <text:p>The data includes columns for load side flows at 45, 67, and 90.</text:p>
          </table:table-cell>
          <table:table-cell table:style-name="ce23" table:number-columns-repeated="5"/>
          <table:table-cell table:style-name="ce27" table:number-columns-repeated="8"/>
          <table:table-cell table:number-columns-repeated="29"/>
          <table:table-cell table:style-name="ce27" table:number-columns-repeated="976"/>
        </table:table-row>
        <table:table-row table:style-name="ro1">
          <table:table-cell/>
          <table:table-cell table:style-name="ce24" office:value-type="string" calcext:value-type="string">
            <text:p>The full data could be pasted in full, but in this case, a correction factor was estimated for flow correction</text:p>
          </table:table-cell>
          <table:table-cell table:style-name="ce23" table:number-columns-repeated="5"/>
          <table:table-cell table:style-name="ce27" table:number-columns-repeated="8"/>
          <table:table-cell table:number-columns-repeated="29"/>
          <table:table-cell table:style-name="ce27" table:number-columns-repeated="976"/>
        </table:table-row>
        <table:table-row table:style-name="ro1">
          <table:table-cell/>
          <table:table-cell table:style-name="ce24" office:value-type="string" calcext:value-type="string">
            <text:p>This data is ready to paste directly into the parameter estimation tool</text:p>
          </table:table-cell>
          <table:table-cell table:style-name="ce23" table:number-columns-repeated="5"/>
          <table:table-cell table:style-name="ce27" table:number-columns-repeated="8"/>
          <table:table-cell table:number-columns-repeated="29"/>
          <table:table-cell table:style-name="ce27" table:number-columns-repeated="976"/>
        </table:table-row>
        <table:table-row table:style-name="ro1">
          <table:table-cell/>
          <table:table-cell table:style-name="ce23" table:number-columns-repeated="6"/>
          <table:table-cell table:style-name="ce27" table:number-columns-repeated="8"/>
          <table:table-cell table:number-columns-repeated="29"/>
          <table:table-cell table:style-name="ce27" table:number-columns-repeated="976"/>
        </table:table-row>
        <table:table-row table:style-name="ro1">
          <table:table-cell/>
          <table:table-cell table:style-name="ce25" office:value-type="string" calcext:value-type="string" table:number-columns-spanned="6" table:number-rows-spanned="1">
            <text:p>30 TON WATER-WATER HEAT PUMP HEATING MODE</text:p>
          </table:table-cell>
          <table:covered-table-cell table:number-columns-repeated="5" table:style-name="ce23"/>
          <table:table-cell table:style-name="ce27" table:number-columns-repeated="2"/>
          <table:table-cell table:style-name="ce30" office:value-type="string" calcext:value-type="string" table:number-columns-spanned="3" table:number-rows-spanned="1">
            <text:p>LoadSideFlowCorrection</text:p>
          </table:table-cell>
          <table:covered-table-cell table:number-columns-repeated="2" table:style-name="ce27"/>
          <table:table-cell table:style-name="ce27" table:number-columns-repeated="3"/>
          <table:table-cell table:number-columns-repeated="29"/>
          <table:table-cell table:style-name="ce27" table:number-columns-repeated="976"/>
        </table:table-row>
        <table:table-row table:style-name="ro2">
          <table:table-cell/>
          <table:table-cell table:style-name="ce23" office:value-type="string" calcext:value-type="string">
            <text:p>Source Side EWT</text:p>
          </table:table-cell>
          <table:table-cell table:style-name="ce23" office:value-type="string" calcext:value-type="string">
            <text:p>Source Side Flow</text:p>
          </table:table-cell>
          <table:table-cell table:style-name="ce23" office:value-type="string" calcext:value-type="string">
            <text:p>Load Side EWT</text:p>
          </table:table-cell>
          <table:table-cell table:style-name="ce23" office:value-type="string" calcext:value-type="string">
            <text:p>Load Side Flow Rate</text:p>
          </table:table-cell>
          <table:table-cell table:style-name="ce23" office:value-type="string" calcext:value-type="string">
            <text:p>Total Capacity</text:p>
          </table:table-cell>
          <table:table-cell table:style-name="ce23" office:value-type="string" calcext:value-type="string">
            <text:p>Power Usage</text:p>
          </table:table-cell>
          <table:table-cell table:style-name="ce27" table:number-columns-repeated="2"/>
          <table:table-cell table:style-name="ce23" office:value-type="string" calcext:value-type="string">
            <text:p>Load Side Flow Rate</text:p>
          </table:table-cell>
          <table:table-cell table:style-name="ce23" office:value-type="string" calcext:value-type="string">
            <text:p>Total Capacity</text:p>
          </table:table-cell>
          <table:table-cell table:style-name="ce23" office:value-type="string" calcext:value-type="string">
            <text:p>Power Usage</text:p>
          </table:table-cell>
          <table:table-cell table:style-name="ce27" table:number-columns-repeated="3"/>
          <table:table-cell table:number-columns-repeated="29"/>
          <table:table-cell table:style-name="ce27" table:number-columns-repeated="976"/>
        </table:table-row>
        <table:table-row table:style-name="ro1">
          <table:table-cell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PM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PM</text:p>
          </table:table-cell>
          <table:table-cell table:style-name="ce26" office:value-type="string" calcext:value-type="string">
            <text:p>MBTUH</text:p>
          </table:table-cell>
          <table:table-cell table:style-name="ce26" office:value-type="string" calcext:value-type="string">
            <text:p>kW</text:p>
          </table:table-cell>
          <table:table-cell table:number-columns-repeated="2"/>
          <table:table-cell office:value-type="string" calcext:value-type="string">
            <text:p>GPM</text:p>
          </table:table-cell>
          <table:table-cell table:number-columns-repeated="2" office:value-type="string" calcext:value-type="string">
            <text:p>Multiplier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301.1" calcext:value-type="float">
            <text:p>301.1</text:p>
          </table:table-cell>
          <table:table-cell office:value-type="float" office:value="27.73" calcext:value-type="float">
            <text:p>27.73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1.012" calcext:value-type="float">
            <text:p>1.012</text:p>
          </table:table-cell>
          <table:table-cell office:value-type="float" office:value="0.94" calcext:value-type="float">
            <text:p>0.9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319.5" calcext:value-type="float">
            <text:p>319.5</text:p>
          </table:table-cell>
          <table:table-cell office:value-type="float" office:value="22.14" calcext:value-type="float">
            <text:p>22.14</text:p>
          </table:table-cell>
          <table:table-cell/>
          <table:table-cell table:style-name="ce28"/>
          <table:table-cell office:value-type="float" office:value="90" calcext:value-type="float">
            <text:p>90</text:p>
          </table:table-cell>
          <table:table-cell office:value-type="float" office:value="1.018" calcext:value-type="float">
            <text:p>1.018</text:p>
          </table:table-cell>
          <table:table-cell office:value-type="float" office:value="0.91" calcext:value-type="float">
            <text:p>0.9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307.4" calcext:value-type="float">
            <text:p>307.4</text:p>
          </table:table-cell>
          <table:table-cell office:value-type="float" office:value="27.86" calcext:value-type="float">
            <text:p>27.86</text:p>
          </table:table-cell>
          <table:table-cell/>
          <table:table-cell table:style-name="ce28" table:number-columns-repeated="4"/>
          <table:table-cell table:number-columns-repeated="100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295.7" calcext:value-type="float">
            <text:p>295.7</text:p>
          </table:table-cell>
          <table:table-cell office:value-type="float" office:value="35.49" calcext:value-type="float">
            <text:p>35.49</text:p>
          </table:table-cell>
          <table:table-cell/>
          <table:table-cell table:style-name="ce29"/>
          <table:table-cell table:number-columns-repeated="1011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38.9" calcext:value-type="float">
            <text:p>338.9</text:p>
          </table:table-cell>
          <table:table-cell office:value-type="float" office:value="17.81" calcext:value-type="float">
            <text:p>17.81</text:p>
          </table:table-cell>
          <table:table-cell/>
          <table:table-cell table:style-name="ce29"/>
          <table:table-cell table:number-columns-repeated="1011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323.5" calcext:value-type="float">
            <text:p>323.5</text:p>
          </table:table-cell>
          <table:table-cell office:value-type="float" office:value="22.2" calcext:value-type="float">
            <text:p>22.2</text:p>
          </table:table-cell>
          <table:table-cell/>
          <table:table-cell table:style-name="ce29"/>
          <table:table-cell table:number-columns-repeated="1011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310.5" calcext:value-type="float">
            <text:p>310.5</text:p>
          </table:table-cell>
          <table:table-cell office:value-type="float" office:value="27.92" calcext:value-type="float">
            <text:p>27.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297.8" calcext:value-type="float">
            <text:p>297.8</text:p>
          </table:table-cell>
          <table:table-cell office:value-type="float" office:value="35.55" calcext:value-type="float">
            <text:p>35.55</text:p>
          </table:table-cell>
          <table:table-cell table:number-columns-repeated="3"/>
          <table:table-cell table:style-name="ce31" office:value-type="string" calcext:value-type="string">
            <text:p>Rated Load Flow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PM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74.5" calcext:value-type="float">
            <text:p>374.5</text:p>
          </table:table-cell>
          <table:table-cell office:value-type="float" office:value="18.3" calcext:value-type="float">
            <text:p>18.3</text:p>
          </table:table-cell>
          <table:table-cell table:number-columns-repeated="3"/>
          <table:table-cell table:style-name="ce31" office:value-type="string" calcext:value-type="string">
            <text:p>Rated Source Flow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PM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358.8" calcext:value-type="float">
            <text:p>358.8</text:p>
          </table:table-cell>
          <table:table-cell office:value-type="float" office:value="22.75" calcext:value-type="float">
            <text:p>22.75</text:p>
          </table:table-cell>
          <table:table-cell table:number-columns-repeated="3"/>
          <table:table-cell table:style-name="ce31" office:value-type="string" calcext:value-type="string">
            <text:p>Rated Total Capacity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MBTUH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344.9" calcext:value-type="float">
            <text:p>344.9</text:p>
          </table:table-cell>
          <table:table-cell office:value-type="float" office:value="28.58" calcext:value-type="float">
            <text:p>28.58</text:p>
          </table:table-cell>
          <table:table-cell table:number-columns-repeated="3"/>
          <table:table-cell table:style-name="ce31" office:value-type="string" calcext:value-type="string">
            <text:p>Rated Compressor Pow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W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330.3" calcext:value-type="float">
            <text:p>330.3</text:p>
          </table:table-cell>
          <table:table-cell office:value-type="float" office:value="36.35" calcext:value-type="float">
            <text:p>36.3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89.3" calcext:value-type="float">
            <text:p>389.3</text:p>
          </table:table-cell>
          <table:table-cell office:value-type="float" office:value="18.51" calcext:value-type="float">
            <text:p>18.5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370.6" calcext:value-type="float">
            <text:p>370.6</text:p>
          </table:table-cell>
          <table:table-cell office:value-type="float" office:value="22.94" calcext:value-type="float">
            <text:p>22.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353.9" calcext:value-type="float">
            <text:p>353.9</text:p>
          </table:table-cell>
          <table:table-cell office:value-type="float" office:value="28.75" calcext:value-type="float">
            <text:p>28.7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336.5" calcext:value-type="float">
            <text:p>336.5</text:p>
          </table:table-cell>
          <table:table-cell office:value-type="float" office:value="36.51" calcext:value-type="float">
            <text:p>36.5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96.5" calcext:value-type="float">
            <text:p>396.5</text:p>
          </table:table-cell>
          <table:table-cell office:value-type="float" office:value="18.61" calcext:value-type="float">
            <text:p>18.6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376.2" calcext:value-type="float">
            <text:p>376.2</text:p>
          </table:table-cell>
          <table:table-cell office:value-type="float" office:value="23.03" calcext:value-type="float">
            <text:p>23.0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358.2" calcext:value-type="float">
            <text:p>358.2</text:p>
          </table:table-cell>
          <table:table-cell office:value-type="float" office:value="28.84" calcext:value-type="float">
            <text:p>28.8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339.5" calcext:value-type="float">
            <text:p>339.5</text:p>
          </table:table-cell>
          <table:table-cell office:value-type="float" office:value="36.58" calcext:value-type="float">
            <text:p>36.5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30.1" calcext:value-type="float">
            <text:p>430.1</text:p>
          </table:table-cell>
          <table:table-cell office:value-type="float" office:value="19.11" calcext:value-type="float">
            <text:p>19.1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410.6" calcext:value-type="float">
            <text:p>410.6</text:p>
          </table:table-cell>
          <table:table-cell office:value-type="float" office:value="23.6" calcext:value-type="float">
            <text:p>23.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392.7" calcext:value-type="float">
            <text:p>392.7</text:p>
          </table:table-cell>
          <table:table-cell office:value-type="float" office:value="29.51" calcext:value-type="float">
            <text:p>29.5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372.9" calcext:value-type="float">
            <text:p>372.9</text:p>
          </table:table-cell>
          <table:table-cell office:value-type="float" office:value="37.39" calcext:value-type="float">
            <text:p>37.3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50.4" calcext:value-type="float">
            <text:p>450.4</text:p>
          </table:table-cell>
          <table:table-cell office:value-type="float" office:value="19.43" calcext:value-type="float">
            <text:p>19.4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426.9" calcext:value-type="float">
            <text:p>426.9</text:p>
          </table:table-cell>
          <table:table-cell office:value-type="float" office:value="23.88" calcext:value-type="float">
            <text:p>23.8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405.2" calcext:value-type="float">
            <text:p>405.2</text:p>
          </table:table-cell>
          <table:table-cell office:value-type="float" office:value="29.76" calcext:value-type="float">
            <text:p>29.7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381.6" calcext:value-type="float">
            <text:p>381.6</text:p>
          </table:table-cell>
          <table:table-cell office:value-type="float" office:value="37.61" calcext:value-type="float">
            <text:p>37.6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60.3" calcext:value-type="float">
            <text:p>460.3</text:p>
          </table:table-cell>
          <table:table-cell office:value-type="float" office:value="19.59" calcext:value-type="float">
            <text:p>19.5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434.7" calcext:value-type="float">
            <text:p>434.7</text:p>
          </table:table-cell>
          <table:table-cell office:value-type="float" office:value="24.02" calcext:value-type="float">
            <text:p>24.0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433.2" calcext:value-type="float">
            <text:p>433.2</text:p>
          </table:table-cell>
          <table:table-cell office:value-type="float" office:value="29.89" calcext:value-type="float">
            <text:p>29.8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385.7" calcext:value-type="float">
            <text:p>385.7</text:p>
          </table:table-cell>
          <table:table-cell office:value-type="float" office:value="37.71" calcext:value-type="float">
            <text:p>37.7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89.5" calcext:value-type="float">
            <text:p>489.5</text:p>
          </table:table-cell>
          <table:table-cell office:value-type="float" office:value="20.07" calcext:value-type="float">
            <text:p>20.0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466.3" calcext:value-type="float">
            <text:p>466.3</text:p>
          </table:table-cell>
          <table:table-cell office:value-type="float" office:value="24.59" calcext:value-type="float">
            <text:p>24.5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444.3" calcext:value-type="float">
            <text:p>444.3</text:p>
          </table:table-cell>
          <table:table-cell office:value-type="float" office:value="30.58" calcext:value-type="float">
            <text:p>30.5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419" calcext:value-type="float">
            <text:p>419</text:p>
          </table:table-cell>
          <table:table-cell office:value-type="float" office:value="38.56" calcext:value-type="float">
            <text:p>38.5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16.8" calcext:value-type="float">
            <text:p>516.8</text:p>
          </table:table-cell>
          <table:table-cell office:value-type="float" office:value="20.55" calcext:value-type="float">
            <text:p>20.5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488.2" calcext:value-type="float">
            <text:p>488.2</text:p>
          </table:table-cell>
          <table:table-cell office:value-type="float" office:value="25.01" calcext:value-type="float">
            <text:p>25.0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461.1" calcext:value-type="float">
            <text:p>461.1</text:p>
          </table:table-cell>
          <table:table-cell office:value-type="float" office:value="30.95" calcext:value-type="float">
            <text:p>30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430.7" calcext:value-type="float">
            <text:p>430.7</text:p>
          </table:table-cell>
          <table:table-cell office:value-type="float" office:value="38.87" calcext:value-type="float">
            <text:p>38.8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30.1" calcext:value-type="float">
            <text:p>530.1</text:p>
          </table:table-cell>
          <table:table-cell office:value-type="float" office:value="20.79" calcext:value-type="float">
            <text:p>20.7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498.8" calcext:value-type="float">
            <text:p>498.8</text:p>
          </table:table-cell>
          <table:table-cell office:value-type="float" office:value="25.22" calcext:value-type="float">
            <text:p>25.2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469.3" calcext:value-type="float">
            <text:p>469.3</text:p>
          </table:table-cell>
          <table:table-cell office:value-type="float" office:value="31.14" calcext:value-type="float">
            <text:p>31.1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436.3" calcext:value-type="float">
            <text:p>436.3</text:p>
          </table:table-cell>
          <table:table-cell office:value-type="float" office:value="39.03" calcext:value-type="float">
            <text:p>39.0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52.4" calcext:value-type="float">
            <text:p>552.4</text:p>
          </table:table-cell>
          <table:table-cell office:value-type="float" office:value="21.2" calcext:value-type="float">
            <text:p>21.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525.5" calcext:value-type="float">
            <text:p>525.5</text:p>
          </table:table-cell>
          <table:table-cell office:value-type="float" office:value="25.76" calcext:value-type="float">
            <text:p>25.7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499.2" calcext:value-type="float">
            <text:p>499.2</text:p>
          </table:table-cell>
          <table:table-cell office:value-type="float" office:value="31.83" calcext:value-type="float">
            <text:p>31.8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88" calcext:value-type="float">
            <text:p>588</text:p>
          </table:table-cell>
          <table:table-cell office:value-type="float" office:value="21.91" calcext:value-type="float">
            <text:p>21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554.2" calcext:value-type="float">
            <text:p>554.2</text:p>
          </table:table-cell>
          <table:table-cell office:value-type="float" office:value="26.38" calcext:value-type="float">
            <text:p>26.3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521.5" calcext:value-type="float">
            <text:p>521.5</text:p>
          </table:table-cell>
          <table:table-cell office:value-type="float" office:value="32.38" calcext:value-type="float">
            <text:p>32.3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605.6" calcext:value-type="float">
            <text:p>605.6</text:p>
          </table:table-cell>
          <table:table-cell office:value-type="float" office:value="22.28" calcext:value-type="float">
            <text:p>22.2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568.2" calcext:value-type="float">
            <text:p>568.2</text:p>
          </table:table-cell>
          <table:table-cell office:value-type="float" office:value="26.7" calcext:value-type="float">
            <text:p>26.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532.2" calcext:value-type="float">
            <text:p>532.2</text:p>
          </table:table-cell>
          <table:table-cell office:value-type="float" office:value="32.66" calcext:value-type="float">
            <text:p>32.66</text:p>
          </table:table-cell>
          <table:table-cell table:number-columns-repeated="1013"/>
        </table:table-row>
        <table:table-row table:style-name="ro1" table:number-rows-repeated="1048513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HeatingKnownParameters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4" table:number-columns-repeated="993" table:default-cell-style-name="Default"/>
        <table:table-row table:style-name="ro1">
          <table:table-cell table:style-name="ce10" table:number-columns-repeated="2"/>
          <table:table-cell table:style-name="ce30"/>
          <table:table-cell table:style-name="ce10" table:number-columns-repeated="3"/>
          <table:table-cell table:style-name="ce30"/>
          <table:table-cell table:style-name="ce10" table:number-columns-repeated="4"/>
          <table:table-cell table:style-name="ce30"/>
          <table:table-cell table:style-name="ce10" table:number-columns-repeated="4"/>
          <table:table-cell table:style-name="ce30"/>
          <table:table-cell table:style-name="ce10" table:number-columns-repeated="2"/>
          <table:table-cell table:style-name="ce30"/>
          <table:table-cell table:style-name="ce10" table:number-columns-repeated="2"/>
          <table:table-cell table:style-name="ce30"/>
          <table:table-cell table:style-name="ce10" table:number-columns-repeated="6"/>
          <table:table-cell table:style-name="ce28" table:number-columns-repeated="993"/>
        </table:table-row>
        <table:table-row table:style-name="ro1">
          <table:table-cell/>
          <table:table-cell table:style-name="ce24" office:value-type="string" calcext:value-type="string">
            <text:p>This data is generated by first making up fake curve coefficients</text:p>
          </table:table-cell>
          <table:table-cell table:style-name="ce23" table:number-columns-repeated="5"/>
          <table:table-cell table:style-name="ce27" table:number-columns-repeated="8"/>
          <table:table-cell table:number-columns-repeated="27"/>
          <table:table-cell table:style-name="ce27" table:number-columns-repeated="976"/>
          <table:table-cell table:number-columns-repeated="4"/>
        </table:table-row>
        <table:table-row table:style-name="ro1">
          <table:table-cell/>
          <table:table-cell table:style-name="ce24" office:value-type="string" calcext:value-type="string">
            <text:p>The idea here is that once the curve is evaluated to come up with an artificial dataset, the parameter tool should be able to recreate the original coefficients</text:p>
          </table:table-cell>
          <table:table-cell table:style-name="ce23" table:number-columns-repeated="5"/>
          <table:table-cell table:style-name="ce27" table:number-columns-repeated="8"/>
          <table:table-cell table:number-columns-repeated="27"/>
          <table:table-cell table:style-name="ce27" table:number-columns-repeated="976"/>
          <table:table-cell table:number-columns-repeated="4"/>
        </table:table-row>
        <table:table-row table:style-name="ro1">
          <table:table-cell/>
          <table:table-cell table:style-name="ce24" office:value-type="string" calcext:value-type="string">
            <text:p>This data is ready to paste directly into the parameter estimation tool</text:p>
          </table:table-cell>
          <table:table-cell table:style-name="ce23" table:number-columns-repeated="5"/>
          <table:table-cell table:style-name="ce27" table:number-columns-repeated="8"/>
          <table:table-cell table:number-columns-repeated="27"/>
          <table:table-cell table:style-name="ce27" table:number-columns-repeated="976"/>
          <table:table-cell table:number-columns-repeated="4"/>
        </table:table-row>
        <table:table-row table:style-name="ro1">
          <table:table-cell table:style-name="ce10" table:number-columns-repeated="2"/>
          <table:table-cell table:style-name="ce30"/>
          <table:table-cell table:style-name="ce10" table:number-columns-repeated="3"/>
          <table:table-cell table:style-name="ce30"/>
          <table:table-cell table:style-name="ce10" table:number-columns-repeated="4"/>
          <table:table-cell table:style-name="ce30"/>
          <table:table-cell table:style-name="ce10" table:number-columns-repeated="4"/>
          <table:table-cell table:style-name="ce30"/>
          <table:table-cell table:style-name="ce10" table:number-columns-repeated="2"/>
          <table:table-cell table:style-name="ce30"/>
          <table:table-cell table:style-name="ce10" table:number-columns-repeated="2"/>
          <table:table-cell table:style-name="ce30"/>
          <table:table-cell table:style-name="ce10" table:number-columns-repeated="6"/>
          <table:table-cell table:style-name="ce28" table:number-columns-repeated="993"/>
        </table:table-row>
        <table:table-row table:style-name="ro3">
          <table:table-cell table:style-name="ce10" table:number-columns-repeated="2"/>
          <table:table-cell table:style-name="ce30" office:value-type="string" calcext:value-type="string" table:number-columns-spanned="3" table:number-rows-spanned="1">
            <text:p>MADE UP COEFFICIENTS; THESE ARE THE OUTPUT OF THE CALCULATION TOOL</text:p>
          </table:table-cell>
          <table:covered-table-cell table:number-columns-repeated="2" table:style-name="ce10"/>
          <table:table-cell table:style-name="ce10"/>
          <table:table-cell table:style-name="ce30" office:value-type="string" calcext:value-type="string" table:number-columns-spanned="4" table:number-rows-spanned="1">
            <text:p>MADE UP INDEPENDENT VARIABLES</text:p>
          </table:table-cell>
          <table:covered-table-cell table:number-columns-repeated="3" table:style-name="ce10"/>
          <table:table-cell table:style-name="ce10"/>
          <table:table-cell table:style-name="ce30" office:value-type="string" calcext:value-type="string" table:number-columns-spanned="4" table:number-rows-spanned="1">
            <text:p>SCALING INDEPENDENT VARIABLES</text:p>
          </table:table-cell>
          <table:covered-table-cell table:number-columns-repeated="3" table:style-name="ce10"/>
          <table:table-cell table:style-name="ce10"/>
          <table:table-cell table:style-name="ce30" office:value-type="string" calcext:value-type="string" table:number-columns-spanned="2" table:number-rows-spanned="1">
            <text:p>CALCULATE SCALED Q and P</text:p>
          </table:table-cell>
          <table:covered-table-cell table:style-name="ce10"/>
          <table:table-cell table:style-name="ce10"/>
          <table:table-cell table:style-name="ce30" office:value-type="string" calcext:value-type="string" table:number-columns-spanned="2" table:number-rows-spanned="1">
            <text:p>UNSCALE Q and P TO REAL VALUES</text:p>
          </table:table-cell>
          <table:covered-table-cell table:style-name="ce10"/>
          <table:table-cell table:style-name="ce10"/>
          <table:table-cell table:style-name="ce30" office:value-type="string" calcext:value-type="string" table:number-columns-spanned="6" table:number-rows-spanned="1">
            <text:p>FINAL DATA SET READY TO PASTE IN TO THE TOOL</text:p>
          </table:table-cell>
          <table:covered-table-cell table:number-columns-repeated="5" table:style-name="ce10"/>
          <table:table-cell table:style-name="ce10"/>
          <table:table-cell table:style-name="ce28" table:number-columns-repeated="993"/>
        </table:table-row>
        <table:table-row table:style-name="ro3">
          <table:table-cell table:number-columns-repeated="2"/>
          <table:table-cell table:style-name="ce26" office:value-type="string" calcext:value-type="string">
            <text:p>Params</text:p>
          </table:table-cell>
          <table:table-cell table:style-name="ce26" office:value-type="string" calcext:value-type="string">
            <text:p>Capacity</text:p>
          </table:table-cell>
          <table:table-cell table:style-name="ce26" office:value-type="string" calcext:value-type="string">
            <text:p>Power</text:p>
          </table:table-cell>
          <table:table-cell table:style-name="ce27"/>
          <table:table-cell table:style-name="ce23" office:value-type="string" calcext:value-type="string">
            <text:p>Source Side EWT</text:p>
          </table:table-cell>
          <table:table-cell table:style-name="ce23" office:value-type="string" calcext:value-type="string">
            <text:p>Source Side Flow</text:p>
          </table:table-cell>
          <table:table-cell table:style-name="ce23" office:value-type="string" calcext:value-type="string">
            <text:p>Load Side EWT</text:p>
          </table:table-cell>
          <table:table-cell table:style-name="ce23" office:value-type="string" calcext:value-type="string">
            <text:p>Load Side Flow Rate</text:p>
          </table:table-cell>
          <table:table-cell table:style-name="ce14"/>
          <table:table-cell table:style-name="ce23" office:value-type="string" calcext:value-type="string">
            <text:p>Scaled Source Side EWT</text:p>
          </table:table-cell>
          <table:table-cell table:style-name="ce23" office:value-type="string" calcext:value-type="string">
            <text:p>Scaled Source Side Flow</text:p>
          </table:table-cell>
          <table:table-cell table:style-name="ce23" office:value-type="string" calcext:value-type="string">
            <text:p>Scaled Load Side EWT</text:p>
          </table:table-cell>
          <table:table-cell table:style-name="ce23" office:value-type="string" calcext:value-type="string">
            <text:p>Scaled Load Side Flow</text:p>
          </table:table-cell>
          <table:table-cell table:style-name="ce14"/>
          <table:table-cell table:style-name="ce23" office:value-type="string" calcext:value-type="string">
            <text:p>Capacity Curve Output</text:p>
          </table:table-cell>
          <table:table-cell table:style-name="ce23" office:value-type="string" calcext:value-type="string">
            <text:p>Power Curve Output</text:p>
          </table:table-cell>
          <table:table-cell table:style-name="ce14"/>
          <table:table-cell table:style-name="ce23" office:value-type="string" calcext:value-type="string">
            <text:p>Capacity</text:p>
          </table:table-cell>
          <table:table-cell table:style-name="ce23" office:value-type="string" calcext:value-type="string">
            <text:p>Power</text:p>
          </table:table-cell>
          <table:table-cell table:style-name="ce14"/>
          <table:table-cell table:style-name="ce23" table:formula="of:=[.G7]" office:value-type="string" office:string-value="Source Side EWT" calcext:value-type="string">
            <text:p>Source Side EWT</text:p>
          </table:table-cell>
          <table:table-cell table:style-name="ce23" table:formula="of:=[.H7]" office:value-type="string" office:string-value="Source Side Flow" calcext:value-type="string">
            <text:p>Source Side Flow</text:p>
          </table:table-cell>
          <table:table-cell table:style-name="ce23" table:formula="of:=[.I7]" office:value-type="string" office:string-value="Load Side EWT" calcext:value-type="string">
            <text:p>Load Side EWT</text:p>
          </table:table-cell>
          <table:table-cell table:style-name="ce23" table:formula="of:=[.J7]" office:value-type="string" office:string-value="Load Side Flow Rate" calcext:value-type="string">
            <text:p>Load Side Flow Rate</text:p>
          </table:table-cell>
          <table:table-cell table:style-name="ce23" table:formula="of:=[.T7]" office:value-type="string" office:string-value="Capacity" calcext:value-type="string">
            <text:p>Capacity</text:p>
          </table:table-cell>
          <table:table-cell table:style-name="ce23" table:formula="of:=[.U7]" office:value-type="string" office:string-value="Power" calcext:value-type="string">
            <text:p>Power</text:p>
          </table:table-cell>
          <table:table-cell table:style-name="ce27"/>
          <table:table-cell table:number-columns-repeated="993"/>
        </table:table-row>
        <table:table-row table:style-name="ro1">
          <table:table-cell table:number-columns-repeated="2"/>
          <table:table-cell table:style-name="ce11" office:value-type="string" calcext:value-type="string">
            <text:p>A</text:p>
          </table:table-cell>
          <table:table-cell table:style-name="ce11" office:value-type="float" office:value="12.1" calcext:value-type="float">
            <text:p>12.1</text:p>
          </table:table-cell>
          <table:table-cell table:style-name="ce11" office:value-type="float" office:value="8.1" calcext:value-type="float">
            <text:p>8.1</text:p>
          </table:table-cell>
          <table:table-cell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m3/s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m3/s</text:p>
          </table:table-cell>
          <table:table-cell table:style-name="ce11"/>
          <table:table-cell table:number-columns-repeated="4" table:style-name="ce26" office:value-type="string" calcext:value-type="string">
            <text:p>-</text:p>
          </table:table-cell>
          <table:table-cell table:style-name="ce11"/>
          <table:table-cell table:number-columns-repeated="2" table:style-name="ce26" office:value-type="string" calcext:value-type="string">
            <text:p>-</text:p>
          </table:table-cell>
          <table:table-cell table:style-name="ce11"/>
          <table:table-cell table:number-columns-repeated="2" table:style-name="ce26" office:value-type="string" calcext:value-type="string">
            <text:p>kW</text:p>
          </table:table-cell>
          <table:table-cell table:style-name="ce11"/>
          <table:table-cell table:style-name="ce23" table:formula="of:=[.G8]" office:value-type="string" office:string-value="C" calcext:value-type="string">
            <text:p>C</text:p>
          </table:table-cell>
          <table:table-cell table:style-name="ce23" table:formula="of:=[.H8]" office:value-type="string" office:string-value="m3/s" calcext:value-type="string">
            <text:p>m3/s</text:p>
          </table:table-cell>
          <table:table-cell table:style-name="ce23" table:formula="of:=[.I8]" office:value-type="string" office:string-value="C" calcext:value-type="string">
            <text:p>C</text:p>
          </table:table-cell>
          <table:table-cell table:style-name="ce23" table:formula="of:=[.J8]" office:value-type="string" office:string-value="m3/s" calcext:value-type="string">
            <text:p>m3/s</text:p>
          </table:table-cell>
          <table:table-cell table:style-name="ce23" table:formula="of:=[.T8]" office:value-type="string" office:string-value="kW" calcext:value-type="string">
            <text:p>kW</text:p>
          </table:table-cell>
          <table:table-cell table:style-name="ce23" table:formula="of:=[.U8]" office:value-type="string" office:string-value="kW" calcext:value-type="string">
            <text:p>kW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1" office:value-type="string" calcext:value-type="string">
            <text:p>B</text:p>
          </table:table-cell>
          <table:table-cell table:style-name="ce11" office:value-type="float" office:value="31.2" calcext:value-type="float">
            <text:p>31.2</text:p>
          </table:table-cell>
          <table:table-cell table:style-name="ce11" office:value-type="float" office:value="34.8" calcext:value-type="float">
            <text:p>34.8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formula="of:=([.G9]+273.15)/[.$D$21]" office:value-type="float" office:value="0.968727915194346" calcext:value-type="float">
            <text:p>0.968727915194346</text:p>
          </table:table-cell>
          <table:table-cell table:formula="of:=[.H9]/[.$D$16]" office:value-type="float" office:value="0.05" calcext:value-type="float">
            <text:p>0.05</text:p>
          </table:table-cell>
          <table:table-cell table:formula="of:=([.I9]+273.15)/[.$D$21]" office:value-type="float" office:value="0.968727915194346" calcext:value-type="float">
            <text:p>0.968727915194346</text:p>
          </table:table-cell>
          <table:table-cell table:formula="of:=[.J9]/[.$D$15]" office:value-type="float" office:value="0.1" calcext:value-type="float">
            <text:p>0.1</text:p>
          </table:table-cell>
          <table:table-cell/>
          <table:table-cell table:formula="of:=[.$D$8]+[.$D$9]*[.N9]+[.$D$10]*[.L9]+[.$D$11]*[.O9]+[.$D$12]*[.M9]" office:value-type="float" office:value="88.0698056537102" calcext:value-type="float">
            <text:p>88.0698056537102</text:p>
          </table:table-cell>
          <table:table-cell table:formula="of:=[.$E$8]+[.$E$9]*[.N9]+[.$E$10]*[.L9]+[.$E$11]*[.O9]+[.$E$12]*[.M9]" office:value-type="float" office:value="99.6437632508834" calcext:value-type="float">
            <text:p>99.6437632508834</text:p>
          </table:table-cell>
          <table:table-cell/>
          <table:table-cell table:formula="of:=[.Q9]*[.$D$17]" office:value-type="float" office:value="8806.98056537102" calcext:value-type="float">
            <text:p>8806.98056537102</text:p>
          </table:table-cell>
          <table:table-cell table:formula="of:=[.R9]*[.$D$18]" office:value-type="float" office:value="4982.18816254417" calcext:value-type="float">
            <text:p>4982.18816254417</text:p>
          </table:table-cell>
          <table:table-cell/>
          <table:table-cell table:style-name="ce27" table:formula="of:=[.G9]" office:value-type="float" office:value="1" calcext:value-type="float">
            <text:p>1</text:p>
          </table:table-cell>
          <table:table-cell table:style-name="ce27" table:formula="of:=[.H9]" office:value-type="float" office:value="1" calcext:value-type="float">
            <text:p>1</text:p>
          </table:table-cell>
          <table:table-cell table:style-name="ce27" table:formula="of:=[.I9]" office:value-type="float" office:value="1" calcext:value-type="float">
            <text:p>1</text:p>
          </table:table-cell>
          <table:table-cell table:style-name="ce27" table:formula="of:=[.J9]" office:value-type="float" office:value="1" calcext:value-type="float">
            <text:p>1</text:p>
          </table:table-cell>
          <table:table-cell table:style-name="ce27" table:formula="of:=[.T9]" office:value-type="float" office:value="8806.98056537102" calcext:value-type="float">
            <text:p>8806.98056537102</text:p>
          </table:table-cell>
          <table:table-cell table:style-name="ce27" table:formula="of:=[.U9]" office:value-type="float" office:value="4982.18816254417" calcext:value-type="float">
            <text:p>4982.18816254417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1" office:value-type="string" calcext:value-type="string">
            <text:p>C</text:p>
          </table:table-cell>
          <table:table-cell table:style-name="ce11" office:value-type="float" office:value="34.2" calcext:value-type="float">
            <text:p>34.2</text:p>
          </table:table-cell>
          <table:table-cell table:style-name="ce11" office:value-type="float" office:value="49.5" calcext:value-type="float">
            <text:p>49.5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/>
          <table:table-cell table:formula="of:=([.G10]+273.15)/[.$D$21]" office:value-type="float" office:value="0.97226148409894" calcext:value-type="float">
            <text:p>0.97226148409894</text:p>
          </table:table-cell>
          <table:table-cell table:formula="of:=[.H10]/[.$D$16]" office:value-type="float" office:value="0.1" calcext:value-type="float">
            <text:p>0.1</text:p>
          </table:table-cell>
          <table:table-cell table:formula="of:=([.I10]+273.15)/[.$D$21]" office:value-type="float" office:value="0.97226148409894" calcext:value-type="float">
            <text:p>0.97226148409894</text:p>
          </table:table-cell>
          <table:table-cell table:formula="of:=[.J10]/[.$D$15]" office:value-type="float" office:value="0.2" calcext:value-type="float">
            <text:p>0.2</text:p>
          </table:table-cell>
          <table:table-cell/>
          <table:table-cell table:formula="of:=[.$D$8]+[.$D$9]*[.N10]+[.$D$10]*[.L10]+[.$D$11]*[.O10]+[.$D$12]*[.M10]" office:value-type="float" office:value="100.915901060071" calcext:value-type="float">
            <text:p>100.915901060071</text:p>
          </table:table-cell>
          <table:table-cell table:formula="of:=[.$E$8]+[.$E$9]*[.N10]+[.$E$10]*[.L10]+[.$E$11]*[.O10]+[.$E$12]*[.M10]" office:value-type="float" office:value="109.821643109541" calcext:value-type="float">
            <text:p>109.821643109541</text:p>
          </table:table-cell>
          <table:table-cell/>
          <table:table-cell table:formula="of:=[.Q10]*[.$D$17]" office:value-type="float" office:value="10091.5901060071" calcext:value-type="float">
            <text:p>10091.5901060071</text:p>
          </table:table-cell>
          <table:table-cell table:formula="of:=[.R10]*[.$D$18]" office:value-type="float" office:value="5491.08215547703" calcext:value-type="float">
            <text:p>5491.08215547703</text:p>
          </table:table-cell>
          <table:table-cell/>
          <table:table-cell table:style-name="ce27" table:formula="of:=[.G10]" office:value-type="float" office:value="2" calcext:value-type="float">
            <text:p>2</text:p>
          </table:table-cell>
          <table:table-cell table:style-name="ce27" table:formula="of:=[.H10]" office:value-type="float" office:value="2" calcext:value-type="float">
            <text:p>2</text:p>
          </table:table-cell>
          <table:table-cell table:style-name="ce27" table:formula="of:=[.I10]" office:value-type="float" office:value="2" calcext:value-type="float">
            <text:p>2</text:p>
          </table:table-cell>
          <table:table-cell table:style-name="ce27" table:formula="of:=[.J10]" office:value-type="float" office:value="2" calcext:value-type="float">
            <text:p>2</text:p>
          </table:table-cell>
          <table:table-cell table:style-name="ce27" table:formula="of:=[.T10]" office:value-type="float" office:value="10091.5901060071" calcext:value-type="float">
            <text:p>10091.5901060071</text:p>
          </table:table-cell>
          <table:table-cell table:style-name="ce27" table:formula="of:=[.U10]" office:value-type="float" office:value="5491.08215547703" calcext:value-type="float">
            <text:p>5491.08215547703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1" office:value-type="string" calcext:value-type="string">
            <text:p>D</text:p>
          </table:table-cell>
          <table:table-cell table:style-name="ce11" office:value-type="float" office:value="82.1" calcext:value-type="float">
            <text:p>82.1</text:p>
          </table:table-cell>
          <table:table-cell table:style-name="ce11" office:value-type="float" office:value="73.2" calcext:value-type="float">
            <text:p>73.2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formula="of:=([.G11]+273.15)/[.$D$21]" office:value-type="float" office:value="0.975795053003533" calcext:value-type="float">
            <text:p>0.975795053003533</text:p>
          </table:table-cell>
          <table:table-cell table:formula="of:=[.H11]/[.$D$16]" office:value-type="float" office:value="0.15" calcext:value-type="float">
            <text:p>0.15</text:p>
          </table:table-cell>
          <table:table-cell table:formula="of:=([.I11]+273.15)/[.$D$21]" office:value-type="float" office:value="0.975795053003533" calcext:value-type="float">
            <text:p>0.975795053003533</text:p>
          </table:table-cell>
          <table:table-cell table:formula="of:=[.J11]/[.$D$15]" office:value-type="float" office:value="0.3" calcext:value-type="float">
            <text:p>0.3</text:p>
          </table:table-cell>
          <table:table-cell/>
          <table:table-cell table:formula="of:=[.$D$8]+[.$D$9]*[.N11]+[.$D$10]*[.L11]+[.$D$11]*[.O11]+[.$D$12]*[.M11]" office:value-type="float" office:value="113.761996466431" calcext:value-type="float">
            <text:p>113.761996466431</text:p>
          </table:table-cell>
          <table:table-cell table:formula="of:=[.$E$8]+[.$E$9]*[.N11]+[.$E$10]*[.L11]+[.$E$11]*[.O11]+[.$E$12]*[.M11]" office:value-type="float" office:value="119.999522968198" calcext:value-type="float">
            <text:p>119.999522968198</text:p>
          </table:table-cell>
          <table:table-cell/>
          <table:table-cell table:formula="of:=[.Q11]*[.$D$17]" office:value-type="float" office:value="11376.1996466431" calcext:value-type="float">
            <text:p>11376.1996466431</text:p>
          </table:table-cell>
          <table:table-cell table:formula="of:=[.R11]*[.$D$18]" office:value-type="float" office:value="5999.97614840989" calcext:value-type="float">
            <text:p>5999.97614840989</text:p>
          </table:table-cell>
          <table:table-cell/>
          <table:table-cell table:style-name="ce27" table:formula="of:=[.G11]" office:value-type="float" office:value="3" calcext:value-type="float">
            <text:p>3</text:p>
          </table:table-cell>
          <table:table-cell table:style-name="ce27" table:formula="of:=[.H11]" office:value-type="float" office:value="3" calcext:value-type="float">
            <text:p>3</text:p>
          </table:table-cell>
          <table:table-cell table:style-name="ce27" table:formula="of:=[.I11]" office:value-type="float" office:value="3" calcext:value-type="float">
            <text:p>3</text:p>
          </table:table-cell>
          <table:table-cell table:style-name="ce27" table:formula="of:=[.J11]" office:value-type="float" office:value="3" calcext:value-type="float">
            <text:p>3</text:p>
          </table:table-cell>
          <table:table-cell table:style-name="ce27" table:formula="of:=[.T11]" office:value-type="float" office:value="11376.1996466431" calcext:value-type="float">
            <text:p>11376.1996466431</text:p>
          </table:table-cell>
          <table:table-cell table:style-name="ce27" table:formula="of:=[.U11]" office:value-type="float" office:value="5999.97614840989" calcext:value-type="float">
            <text:p>5999.97614840989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1" office:value-type="string" calcext:value-type="string">
            <text:p>E</text:p>
          </table:table-cell>
          <table:table-cell table:style-name="ce11" office:value-type="float" office:value="88.1" calcext:value-type="float">
            <text:p>88.1</text:p>
          </table:table-cell>
          <table:table-cell table:style-name="ce11" office:value-type="float" office:value="51.2" calcext:value-type="float">
            <text:p>51.2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table:formula="of:=([.G12]+273.15)/[.$D$21]" office:value-type="float" office:value="0.979328621908127" calcext:value-type="float">
            <text:p>0.979328621908127</text:p>
          </table:table-cell>
          <table:table-cell table:formula="of:=[.H12]/[.$D$16]" office:value-type="float" office:value="0.2" calcext:value-type="float">
            <text:p>0.2</text:p>
          </table:table-cell>
          <table:table-cell table:formula="of:=([.I12]+273.15)/[.$D$21]" office:value-type="float" office:value="0.979328621908127" calcext:value-type="float">
            <text:p>0.979328621908127</text:p>
          </table:table-cell>
          <table:table-cell table:formula="of:=[.J12]/[.$D$15]" office:value-type="float" office:value="0.4" calcext:value-type="float">
            <text:p>0.4</text:p>
          </table:table-cell>
          <table:table-cell/>
          <table:table-cell table:formula="of:=[.$D$8]+[.$D$9]*[.N12]+[.$D$10]*[.L12]+[.$D$11]*[.O12]+[.$D$12]*[.M12]" office:value-type="float" office:value="126.608091872792" calcext:value-type="float">
            <text:p>126.608091872792</text:p>
          </table:table-cell>
          <table:table-cell table:formula="of:=[.$E$8]+[.$E$9]*[.N12]+[.$E$10]*[.L12]+[.$E$11]*[.O12]+[.$E$12]*[.M12]" office:value-type="float" office:value="130.177402826855" calcext:value-type="float">
            <text:p>130.177402826855</text:p>
          </table:table-cell>
          <table:table-cell/>
          <table:table-cell table:formula="of:=[.Q12]*[.$D$17]" office:value-type="float" office:value="12660.8091872792" calcext:value-type="float">
            <text:p>12660.8091872792</text:p>
          </table:table-cell>
          <table:table-cell table:formula="of:=[.R12]*[.$D$18]" office:value-type="float" office:value="6508.87014134276" calcext:value-type="float">
            <text:p>6508.87014134276</text:p>
          </table:table-cell>
          <table:table-cell/>
          <table:table-cell table:style-name="ce27" table:formula="of:=[.G12]" office:value-type="float" office:value="4" calcext:value-type="float">
            <text:p>4</text:p>
          </table:table-cell>
          <table:table-cell table:style-name="ce27" table:formula="of:=[.H12]" office:value-type="float" office:value="4" calcext:value-type="float">
            <text:p>4</text:p>
          </table:table-cell>
          <table:table-cell table:style-name="ce27" table:formula="of:=[.I12]" office:value-type="float" office:value="4" calcext:value-type="float">
            <text:p>4</text:p>
          </table:table-cell>
          <table:table-cell table:style-name="ce27" table:formula="of:=[.J12]" office:value-type="float" office:value="4" calcext:value-type="float">
            <text:p>4</text:p>
          </table:table-cell>
          <table:table-cell table:style-name="ce27" table:formula="of:=[.T12]" office:value-type="float" office:value="12660.8091872792" calcext:value-type="float">
            <text:p>12660.8091872792</text:p>
          </table:table-cell>
          <table:table-cell table:style-name="ce27" table:formula="of:=[.U12]" office:value-type="float" office:value="6508.87014134276" calcext:value-type="float">
            <text:p>6508.87014134276</text:p>
          </table:table-cell>
          <table:table-cell table:number-columns-repeated="994"/>
        </table:table-row>
        <table:table-row table:style-name="ro1">
          <table:table-cell table:number-columns-repeated="6"/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G13]+273.15)/[.$D$21]" office:value-type="float" office:value="0.982862190812721" calcext:value-type="float">
            <text:p>0.982862190812721</text:p>
          </table:table-cell>
          <table:table-cell table:formula="of:=[.H13]/[.$D$16]" office:value-type="float" office:value="0.25" calcext:value-type="float">
            <text:p>0.25</text:p>
          </table:table-cell>
          <table:table-cell table:formula="of:=([.I13]+273.15)/[.$D$21]" office:value-type="float" office:value="0.982862190812721" calcext:value-type="float">
            <text:p>0.982862190812721</text:p>
          </table:table-cell>
          <table:table-cell table:formula="of:=[.J13]/[.$D$15]" office:value-type="float" office:value="0.1" calcext:value-type="float">
            <text:p>0.1</text:p>
          </table:table-cell>
          <table:table-cell/>
          <table:table-cell table:formula="of:=[.$D$8]+[.$D$9]*[.N13]+[.$D$10]*[.L13]+[.$D$11]*[.O13]+[.$D$12]*[.M13]" office:value-type="float" office:value="106.614187279152" calcext:value-type="float">
            <text:p>106.614187279152</text:p>
          </table:table-cell>
          <table:table-cell table:formula="of:=[.$E$8]+[.$E$9]*[.N13]+[.$E$10]*[.L13]+[.$E$11]*[.O13]+[.$E$12]*[.M13]" office:value-type="float" office:value="111.075282685512" calcext:value-type="float">
            <text:p>111.075282685512</text:p>
          </table:table-cell>
          <table:table-cell/>
          <table:table-cell table:formula="of:=[.Q13]*[.$D$17]" office:value-type="float" office:value="10661.4187279152" calcext:value-type="float">
            <text:p>10661.4187279152</text:p>
          </table:table-cell>
          <table:table-cell table:formula="of:=[.R13]*[.$D$18]" office:value-type="float" office:value="5553.76413427562" calcext:value-type="float">
            <text:p>5553.76413427562</text:p>
          </table:table-cell>
          <table:table-cell/>
          <table:table-cell table:style-name="ce27" table:formula="of:=[.G13]" office:value-type="float" office:value="5" calcext:value-type="float">
            <text:p>5</text:p>
          </table:table-cell>
          <table:table-cell table:style-name="ce27" table:formula="of:=[.H13]" office:value-type="float" office:value="5" calcext:value-type="float">
            <text:p>5</text:p>
          </table:table-cell>
          <table:table-cell table:style-name="ce27" table:formula="of:=[.I13]" office:value-type="float" office:value="5" calcext:value-type="float">
            <text:p>5</text:p>
          </table:table-cell>
          <table:table-cell table:style-name="ce27" table:formula="of:=[.J13]" office:value-type="float" office:value="1" calcext:value-type="float">
            <text:p>1</text:p>
          </table:table-cell>
          <table:table-cell table:style-name="ce27" table:formula="of:=[.T13]" office:value-type="float" office:value="10661.4187279152" calcext:value-type="float">
            <text:p>10661.4187279152</text:p>
          </table:table-cell>
          <table:table-cell table:style-name="ce27" table:formula="of:=[.U13]" office:value-type="float" office:value="5553.76413427562" calcext:value-type="float">
            <text:p>5553.76413427562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3" table:number-rows-spanned="1">
            <text:p>MADE UP RATED PARAMETERS</text:p>
          </table:table-cell>
          <table:covered-table-cell table:number-columns-repeated="2"/>
          <table:table-cell/>
          <table:table-cell table:number-columns-repeated="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G14]+273.15)/[.$D$21]" office:value-type="float" office:value="0.986395759717314" calcext:value-type="float">
            <text:p>0.986395759717314</text:p>
          </table:table-cell>
          <table:table-cell table:formula="of:=[.H14]/[.$D$16]" office:value-type="float" office:value="0.3" calcext:value-type="float">
            <text:p>0.3</text:p>
          </table:table-cell>
          <table:table-cell table:formula="of:=([.I14]+273.15)/[.$D$21]" office:value-type="float" office:value="0.986395759717314" calcext:value-type="float">
            <text:p>0.986395759717314</text:p>
          </table:table-cell>
          <table:table-cell table:formula="of:=[.J14]/[.$D$15]" office:value-type="float" office:value="0.2" calcext:value-type="float">
            <text:p>0.2</text:p>
          </table:table-cell>
          <table:table-cell/>
          <table:table-cell table:formula="of:=[.$D$8]+[.$D$9]*[.N14]+[.$D$10]*[.L14]+[.$D$11]*[.O14]+[.$D$12]*[.M14]" office:value-type="float" office:value="119.460282685512" calcext:value-type="float">
            <text:p>119.460282685512</text:p>
          </table:table-cell>
          <table:table-cell table:formula="of:=[.$E$8]+[.$E$9]*[.N14]+[.$E$10]*[.L14]+[.$E$11]*[.O14]+[.$E$12]*[.M14]" office:value-type="float" office:value="121.25316254417" calcext:value-type="float">
            <text:p>121.25316254417</text:p>
          </table:table-cell>
          <table:table-cell/>
          <table:table-cell table:formula="of:=[.Q14]*[.$D$17]" office:value-type="float" office:value="11946.0282685512" calcext:value-type="float">
            <text:p>11946.0282685512</text:p>
          </table:table-cell>
          <table:table-cell table:formula="of:=[.R14]*[.$D$18]" office:value-type="float" office:value="6062.65812720848" calcext:value-type="float">
            <text:p>6062.65812720848</text:p>
          </table:table-cell>
          <table:table-cell/>
          <table:table-cell table:style-name="ce27" table:formula="of:=[.G14]" office:value-type="float" office:value="6" calcext:value-type="float">
            <text:p>6</text:p>
          </table:table-cell>
          <table:table-cell table:style-name="ce27" table:formula="of:=[.H14]" office:value-type="float" office:value="6" calcext:value-type="float">
            <text:p>6</text:p>
          </table:table-cell>
          <table:table-cell table:style-name="ce27" table:formula="of:=[.I14]" office:value-type="float" office:value="6" calcext:value-type="float">
            <text:p>6</text:p>
          </table:table-cell>
          <table:table-cell table:style-name="ce27" table:formula="of:=[.J14]" office:value-type="float" office:value="2" calcext:value-type="float">
            <text:p>2</text:p>
          </table:table-cell>
          <table:table-cell table:style-name="ce27" table:formula="of:=[.T14]" office:value-type="float" office:value="11946.0282685512" calcext:value-type="float">
            <text:p>11946.0282685512</text:p>
          </table:table-cell>
          <table:table-cell table:style-name="ce27" table:formula="of:=[.U14]" office:value-type="float" office:value="6062.65812720848" calcext:value-type="float">
            <text:p>6062.65812720848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3" office:value-type="string" calcext:value-type="string">
            <text:p>Rated Load Flo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3/s</text:p>
          </table:table-cell>
          <table:table-cell/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G15]+273.15)/[.$D$21]" office:value-type="float" office:value="0.989929328621908" calcext:value-type="float">
            <text:p>0.989929328621908</text:p>
          </table:table-cell>
          <table:table-cell table:formula="of:=[.H15]/[.$D$16]" office:value-type="float" office:value="0.35" calcext:value-type="float">
            <text:p>0.35</text:p>
          </table:table-cell>
          <table:table-cell table:formula="of:=([.I15]+273.15)/[.$D$21]" office:value-type="float" office:value="0.989929328621908" calcext:value-type="float">
            <text:p>0.989929328621908</text:p>
          </table:table-cell>
          <table:table-cell table:formula="of:=[.J15]/[.$D$15]" office:value-type="float" office:value="0.3" calcext:value-type="float">
            <text:p>0.3</text:p>
          </table:table-cell>
          <table:table-cell/>
          <table:table-cell table:formula="of:=[.$D$8]+[.$D$9]*[.N15]+[.$D$10]*[.L15]+[.$D$11]*[.O15]+[.$D$12]*[.M15]" office:value-type="float" office:value="132.306378091873" calcext:value-type="float">
            <text:p>132.306378091873</text:p>
          </table:table-cell>
          <table:table-cell table:formula="of:=[.$E$8]+[.$E$9]*[.N15]+[.$E$10]*[.L15]+[.$E$11]*[.O15]+[.$E$12]*[.M15]" office:value-type="float" office:value="131.431042402827" calcext:value-type="float">
            <text:p>131.431042402827</text:p>
          </table:table-cell>
          <table:table-cell/>
          <table:table-cell table:formula="of:=[.Q15]*[.$D$17]" office:value-type="float" office:value="13230.6378091873" calcext:value-type="float">
            <text:p>13230.6378091873</text:p>
          </table:table-cell>
          <table:table-cell table:formula="of:=[.R15]*[.$D$18]" office:value-type="float" office:value="6571.55212014134" calcext:value-type="float">
            <text:p>6571.55212014134</text:p>
          </table:table-cell>
          <table:table-cell/>
          <table:table-cell table:style-name="ce27" table:formula="of:=[.G15]" office:value-type="float" office:value="7" calcext:value-type="float">
            <text:p>7</text:p>
          </table:table-cell>
          <table:table-cell table:style-name="ce27" table:formula="of:=[.H15]" office:value-type="float" office:value="7" calcext:value-type="float">
            <text:p>7</text:p>
          </table:table-cell>
          <table:table-cell table:style-name="ce27" table:formula="of:=[.I15]" office:value-type="float" office:value="7" calcext:value-type="float">
            <text:p>7</text:p>
          </table:table-cell>
          <table:table-cell table:style-name="ce27" table:formula="of:=[.J15]" office:value-type="float" office:value="3" calcext:value-type="float">
            <text:p>3</text:p>
          </table:table-cell>
          <table:table-cell table:style-name="ce27" table:formula="of:=[.T15]" office:value-type="float" office:value="13230.6378091873" calcext:value-type="float">
            <text:p>13230.6378091873</text:p>
          </table:table-cell>
          <table:table-cell table:style-name="ce27" table:formula="of:=[.U15]" office:value-type="float" office:value="6571.55212014134" calcext:value-type="float">
            <text:p>6571.55212014134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3" office:value-type="string" calcext:value-type="string">
            <text:p>Rated Source Flo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3/s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G16]+273.15)/[.$D$21]" office:value-type="float" office:value="0.993462897526502" calcext:value-type="float">
            <text:p>0.993462897526502</text:p>
          </table:table-cell>
          <table:table-cell table:formula="of:=[.H16]/[.$D$16]" office:value-type="float" office:value="0.4" calcext:value-type="float">
            <text:p>0.4</text:p>
          </table:table-cell>
          <table:table-cell table:formula="of:=([.I16]+273.15)/[.$D$21]" office:value-type="float" office:value="0.993462897526502" calcext:value-type="float">
            <text:p>0.993462897526502</text:p>
          </table:table-cell>
          <table:table-cell table:formula="of:=[.J16]/[.$D$15]" office:value-type="float" office:value="0.4" calcext:value-type="float">
            <text:p>0.4</text:p>
          </table:table-cell>
          <table:table-cell/>
          <table:table-cell table:formula="of:=[.$D$8]+[.$D$9]*[.N16]+[.$D$10]*[.L16]+[.$D$11]*[.O16]+[.$D$12]*[.M16]" office:value-type="float" office:value="145.152473498233" calcext:value-type="float">
            <text:p>145.152473498233</text:p>
          </table:table-cell>
          <table:table-cell table:formula="of:=[.$E$8]+[.$E$9]*[.N16]+[.$E$10]*[.L16]+[.$E$11]*[.O16]+[.$E$12]*[.M16]" office:value-type="float" office:value="141.608922261484" calcext:value-type="float">
            <text:p>141.608922261484</text:p>
          </table:table-cell>
          <table:table-cell/>
          <table:table-cell table:formula="of:=[.Q16]*[.$D$17]" office:value-type="float" office:value="14515.2473498233" calcext:value-type="float">
            <text:p>14515.2473498233</text:p>
          </table:table-cell>
          <table:table-cell table:formula="of:=[.R16]*[.$D$18]" office:value-type="float" office:value="7080.44611307421" calcext:value-type="float">
            <text:p>7080.44611307421</text:p>
          </table:table-cell>
          <table:table-cell/>
          <table:table-cell table:style-name="ce27" table:formula="of:=[.G16]" office:value-type="float" office:value="8" calcext:value-type="float">
            <text:p>8</text:p>
          </table:table-cell>
          <table:table-cell table:style-name="ce27" table:formula="of:=[.H16]" office:value-type="float" office:value="8" calcext:value-type="float">
            <text:p>8</text:p>
          </table:table-cell>
          <table:table-cell table:style-name="ce27" table:formula="of:=[.I16]" office:value-type="float" office:value="8" calcext:value-type="float">
            <text:p>8</text:p>
          </table:table-cell>
          <table:table-cell table:style-name="ce27" table:formula="of:=[.J16]" office:value-type="float" office:value="4" calcext:value-type="float">
            <text:p>4</text:p>
          </table:table-cell>
          <table:table-cell table:style-name="ce27" table:formula="of:=[.T16]" office:value-type="float" office:value="14515.2473498233" calcext:value-type="float">
            <text:p>14515.2473498233</text:p>
          </table:table-cell>
          <table:table-cell table:style-name="ce27" table:formula="of:=[.U16]" office:value-type="float" office:value="7080.44611307421" calcext:value-type="float">
            <text:p>7080.44611307421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3" office:value-type="string" calcext:value-type="string">
            <text:p>Rated Total Capac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W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[.G17]+273.15)/[.$D$21]" office:value-type="float" office:value="0.996996466431095" calcext:value-type="float">
            <text:p>0.996996466431095</text:p>
          </table:table-cell>
          <table:table-cell table:formula="of:=[.H17]/[.$D$16]" office:value-type="float" office:value="0.45" calcext:value-type="float">
            <text:p>0.45</text:p>
          </table:table-cell>
          <table:table-cell table:formula="of:=([.I17]+273.15)/[.$D$21]" office:value-type="float" office:value="0.968727915194346" calcext:value-type="float">
            <text:p>0.968727915194346</text:p>
          </table:table-cell>
          <table:table-cell table:formula="of:=[.J17]/[.$D$15]" office:value-type="float" office:value="0.1" calcext:value-type="float">
            <text:p>0.1</text:p>
          </table:table-cell>
          <table:table-cell/>
          <table:table-cell table:formula="of:=[.$D$8]+[.$D$9]*[.N17]+[.$D$10]*[.L17]+[.$D$11]*[.O17]+[.$D$12]*[.M17]" office:value-type="float" office:value="124.276590106007" calcext:value-type="float">
            <text:p>124.276590106007</text:p>
          </table:table-cell>
          <table:table-cell table:formula="of:=[.$E$8]+[.$E$9]*[.N17]+[.$E$10]*[.L17]+[.$E$11]*[.O17]+[.$E$12]*[.M17]" office:value-type="float" office:value="121.523056537102" calcext:value-type="float">
            <text:p>121.523056537102</text:p>
          </table:table-cell>
          <table:table-cell/>
          <table:table-cell table:formula="of:=[.Q17]*[.$D$17]" office:value-type="float" office:value="12427.6590106007" calcext:value-type="float">
            <text:p>12427.6590106007</text:p>
          </table:table-cell>
          <table:table-cell table:formula="of:=[.R17]*[.$D$18]" office:value-type="float" office:value="6076.15282685512" calcext:value-type="float">
            <text:p>6076.15282685512</text:p>
          </table:table-cell>
          <table:table-cell/>
          <table:table-cell table:style-name="ce27" table:formula="of:=[.G17]" office:value-type="float" office:value="9" calcext:value-type="float">
            <text:p>9</text:p>
          </table:table-cell>
          <table:table-cell table:style-name="ce27" table:formula="of:=[.H17]" office:value-type="float" office:value="9" calcext:value-type="float">
            <text:p>9</text:p>
          </table:table-cell>
          <table:table-cell table:style-name="ce27" table:formula="of:=[.I17]" office:value-type="float" office:value="1" calcext:value-type="float">
            <text:p>1</text:p>
          </table:table-cell>
          <table:table-cell table:style-name="ce27" table:formula="of:=[.J17]" office:value-type="float" office:value="1" calcext:value-type="float">
            <text:p>1</text:p>
          </table:table-cell>
          <table:table-cell table:style-name="ce27" table:formula="of:=[.T17]" office:value-type="float" office:value="12427.6590106007" calcext:value-type="float">
            <text:p>12427.6590106007</text:p>
          </table:table-cell>
          <table:table-cell table:style-name="ce27" table:formula="of:=[.U17]" office:value-type="float" office:value="6076.15282685512" calcext:value-type="float">
            <text:p>6076.15282685512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3" office:value-type="string" calcext:value-type="string">
            <text:p>Rated Compressor Pow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W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([.G18]+273.15)/[.$D$21]" office:value-type="float" office:value="1.00053003533569" calcext:value-type="float">
            <text:p>1.00053003533569</text:p>
          </table:table-cell>
          <table:table-cell table:formula="of:=[.H18]/[.$D$16]" office:value-type="float" office:value="0.5" calcext:value-type="float">
            <text:p>0.5</text:p>
          </table:table-cell>
          <table:table-cell table:formula="of:=([.I18]+273.15)/[.$D$21]" office:value-type="float" office:value="0.97226148409894" calcext:value-type="float">
            <text:p>0.97226148409894</text:p>
          </table:table-cell>
          <table:table-cell table:formula="of:=[.J18]/[.$D$15]" office:value-type="float" office:value="0.2" calcext:value-type="float">
            <text:p>0.2</text:p>
          </table:table-cell>
          <table:table-cell/>
          <table:table-cell table:formula="of:=[.$D$8]+[.$D$9]*[.N18]+[.$D$10]*[.L18]+[.$D$11]*[.O18]+[.$D$12]*[.M18]" office:value-type="float" office:value="137.122685512368" calcext:value-type="float">
            <text:p>137.122685512368</text:p>
          </table:table-cell>
          <table:table-cell table:formula="of:=[.$E$8]+[.$E$9]*[.N18]+[.$E$10]*[.L18]+[.$E$11]*[.O18]+[.$E$12]*[.M18]" office:value-type="float" office:value="131.70093639576" calcext:value-type="float">
            <text:p>131.70093639576</text:p>
          </table:table-cell>
          <table:table-cell/>
          <table:table-cell table:formula="of:=[.Q18]*[.$D$17]" office:value-type="float" office:value="13712.2685512368" calcext:value-type="float">
            <text:p>13712.2685512368</text:p>
          </table:table-cell>
          <table:table-cell table:formula="of:=[.R18]*[.$D$18]" office:value-type="float" office:value="6585.04681978799" calcext:value-type="float">
            <text:p>6585.04681978799</text:p>
          </table:table-cell>
          <table:table-cell/>
          <table:table-cell table:style-name="ce27" table:formula="of:=[.G18]" office:value-type="float" office:value="10" calcext:value-type="float">
            <text:p>10</text:p>
          </table:table-cell>
          <table:table-cell table:style-name="ce27" table:formula="of:=[.H18]" office:value-type="float" office:value="10" calcext:value-type="float">
            <text:p>10</text:p>
          </table:table-cell>
          <table:table-cell table:style-name="ce27" table:formula="of:=[.I18]" office:value-type="float" office:value="2" calcext:value-type="float">
            <text:p>2</text:p>
          </table:table-cell>
          <table:table-cell table:style-name="ce27" table:formula="of:=[.J18]" office:value-type="float" office:value="2" calcext:value-type="float">
            <text:p>2</text:p>
          </table:table-cell>
          <table:table-cell table:style-name="ce27" table:formula="of:=[.T18]" office:value-type="float" office:value="13712.2685512368" calcext:value-type="float">
            <text:p>13712.2685512368</text:p>
          </table:table-cell>
          <table:table-cell table:style-name="ce27" table:formula="of:=[.U18]" office:value-type="float" office:value="6585.04681978799" calcext:value-type="float">
            <text:p>6585.04681978799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3"/>
          <table:table-cell table:number-columns-repeated="3"/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([.G19]+273.15)/[.$D$21]" office:value-type="float" office:value="1.00406360424028" calcext:value-type="float">
            <text:p>1.00406360424028</text:p>
          </table:table-cell>
          <table:table-cell table:formula="of:=[.H19]/[.$D$16]" office:value-type="float" office:value="0.55" calcext:value-type="float">
            <text:p>0.55</text:p>
          </table:table-cell>
          <table:table-cell table:formula="of:=([.I19]+273.15)/[.$D$21]" office:value-type="float" office:value="0.975795053003533" calcext:value-type="float">
            <text:p>0.975795053003533</text:p>
          </table:table-cell>
          <table:table-cell table:formula="of:=[.J19]/[.$D$15]" office:value-type="float" office:value="0.3" calcext:value-type="float">
            <text:p>0.3</text:p>
          </table:table-cell>
          <table:table-cell/>
          <table:table-cell table:formula="of:=[.$D$8]+[.$D$9]*[.N19]+[.$D$10]*[.L19]+[.$D$11]*[.O19]+[.$D$12]*[.M19]" office:value-type="float" office:value="149.968780918728" calcext:value-type="float">
            <text:p>149.968780918728</text:p>
          </table:table-cell>
          <table:table-cell table:formula="of:=[.$E$8]+[.$E$9]*[.N19]+[.$E$10]*[.L19]+[.$E$11]*[.O19]+[.$E$12]*[.M19]" office:value-type="float" office:value="141.878816254417" calcext:value-type="float">
            <text:p>141.878816254417</text:p>
          </table:table-cell>
          <table:table-cell/>
          <table:table-cell table:formula="of:=[.Q19]*[.$D$17]" office:value-type="float" office:value="14996.8780918728" calcext:value-type="float">
            <text:p>14996.8780918728</text:p>
          </table:table-cell>
          <table:table-cell table:formula="of:=[.R19]*[.$D$18]" office:value-type="float" office:value="7093.94081272085" calcext:value-type="float">
            <text:p>7093.94081272085</text:p>
          </table:table-cell>
          <table:table-cell/>
          <table:table-cell table:style-name="ce27" table:formula="of:=[.G19]" office:value-type="float" office:value="11" calcext:value-type="float">
            <text:p>11</text:p>
          </table:table-cell>
          <table:table-cell table:style-name="ce27" table:formula="of:=[.H19]" office:value-type="float" office:value="11" calcext:value-type="float">
            <text:p>11</text:p>
          </table:table-cell>
          <table:table-cell table:style-name="ce27" table:formula="of:=[.I19]" office:value-type="float" office:value="3" calcext:value-type="float">
            <text:p>3</text:p>
          </table:table-cell>
          <table:table-cell table:style-name="ce27" table:formula="of:=[.J19]" office:value-type="float" office:value="3" calcext:value-type="float">
            <text:p>3</text:p>
          </table:table-cell>
          <table:table-cell table:style-name="ce27" table:formula="of:=[.T19]" office:value-type="float" office:value="14996.8780918728" calcext:value-type="float">
            <text:p>14996.8780918728</text:p>
          </table:table-cell>
          <table:table-cell table:style-name="ce27" table:formula="of:=[.U19]" office:value-type="float" office:value="7093.94081272085" calcext:value-type="float">
            <text:p>7093.94081272085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3" table:number-rows-spanned="1">
            <text:p>THIS IS SPECIFIED BY E+</text:p>
          </table:table-cell>
          <table:covered-table-cell table:number-columns-repeated="2"/>
          <table:table-cell/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([.G20]+273.15)/[.$D$21]" office:value-type="float" office:value="1.00759717314488" calcext:value-type="float">
            <text:p>1.00759717314488</text:p>
          </table:table-cell>
          <table:table-cell table:formula="of:=[.H20]/[.$D$16]" office:value-type="float" office:value="0.6" calcext:value-type="float">
            <text:p>0.6</text:p>
          </table:table-cell>
          <table:table-cell table:formula="of:=([.I20]+273.15)/[.$D$21]" office:value-type="float" office:value="0.979328621908127" calcext:value-type="float">
            <text:p>0.979328621908127</text:p>
          </table:table-cell>
          <table:table-cell table:formula="of:=[.J20]/[.$D$15]" office:value-type="float" office:value="0.4" calcext:value-type="float">
            <text:p>0.4</text:p>
          </table:table-cell>
          <table:table-cell/>
          <table:table-cell table:formula="of:=[.$D$8]+[.$D$9]*[.N20]+[.$D$10]*[.L20]+[.$D$11]*[.O20]+[.$D$12]*[.M20]" office:value-type="float" office:value="162.814876325088" calcext:value-type="float">
            <text:p>162.814876325088</text:p>
          </table:table-cell>
          <table:table-cell table:formula="of:=[.$E$8]+[.$E$9]*[.N20]+[.$E$10]*[.L20]+[.$E$11]*[.O20]+[.$E$12]*[.M20]" office:value-type="float" office:value="152.056696113074" calcext:value-type="float">
            <text:p>152.056696113074</text:p>
          </table:table-cell>
          <table:table-cell/>
          <table:table-cell table:formula="of:=[.Q20]*[.$D$17]" office:value-type="float" office:value="16281.4876325088" calcext:value-type="float">
            <text:p>16281.4876325088</text:p>
          </table:table-cell>
          <table:table-cell table:formula="of:=[.R20]*[.$D$18]" office:value-type="float" office:value="7602.83480565371" calcext:value-type="float">
            <text:p>7602.83480565371</text:p>
          </table:table-cell>
          <table:table-cell/>
          <table:table-cell table:style-name="ce27" table:formula="of:=[.G20]" office:value-type="float" office:value="12" calcext:value-type="float">
            <text:p>12</text:p>
          </table:table-cell>
          <table:table-cell table:style-name="ce27" table:formula="of:=[.H20]" office:value-type="float" office:value="12" calcext:value-type="float">
            <text:p>12</text:p>
          </table:table-cell>
          <table:table-cell table:style-name="ce27" table:formula="of:=[.I20]" office:value-type="float" office:value="4" calcext:value-type="float">
            <text:p>4</text:p>
          </table:table-cell>
          <table:table-cell table:style-name="ce27" table:formula="of:=[.J20]" office:value-type="float" office:value="4" calcext:value-type="float">
            <text:p>4</text:p>
          </table:table-cell>
          <table:table-cell table:style-name="ce27" table:formula="of:=[.T20]" office:value-type="float" office:value="16281.4876325088" calcext:value-type="float">
            <text:p>16281.4876325088</text:p>
          </table:table-cell>
          <table:table-cell table:style-name="ce27" table:formula="of:=[.U20]" office:value-type="float" office:value="7602.83480565371" calcext:value-type="float">
            <text:p>7602.83480565371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3" office:value-type="string" calcext:value-type="string">
            <text:p>Internally Rated Temp in K: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K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G21]+273.15)/[.$D$21]" office:value-type="float" office:value="1.01113074204947" calcext:value-type="float">
            <text:p>1.01113074204947</text:p>
          </table:table-cell>
          <table:table-cell table:formula="of:=[.H21]/[.$D$16]" office:value-type="float" office:value="0.65" calcext:value-type="float">
            <text:p>0.65</text:p>
          </table:table-cell>
          <table:table-cell table:formula="of:=([.I21]+273.15)/[.$D$21]" office:value-type="float" office:value="0.982862190812721" calcext:value-type="float">
            <text:p>0.982862190812721</text:p>
          </table:table-cell>
          <table:table-cell table:formula="of:=[.J21]/[.$D$15]" office:value-type="float" office:value="0.1" calcext:value-type="float">
            <text:p>0.1</text:p>
          </table:table-cell>
          <table:table-cell/>
          <table:table-cell table:formula="of:=[.$D$8]+[.$D$9]*[.N21]+[.$D$10]*[.L21]+[.$D$11]*[.O21]+[.$D$12]*[.M21]" office:value-type="float" office:value="142.820971731449" calcext:value-type="float">
            <text:p>142.820971731449</text:p>
          </table:table-cell>
          <table:table-cell table:formula="of:=[.$E$8]+[.$E$9]*[.N21]+[.$E$10]*[.L21]+[.$E$11]*[.O21]+[.$E$12]*[.M21]" office:value-type="float" office:value="132.954575971731" calcext:value-type="float">
            <text:p>132.954575971731</text:p>
          </table:table-cell>
          <table:table-cell/>
          <table:table-cell table:formula="of:=[.Q21]*[.$D$17]" office:value-type="float" office:value="14282.0971731449" calcext:value-type="float">
            <text:p>14282.0971731449</text:p>
          </table:table-cell>
          <table:table-cell table:formula="of:=[.R21]*[.$D$18]" office:value-type="float" office:value="6647.72879858657" calcext:value-type="float">
            <text:p>6647.72879858657</text:p>
          </table:table-cell>
          <table:table-cell/>
          <table:table-cell table:style-name="ce27" table:formula="of:=[.G21]" office:value-type="float" office:value="13" calcext:value-type="float">
            <text:p>13</text:p>
          </table:table-cell>
          <table:table-cell table:style-name="ce27" table:formula="of:=[.H21]" office:value-type="float" office:value="13" calcext:value-type="float">
            <text:p>13</text:p>
          </table:table-cell>
          <table:table-cell table:style-name="ce27" table:formula="of:=[.I21]" office:value-type="float" office:value="5" calcext:value-type="float">
            <text:p>5</text:p>
          </table:table-cell>
          <table:table-cell table:style-name="ce27" table:formula="of:=[.J21]" office:value-type="float" office:value="1" calcext:value-type="float">
            <text:p>1</text:p>
          </table:table-cell>
          <table:table-cell table:style-name="ce27" table:formula="of:=[.T21]" office:value-type="float" office:value="14282.0971731449" calcext:value-type="float">
            <text:p>14282.0971731449</text:p>
          </table:table-cell>
          <table:table-cell table:style-name="ce27" table:formula="of:=[.U21]" office:value-type="float" office:value="6647.72879858657" calcext:value-type="float">
            <text:p>6647.72879858657</text:p>
          </table:table-cell>
          <table:table-cell table:number-columns-repeated="994"/>
        </table:table-row>
        <table:table-row table:style-name="ro1">
          <table:table-cell table:number-columns-repeated="6"/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G22]+273.15)/[.$D$21]" office:value-type="float" office:value="1.01466431095406" calcext:value-type="float">
            <text:p>1.01466431095406</text:p>
          </table:table-cell>
          <table:table-cell table:formula="of:=[.H22]/[.$D$16]" office:value-type="float" office:value="0.7" calcext:value-type="float">
            <text:p>0.7</text:p>
          </table:table-cell>
          <table:table-cell table:formula="of:=([.I22]+273.15)/[.$D$21]" office:value-type="float" office:value="0.986395759717314" calcext:value-type="float">
            <text:p>0.986395759717314</text:p>
          </table:table-cell>
          <table:table-cell table:formula="of:=[.J22]/[.$D$15]" office:value-type="float" office:value="0.2" calcext:value-type="float">
            <text:p>0.2</text:p>
          </table:table-cell>
          <table:table-cell/>
          <table:table-cell table:formula="of:=[.$D$8]+[.$D$9]*[.N22]+[.$D$10]*[.L22]+[.$D$11]*[.O22]+[.$D$12]*[.M22]" office:value-type="float" office:value="155.667067137809" calcext:value-type="float">
            <text:p>155.667067137809</text:p>
          </table:table-cell>
          <table:table-cell table:formula="of:=[.$E$8]+[.$E$9]*[.N22]+[.$E$10]*[.L22]+[.$E$11]*[.O22]+[.$E$12]*[.M22]" office:value-type="float" office:value="143.132455830389" calcext:value-type="float">
            <text:p>143.132455830389</text:p>
          </table:table-cell>
          <table:table-cell/>
          <table:table-cell table:formula="of:=[.Q22]*[.$D$17]" office:value-type="float" office:value="15566.7067137809" calcext:value-type="float">
            <text:p>15566.7067137809</text:p>
          </table:table-cell>
          <table:table-cell table:formula="of:=[.R22]*[.$D$18]" office:value-type="float" office:value="7156.62279151944" calcext:value-type="float">
            <text:p>7156.62279151944</text:p>
          </table:table-cell>
          <table:table-cell/>
          <table:table-cell table:style-name="ce27" table:formula="of:=[.G22]" office:value-type="float" office:value="14" calcext:value-type="float">
            <text:p>14</text:p>
          </table:table-cell>
          <table:table-cell table:style-name="ce27" table:formula="of:=[.H22]" office:value-type="float" office:value="14" calcext:value-type="float">
            <text:p>14</text:p>
          </table:table-cell>
          <table:table-cell table:style-name="ce27" table:formula="of:=[.I22]" office:value-type="float" office:value="6" calcext:value-type="float">
            <text:p>6</text:p>
          </table:table-cell>
          <table:table-cell table:style-name="ce27" table:formula="of:=[.J22]" office:value-type="float" office:value="2" calcext:value-type="float">
            <text:p>2</text:p>
          </table:table-cell>
          <table:table-cell table:style-name="ce27" table:formula="of:=[.T22]" office:value-type="float" office:value="15566.7067137809" calcext:value-type="float">
            <text:p>15566.7067137809</text:p>
          </table:table-cell>
          <table:table-cell table:style-name="ce27" table:formula="of:=[.U22]" office:value-type="float" office:value="7156.62279151944" calcext:value-type="float">
            <text:p>7156.62279151944</text:p>
          </table:table-cell>
          <table:table-cell table:number-columns-repeated="994"/>
        </table:table-row>
        <table:table-row table:style-name="ro1">
          <table:table-cell table:number-columns-repeated="6"/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G23]+273.15)/[.$D$21]" office:value-type="float" office:value="1.01819787985866" calcext:value-type="float">
            <text:p>1.01819787985866</text:p>
          </table:table-cell>
          <table:table-cell table:formula="of:=[.H23]/[.$D$16]" office:value-type="float" office:value="0.75" calcext:value-type="float">
            <text:p>0.75</text:p>
          </table:table-cell>
          <table:table-cell table:formula="of:=([.I23]+273.15)/[.$D$21]" office:value-type="float" office:value="0.989929328621908" calcext:value-type="float">
            <text:p>0.989929328621908</text:p>
          </table:table-cell>
          <table:table-cell table:formula="of:=[.J23]/[.$D$15]" office:value-type="float" office:value="0.3" calcext:value-type="float">
            <text:p>0.3</text:p>
          </table:table-cell>
          <table:table-cell/>
          <table:table-cell table:formula="of:=[.$D$8]+[.$D$9]*[.N23]+[.$D$10]*[.L23]+[.$D$11]*[.O23]+[.$D$12]*[.M23]" office:value-type="float" office:value="168.51316254417" calcext:value-type="float">
            <text:p>168.51316254417</text:p>
          </table:table-cell>
          <table:table-cell table:formula="of:=[.$E$8]+[.$E$9]*[.N23]+[.$E$10]*[.L23]+[.$E$11]*[.O23]+[.$E$12]*[.M23]" office:value-type="float" office:value="153.310335689046" calcext:value-type="float">
            <text:p>153.310335689046</text:p>
          </table:table-cell>
          <table:table-cell/>
          <table:table-cell table:formula="of:=[.Q23]*[.$D$17]" office:value-type="float" office:value="16851.316254417" calcext:value-type="float">
            <text:p>16851.316254417</text:p>
          </table:table-cell>
          <table:table-cell table:formula="of:=[.R23]*[.$D$18]" office:value-type="float" office:value="7665.5167844523" calcext:value-type="float">
            <text:p>7665.5167844523</text:p>
          </table:table-cell>
          <table:table-cell/>
          <table:table-cell table:style-name="ce27" table:formula="of:=[.G23]" office:value-type="float" office:value="15" calcext:value-type="float">
            <text:p>15</text:p>
          </table:table-cell>
          <table:table-cell table:style-name="ce27" table:formula="of:=[.H23]" office:value-type="float" office:value="15" calcext:value-type="float">
            <text:p>15</text:p>
          </table:table-cell>
          <table:table-cell table:style-name="ce27" table:formula="of:=[.I23]" office:value-type="float" office:value="7" calcext:value-type="float">
            <text:p>7</text:p>
          </table:table-cell>
          <table:table-cell table:style-name="ce27" table:formula="of:=[.J23]" office:value-type="float" office:value="3" calcext:value-type="float">
            <text:p>3</text:p>
          </table:table-cell>
          <table:table-cell table:style-name="ce27" table:formula="of:=[.T23]" office:value-type="float" office:value="16851.316254417" calcext:value-type="float">
            <text:p>16851.316254417</text:p>
          </table:table-cell>
          <table:table-cell table:style-name="ce27" table:formula="of:=[.U23]" office:value-type="float" office:value="7665.5167844523" calcext:value-type="float">
            <text:p>7665.516784452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Model Formulation:</text:p>
          </table:table-cell>
          <table:table-cell table:number-columns-repeated="4"/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G24]+273.15)/[.$D$21]" office:value-type="float" office:value="1.02173144876325" calcext:value-type="float">
            <text:p>1.02173144876325</text:p>
          </table:table-cell>
          <table:table-cell table:formula="of:=[.H24]/[.$D$16]" office:value-type="float" office:value="0.8" calcext:value-type="float">
            <text:p>0.8</text:p>
          </table:table-cell>
          <table:table-cell table:formula="of:=([.I24]+273.15)/[.$D$21]" office:value-type="float" office:value="0.993462897526502" calcext:value-type="float">
            <text:p>0.993462897526502</text:p>
          </table:table-cell>
          <table:table-cell table:formula="of:=[.J24]/[.$D$15]" office:value-type="float" office:value="0.4" calcext:value-type="float">
            <text:p>0.4</text:p>
          </table:table-cell>
          <table:table-cell/>
          <table:table-cell table:formula="of:=[.$D$8]+[.$D$9]*[.N24]+[.$D$10]*[.L24]+[.$D$11]*[.O24]+[.$D$12]*[.M24]" office:value-type="float" office:value="181.35925795053" calcext:value-type="float">
            <text:p>181.35925795053</text:p>
          </table:table-cell>
          <table:table-cell table:formula="of:=[.$E$8]+[.$E$9]*[.N24]+[.$E$10]*[.L24]+[.$E$11]*[.O24]+[.$E$12]*[.M24]" office:value-type="float" office:value="163.488215547703" calcext:value-type="float">
            <text:p>163.488215547703</text:p>
          </table:table-cell>
          <table:table-cell/>
          <table:table-cell table:formula="of:=[.Q24]*[.$D$17]" office:value-type="float" office:value="18135.925795053" calcext:value-type="float">
            <text:p>18135.925795053</text:p>
          </table:table-cell>
          <table:table-cell table:formula="of:=[.R24]*[.$D$18]" office:value-type="float" office:value="8174.41077738516" calcext:value-type="float">
            <text:p>8174.41077738516</text:p>
          </table:table-cell>
          <table:table-cell/>
          <table:table-cell table:style-name="ce27" table:formula="of:=[.G24]" office:value-type="float" office:value="16" calcext:value-type="float">
            <text:p>16</text:p>
          </table:table-cell>
          <table:table-cell table:style-name="ce27" table:formula="of:=[.H24]" office:value-type="float" office:value="16" calcext:value-type="float">
            <text:p>16</text:p>
          </table:table-cell>
          <table:table-cell table:style-name="ce27" table:formula="of:=[.I24]" office:value-type="float" office:value="8" calcext:value-type="float">
            <text:p>8</text:p>
          </table:table-cell>
          <table:table-cell table:style-name="ce27" table:formula="of:=[.J24]" office:value-type="float" office:value="4" calcext:value-type="float">
            <text:p>4</text:p>
          </table:table-cell>
          <table:table-cell table:style-name="ce27" table:formula="of:=[.T24]" office:value-type="float" office:value="18135.925795053" calcext:value-type="float">
            <text:p>18135.925795053</text:p>
          </table:table-cell>
          <table:table-cell table:style-name="ce27" table:formula="of:=[.U24]" office:value-type="float" office:value="8174.41077738516" calcext:value-type="float">
            <text:p>8174.4107773851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Q = Q_rated * (A + B*TL + C*TS + D*VL + E*VS)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[.G25]+273.15)/[.$D$21]" office:value-type="float" office:value="1.02526501766784" calcext:value-type="float">
            <text:p>1.02526501766784</text:p>
          </table:table-cell>
          <table:table-cell table:formula="of:=[.H25]/[.$D$16]" office:value-type="float" office:value="0.05" calcext:value-type="float">
            <text:p>0.05</text:p>
          </table:table-cell>
          <table:table-cell table:formula="of:=([.I25]+273.15)/[.$D$21]" office:value-type="float" office:value="0.968727915194346" calcext:value-type="float">
            <text:p>0.968727915194346</text:p>
          </table:table-cell>
          <table:table-cell table:formula="of:=[.J25]/[.$D$15]" office:value-type="float" office:value="0.1" calcext:value-type="float">
            <text:p>0.1</text:p>
          </table:table-cell>
          <table:table-cell/>
          <table:table-cell table:formula="of:=[.$D$8]+[.$D$9]*[.N25]+[.$D$10]*[.L25]+[.$D$11]*[.O25]+[.$D$12]*[.M25]" office:value-type="float" office:value="90.0033745583039" calcext:value-type="float">
            <text:p>90.0033745583039</text:p>
          </table:table-cell>
          <table:table-cell table:formula="of:=[.$E$8]+[.$E$9]*[.N25]+[.$E$10]*[.L25]+[.$E$11]*[.O25]+[.$E$12]*[.M25]" office:value-type="float" office:value="102.442349823322" calcext:value-type="float">
            <text:p>102.442349823322</text:p>
          </table:table-cell>
          <table:table-cell/>
          <table:table-cell table:formula="of:=[.Q25]*[.$D$17]" office:value-type="float" office:value="9000.33745583039" calcext:value-type="float">
            <text:p>9000.33745583039</text:p>
          </table:table-cell>
          <table:table-cell table:formula="of:=[.R25]*[.$D$18]" office:value-type="float" office:value="5122.11749116608" calcext:value-type="float">
            <text:p>5122.11749116608</text:p>
          </table:table-cell>
          <table:table-cell/>
          <table:table-cell table:style-name="ce27" table:formula="of:=[.G25]" office:value-type="float" office:value="17" calcext:value-type="float">
            <text:p>17</text:p>
          </table:table-cell>
          <table:table-cell table:style-name="ce27" table:formula="of:=[.H25]" office:value-type="float" office:value="1" calcext:value-type="float">
            <text:p>1</text:p>
          </table:table-cell>
          <table:table-cell table:style-name="ce27" table:formula="of:=[.I25]" office:value-type="float" office:value="1" calcext:value-type="float">
            <text:p>1</text:p>
          </table:table-cell>
          <table:table-cell table:style-name="ce27" table:formula="of:=[.J25]" office:value-type="float" office:value="1" calcext:value-type="float">
            <text:p>1</text:p>
          </table:table-cell>
          <table:table-cell table:style-name="ce27" table:formula="of:=[.T25]" office:value-type="float" office:value="9000.33745583039" calcext:value-type="float">
            <text:p>9000.33745583039</text:p>
          </table:table-cell>
          <table:table-cell table:style-name="ce27" table:formula="of:=[.U25]" office:value-type="float" office:value="5122.11749116608" calcext:value-type="float">
            <text:p>5122.11749116608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([.G26]+273.15)/[.$D$21]" office:value-type="float" office:value="1.02879858657244" calcext:value-type="float">
            <text:p>1.02879858657244</text:p>
          </table:table-cell>
          <table:table-cell table:formula="of:=[.H26]/[.$D$16]" office:value-type="float" office:value="0.1" calcext:value-type="float">
            <text:p>0.1</text:p>
          </table:table-cell>
          <table:table-cell table:formula="of:=([.I26]+273.15)/[.$D$21]" office:value-type="float" office:value="0.97226148409894" calcext:value-type="float">
            <text:p>0.97226148409894</text:p>
          </table:table-cell>
          <table:table-cell table:formula="of:=[.J26]/[.$D$15]" office:value-type="float" office:value="0.2" calcext:value-type="float">
            <text:p>0.2</text:p>
          </table:table-cell>
          <table:table-cell/>
          <table:table-cell table:formula="of:=[.$D$8]+[.$D$9]*[.N26]+[.$D$10]*[.L26]+[.$D$11]*[.O26]+[.$D$12]*[.M26]" office:value-type="float" office:value="102.849469964664" calcext:value-type="float">
            <text:p>102.849469964664</text:p>
          </table:table-cell>
          <table:table-cell table:formula="of:=[.$E$8]+[.$E$9]*[.N26]+[.$E$10]*[.L26]+[.$E$11]*[.O26]+[.$E$12]*[.M26]" office:value-type="float" office:value="112.620229681979" calcext:value-type="float">
            <text:p>112.620229681979</text:p>
          </table:table-cell>
          <table:table-cell/>
          <table:table-cell table:formula="of:=[.Q26]*[.$D$17]" office:value-type="float" office:value="10284.9469964664" calcext:value-type="float">
            <text:p>10284.9469964664</text:p>
          </table:table-cell>
          <table:table-cell table:formula="of:=[.R26]*[.$D$18]" office:value-type="float" office:value="5631.01148409894" calcext:value-type="float">
            <text:p>5631.01148409894</text:p>
          </table:table-cell>
          <table:table-cell/>
          <table:table-cell table:style-name="ce27" table:formula="of:=[.G26]" office:value-type="float" office:value="18" calcext:value-type="float">
            <text:p>18</text:p>
          </table:table-cell>
          <table:table-cell table:style-name="ce27" table:formula="of:=[.H26]" office:value-type="float" office:value="2" calcext:value-type="float">
            <text:p>2</text:p>
          </table:table-cell>
          <table:table-cell table:style-name="ce27" table:formula="of:=[.I26]" office:value-type="float" office:value="2" calcext:value-type="float">
            <text:p>2</text:p>
          </table:table-cell>
          <table:table-cell table:style-name="ce27" table:formula="of:=[.J26]" office:value-type="float" office:value="2" calcext:value-type="float">
            <text:p>2</text:p>
          </table:table-cell>
          <table:table-cell table:style-name="ce27" table:formula="of:=[.T26]" office:value-type="float" office:value="10284.9469964664" calcext:value-type="float">
            <text:p>10284.9469964664</text:p>
          </table:table-cell>
          <table:table-cell table:style-name="ce27" table:formula="of:=[.U26]" office:value-type="float" office:value="5631.01148409894" calcext:value-type="float">
            <text:p>5631.01148409894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formula="of:=([.G27]+273.15)/[.$D$21]" office:value-type="float" office:value="1.03233215547703" calcext:value-type="float">
            <text:p>1.03233215547703</text:p>
          </table:table-cell>
          <table:table-cell table:formula="of:=[.H27]/[.$D$16]" office:value-type="float" office:value="0.15" calcext:value-type="float">
            <text:p>0.15</text:p>
          </table:table-cell>
          <table:table-cell table:formula="of:=([.I27]+273.15)/[.$D$21]" office:value-type="float" office:value="0.975795053003533" calcext:value-type="float">
            <text:p>0.975795053003533</text:p>
          </table:table-cell>
          <table:table-cell table:formula="of:=[.J27]/[.$D$15]" office:value-type="float" office:value="0.3" calcext:value-type="float">
            <text:p>0.3</text:p>
          </table:table-cell>
          <table:table-cell/>
          <table:table-cell table:formula="of:=[.$D$8]+[.$D$9]*[.N27]+[.$D$10]*[.L27]+[.$D$11]*[.O27]+[.$D$12]*[.M27]" office:value-type="float" office:value="115.695565371025" calcext:value-type="float">
            <text:p>115.695565371025</text:p>
          </table:table-cell>
          <table:table-cell table:formula="of:=[.$E$8]+[.$E$9]*[.N27]+[.$E$10]*[.L27]+[.$E$11]*[.O27]+[.$E$12]*[.M27]" office:value-type="float" office:value="122.798109540636" calcext:value-type="float">
            <text:p>122.798109540636</text:p>
          </table:table-cell>
          <table:table-cell/>
          <table:table-cell table:formula="of:=[.Q27]*[.$D$17]" office:value-type="float" office:value="11569.5565371025" calcext:value-type="float">
            <text:p>11569.5565371025</text:p>
          </table:table-cell>
          <table:table-cell table:formula="of:=[.R27]*[.$D$18]" office:value-type="float" office:value="6139.9054770318" calcext:value-type="float">
            <text:p>6139.9054770318</text:p>
          </table:table-cell>
          <table:table-cell/>
          <table:table-cell table:style-name="ce27" table:formula="of:=[.G27]" office:value-type="float" office:value="19" calcext:value-type="float">
            <text:p>19</text:p>
          </table:table-cell>
          <table:table-cell table:style-name="ce27" table:formula="of:=[.H27]" office:value-type="float" office:value="3" calcext:value-type="float">
            <text:p>3</text:p>
          </table:table-cell>
          <table:table-cell table:style-name="ce27" table:formula="of:=[.I27]" office:value-type="float" office:value="3" calcext:value-type="float">
            <text:p>3</text:p>
          </table:table-cell>
          <table:table-cell table:style-name="ce27" table:formula="of:=[.J27]" office:value-type="float" office:value="3" calcext:value-type="float">
            <text:p>3</text:p>
          </table:table-cell>
          <table:table-cell table:style-name="ce27" table:formula="of:=[.T27]" office:value-type="float" office:value="11569.5565371025" calcext:value-type="float">
            <text:p>11569.5565371025</text:p>
          </table:table-cell>
          <table:table-cell table:style-name="ce27" table:formula="of:=[.U27]" office:value-type="float" office:value="6139.9054770318" calcext:value-type="float">
            <text:p>6139.9054770318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([.G28]+273.15)/[.$D$21]" office:value-type="float" office:value="1.03586572438163" calcext:value-type="float">
            <text:p>1.03586572438163</text:p>
          </table:table-cell>
          <table:table-cell table:formula="of:=[.H28]/[.$D$16]" office:value-type="float" office:value="0.2" calcext:value-type="float">
            <text:p>0.2</text:p>
          </table:table-cell>
          <table:table-cell table:formula="of:=([.I28]+273.15)/[.$D$21]" office:value-type="float" office:value="0.979328621908127" calcext:value-type="float">
            <text:p>0.979328621908127</text:p>
          </table:table-cell>
          <table:table-cell table:formula="of:=[.J28]/[.$D$15]" office:value-type="float" office:value="0.4" calcext:value-type="float">
            <text:p>0.4</text:p>
          </table:table-cell>
          <table:table-cell/>
          <table:table-cell table:formula="of:=[.$D$8]+[.$D$9]*[.N28]+[.$D$10]*[.L28]+[.$D$11]*[.O28]+[.$D$12]*[.M28]" office:value-type="float" office:value="128.541660777385" calcext:value-type="float">
            <text:p>128.541660777385</text:p>
          </table:table-cell>
          <table:table-cell table:formula="of:=[.$E$8]+[.$E$9]*[.N28]+[.$E$10]*[.L28]+[.$E$11]*[.O28]+[.$E$12]*[.M28]" office:value-type="float" office:value="132.975989399293" calcext:value-type="float">
            <text:p>132.975989399293</text:p>
          </table:table-cell>
          <table:table-cell/>
          <table:table-cell table:formula="of:=[.Q28]*[.$D$17]" office:value-type="float" office:value="12854.1660777385" calcext:value-type="float">
            <text:p>12854.1660777385</text:p>
          </table:table-cell>
          <table:table-cell table:formula="of:=[.R28]*[.$D$18]" office:value-type="float" office:value="6648.79946996467" calcext:value-type="float">
            <text:p>6648.79946996467</text:p>
          </table:table-cell>
          <table:table-cell/>
          <table:table-cell table:style-name="ce27" table:formula="of:=[.G28]" office:value-type="float" office:value="20" calcext:value-type="float">
            <text:p>20</text:p>
          </table:table-cell>
          <table:table-cell table:style-name="ce27" table:formula="of:=[.H28]" office:value-type="float" office:value="4" calcext:value-type="float">
            <text:p>4</text:p>
          </table:table-cell>
          <table:table-cell table:style-name="ce27" table:formula="of:=[.I28]" office:value-type="float" office:value="4" calcext:value-type="float">
            <text:p>4</text:p>
          </table:table-cell>
          <table:table-cell table:style-name="ce27" table:formula="of:=[.J28]" office:value-type="float" office:value="4" calcext:value-type="float">
            <text:p>4</text:p>
          </table:table-cell>
          <table:table-cell table:style-name="ce27" table:formula="of:=[.T28]" office:value-type="float" office:value="12854.1660777385" calcext:value-type="float">
            <text:p>12854.1660777385</text:p>
          </table:table-cell>
          <table:table-cell table:style-name="ce27" table:formula="of:=[.U28]" office:value-type="float" office:value="6648.79946996467" calcext:value-type="float">
            <text:p>6648.79946996467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G29]+273.15)/[.$D$21]" office:value-type="float" office:value="1.03939929328622" calcext:value-type="float">
            <text:p>1.03939929328622</text:p>
          </table:table-cell>
          <table:table-cell table:formula="of:=[.H29]/[.$D$16]" office:value-type="float" office:value="0.25" calcext:value-type="float">
            <text:p>0.25</text:p>
          </table:table-cell>
          <table:table-cell table:formula="of:=([.I29]+273.15)/[.$D$21]" office:value-type="float" office:value="0.982862190812721" calcext:value-type="float">
            <text:p>0.982862190812721</text:p>
          </table:table-cell>
          <table:table-cell table:formula="of:=[.J29]/[.$D$15]" office:value-type="float" office:value="0.1" calcext:value-type="float">
            <text:p>0.1</text:p>
          </table:table-cell>
          <table:table-cell/>
          <table:table-cell table:formula="of:=[.$D$8]+[.$D$9]*[.N29]+[.$D$10]*[.L29]+[.$D$11]*[.O29]+[.$D$12]*[.M29]" office:value-type="float" office:value="108.547756183746" calcext:value-type="float">
            <text:p>108.547756183746</text:p>
          </table:table-cell>
          <table:table-cell table:formula="of:=[.$E$8]+[.$E$9]*[.N29]+[.$E$10]*[.L29]+[.$E$11]*[.O29]+[.$E$12]*[.M29]" office:value-type="float" office:value="113.873869257951" calcext:value-type="float">
            <text:p>113.873869257951</text:p>
          </table:table-cell>
          <table:table-cell/>
          <table:table-cell table:formula="of:=[.Q29]*[.$D$17]" office:value-type="float" office:value="10854.7756183746" calcext:value-type="float">
            <text:p>10854.7756183746</text:p>
          </table:table-cell>
          <table:table-cell table:formula="of:=[.R29]*[.$D$18]" office:value-type="float" office:value="5693.69346289753" calcext:value-type="float">
            <text:p>5693.69346289753</text:p>
          </table:table-cell>
          <table:table-cell/>
          <table:table-cell table:style-name="ce27" table:formula="of:=[.G29]" office:value-type="float" office:value="21" calcext:value-type="float">
            <text:p>21</text:p>
          </table:table-cell>
          <table:table-cell table:style-name="ce27" table:formula="of:=[.H29]" office:value-type="float" office:value="5" calcext:value-type="float">
            <text:p>5</text:p>
          </table:table-cell>
          <table:table-cell table:style-name="ce27" table:formula="of:=[.I29]" office:value-type="float" office:value="5" calcext:value-type="float">
            <text:p>5</text:p>
          </table:table-cell>
          <table:table-cell table:style-name="ce27" table:formula="of:=[.J29]" office:value-type="float" office:value="1" calcext:value-type="float">
            <text:p>1</text:p>
          </table:table-cell>
          <table:table-cell table:style-name="ce27" table:formula="of:=[.T29]" office:value-type="float" office:value="10854.7756183746" calcext:value-type="float">
            <text:p>10854.7756183746</text:p>
          </table:table-cell>
          <table:table-cell table:style-name="ce27" table:formula="of:=[.U29]" office:value-type="float" office:value="5693.69346289753" calcext:value-type="float">
            <text:p>5693.69346289753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G30]+273.15)/[.$D$21]" office:value-type="float" office:value="1.04293286219081" calcext:value-type="float">
            <text:p>1.04293286219081</text:p>
          </table:table-cell>
          <table:table-cell table:formula="of:=[.H30]/[.$D$16]" office:value-type="float" office:value="0.3" calcext:value-type="float">
            <text:p>0.3</text:p>
          </table:table-cell>
          <table:table-cell table:formula="of:=([.I30]+273.15)/[.$D$21]" office:value-type="float" office:value="0.986395759717314" calcext:value-type="float">
            <text:p>0.986395759717314</text:p>
          </table:table-cell>
          <table:table-cell table:formula="of:=[.J30]/[.$D$15]" office:value-type="float" office:value="0.2" calcext:value-type="float">
            <text:p>0.2</text:p>
          </table:table-cell>
          <table:table-cell/>
          <table:table-cell table:formula="of:=[.$D$8]+[.$D$9]*[.N30]+[.$D$10]*[.L30]+[.$D$11]*[.O30]+[.$D$12]*[.M30]" office:value-type="float" office:value="121.393851590106" calcext:value-type="float">
            <text:p>121.393851590106</text:p>
          </table:table-cell>
          <table:table-cell table:formula="of:=[.$E$8]+[.$E$9]*[.N30]+[.$E$10]*[.L30]+[.$E$11]*[.O30]+[.$E$12]*[.M30]" office:value-type="float" office:value="124.051749116608" calcext:value-type="float">
            <text:p>124.051749116608</text:p>
          </table:table-cell>
          <table:table-cell/>
          <table:table-cell table:formula="of:=[.Q30]*[.$D$17]" office:value-type="float" office:value="12139.3851590106" calcext:value-type="float">
            <text:p>12139.3851590106</text:p>
          </table:table-cell>
          <table:table-cell table:formula="of:=[.R30]*[.$D$18]" office:value-type="float" office:value="6202.58745583039" calcext:value-type="float">
            <text:p>6202.58745583039</text:p>
          </table:table-cell>
          <table:table-cell/>
          <table:table-cell table:style-name="ce27" table:formula="of:=[.G30]" office:value-type="float" office:value="22" calcext:value-type="float">
            <text:p>22</text:p>
          </table:table-cell>
          <table:table-cell table:style-name="ce27" table:formula="of:=[.H30]" office:value-type="float" office:value="6" calcext:value-type="float">
            <text:p>6</text:p>
          </table:table-cell>
          <table:table-cell table:style-name="ce27" table:formula="of:=[.I30]" office:value-type="float" office:value="6" calcext:value-type="float">
            <text:p>6</text:p>
          </table:table-cell>
          <table:table-cell table:style-name="ce27" table:formula="of:=[.J30]" office:value-type="float" office:value="2" calcext:value-type="float">
            <text:p>2</text:p>
          </table:table-cell>
          <table:table-cell table:style-name="ce27" table:formula="of:=[.T30]" office:value-type="float" office:value="12139.3851590106" calcext:value-type="float">
            <text:p>12139.3851590106</text:p>
          </table:table-cell>
          <table:table-cell table:style-name="ce27" table:formula="of:=[.U30]" office:value-type="float" office:value="6202.58745583039" calcext:value-type="float">
            <text:p>6202.58745583039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G31]+273.15)/[.$D$21]" office:value-type="float" office:value="1.04646643109541" calcext:value-type="float">
            <text:p>1.04646643109541</text:p>
          </table:table-cell>
          <table:table-cell table:formula="of:=[.H31]/[.$D$16]" office:value-type="float" office:value="0.35" calcext:value-type="float">
            <text:p>0.35</text:p>
          </table:table-cell>
          <table:table-cell table:formula="of:=([.I31]+273.15)/[.$D$21]" office:value-type="float" office:value="0.989929328621908" calcext:value-type="float">
            <text:p>0.989929328621908</text:p>
          </table:table-cell>
          <table:table-cell table:formula="of:=[.J31]/[.$D$15]" office:value-type="float" office:value="0.3" calcext:value-type="float">
            <text:p>0.3</text:p>
          </table:table-cell>
          <table:table-cell/>
          <table:table-cell table:formula="of:=[.$D$8]+[.$D$9]*[.N31]+[.$D$10]*[.L31]+[.$D$11]*[.O31]+[.$D$12]*[.M31]" office:value-type="float" office:value="134.239946996466" calcext:value-type="float">
            <text:p>134.239946996466</text:p>
          </table:table-cell>
          <table:table-cell table:formula="of:=[.$E$8]+[.$E$9]*[.N31]+[.$E$10]*[.L31]+[.$E$11]*[.O31]+[.$E$12]*[.M31]" office:value-type="float" office:value="134.229628975265" calcext:value-type="float">
            <text:p>134.229628975265</text:p>
          </table:table-cell>
          <table:table-cell/>
          <table:table-cell table:formula="of:=[.Q31]*[.$D$17]" office:value-type="float" office:value="13423.9946996466" calcext:value-type="float">
            <text:p>13423.9946996466</text:p>
          </table:table-cell>
          <table:table-cell table:formula="of:=[.R31]*[.$D$18]" office:value-type="float" office:value="6711.48144876325" calcext:value-type="float">
            <text:p>6711.48144876325</text:p>
          </table:table-cell>
          <table:table-cell/>
          <table:table-cell table:style-name="ce27" table:formula="of:=[.G31]" office:value-type="float" office:value="23" calcext:value-type="float">
            <text:p>23</text:p>
          </table:table-cell>
          <table:table-cell table:style-name="ce27" table:formula="of:=[.H31]" office:value-type="float" office:value="7" calcext:value-type="float">
            <text:p>7</text:p>
          </table:table-cell>
          <table:table-cell table:style-name="ce27" table:formula="of:=[.I31]" office:value-type="float" office:value="7" calcext:value-type="float">
            <text:p>7</text:p>
          </table:table-cell>
          <table:table-cell table:style-name="ce27" table:formula="of:=[.J31]" office:value-type="float" office:value="3" calcext:value-type="float">
            <text:p>3</text:p>
          </table:table-cell>
          <table:table-cell table:style-name="ce27" table:formula="of:=[.T31]" office:value-type="float" office:value="13423.9946996466" calcext:value-type="float">
            <text:p>13423.9946996466</text:p>
          </table:table-cell>
          <table:table-cell table:style-name="ce27" table:formula="of:=[.U31]" office:value-type="float" office:value="6711.48144876325" calcext:value-type="float">
            <text:p>6711.48144876325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G32]+273.15)/[.$D$21]" office:value-type="float" office:value="1.05" calcext:value-type="float">
            <text:p>1.05</text:p>
          </table:table-cell>
          <table:table-cell table:formula="of:=[.H32]/[.$D$16]" office:value-type="float" office:value="0.4" calcext:value-type="float">
            <text:p>0.4</text:p>
          </table:table-cell>
          <table:table-cell table:formula="of:=([.I32]+273.15)/[.$D$21]" office:value-type="float" office:value="0.993462897526502" calcext:value-type="float">
            <text:p>0.993462897526502</text:p>
          </table:table-cell>
          <table:table-cell table:formula="of:=[.J32]/[.$D$15]" office:value-type="float" office:value="0.4" calcext:value-type="float">
            <text:p>0.4</text:p>
          </table:table-cell>
          <table:table-cell/>
          <table:table-cell table:formula="of:=[.$D$8]+[.$D$9]*[.N32]+[.$D$10]*[.L32]+[.$D$11]*[.O32]+[.$D$12]*[.M32]" office:value-type="float" office:value="147.086042402827" calcext:value-type="float">
            <text:p>147.086042402827</text:p>
          </table:table-cell>
          <table:table-cell table:formula="of:=[.$E$8]+[.$E$9]*[.N32]+[.$E$10]*[.L32]+[.$E$11]*[.O32]+[.$E$12]*[.M32]" office:value-type="float" office:value="144.407508833922" calcext:value-type="float">
            <text:p>144.407508833922</text:p>
          </table:table-cell>
          <table:table-cell/>
          <table:table-cell table:formula="of:=[.Q32]*[.$D$17]" office:value-type="float" office:value="14708.6042402827" calcext:value-type="float">
            <text:p>14708.6042402827</text:p>
          </table:table-cell>
          <table:table-cell table:formula="of:=[.R32]*[.$D$18]" office:value-type="float" office:value="7220.37544169611" calcext:value-type="float">
            <text:p>7220.37544169611</text:p>
          </table:table-cell>
          <table:table-cell/>
          <table:table-cell table:style-name="ce27" table:formula="of:=[.G32]" office:value-type="float" office:value="24" calcext:value-type="float">
            <text:p>24</text:p>
          </table:table-cell>
          <table:table-cell table:style-name="ce27" table:formula="of:=[.H32]" office:value-type="float" office:value="8" calcext:value-type="float">
            <text:p>8</text:p>
          </table:table-cell>
          <table:table-cell table:style-name="ce27" table:formula="of:=[.I32]" office:value-type="float" office:value="8" calcext:value-type="float">
            <text:p>8</text:p>
          </table:table-cell>
          <table:table-cell table:style-name="ce27" table:formula="of:=[.J32]" office:value-type="float" office:value="4" calcext:value-type="float">
            <text:p>4</text:p>
          </table:table-cell>
          <table:table-cell table:style-name="ce27" table:formula="of:=[.T32]" office:value-type="float" office:value="14708.6042402827" calcext:value-type="float">
            <text:p>14708.6042402827</text:p>
          </table:table-cell>
          <table:table-cell table:style-name="ce27" table:formula="of:=[.U32]" office:value-type="float" office:value="7220.37544169611" calcext:value-type="float">
            <text:p>7220.37544169611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[.G33]+273.15)/[.$D$21]" office:value-type="float" office:value="1.05353356890459" calcext:value-type="float">
            <text:p>1.05353356890459</text:p>
          </table:table-cell>
          <table:table-cell table:formula="of:=[.H33]/[.$D$16]" office:value-type="float" office:value="0.45" calcext:value-type="float">
            <text:p>0.45</text:p>
          </table:table-cell>
          <table:table-cell table:formula="of:=([.I33]+273.15)/[.$D$21]" office:value-type="float" office:value="0.968727915194346" calcext:value-type="float">
            <text:p>0.968727915194346</text:p>
          </table:table-cell>
          <table:table-cell table:formula="of:=[.J33]/[.$D$15]" office:value-type="float" office:value="0.1" calcext:value-type="float">
            <text:p>0.1</text:p>
          </table:table-cell>
          <table:table-cell/>
          <table:table-cell table:formula="of:=[.$D$8]+[.$D$9]*[.N33]+[.$D$10]*[.L33]+[.$D$11]*[.O33]+[.$D$12]*[.M33]" office:value-type="float" office:value="126.210159010601" calcext:value-type="float">
            <text:p>126.210159010601</text:p>
          </table:table-cell>
          <table:table-cell table:formula="of:=[.$E$8]+[.$E$9]*[.N33]+[.$E$10]*[.L33]+[.$E$11]*[.O33]+[.$E$12]*[.M33]" office:value-type="float" office:value="124.321643109541" calcext:value-type="float">
            <text:p>124.321643109541</text:p>
          </table:table-cell>
          <table:table-cell/>
          <table:table-cell table:formula="of:=[.Q33]*[.$D$17]" office:value-type="float" office:value="12621.0159010601" calcext:value-type="float">
            <text:p>12621.0159010601</text:p>
          </table:table-cell>
          <table:table-cell table:formula="of:=[.R33]*[.$D$18]" office:value-type="float" office:value="6216.08215547703" calcext:value-type="float">
            <text:p>6216.08215547703</text:p>
          </table:table-cell>
          <table:table-cell/>
          <table:table-cell table:style-name="ce27" table:formula="of:=[.G33]" office:value-type="float" office:value="25" calcext:value-type="float">
            <text:p>25</text:p>
          </table:table-cell>
          <table:table-cell table:style-name="ce27" table:formula="of:=[.H33]" office:value-type="float" office:value="9" calcext:value-type="float">
            <text:p>9</text:p>
          </table:table-cell>
          <table:table-cell table:style-name="ce27" table:formula="of:=[.I33]" office:value-type="float" office:value="1" calcext:value-type="float">
            <text:p>1</text:p>
          </table:table-cell>
          <table:table-cell table:style-name="ce27" table:formula="of:=[.J33]" office:value-type="float" office:value="1" calcext:value-type="float">
            <text:p>1</text:p>
          </table:table-cell>
          <table:table-cell table:style-name="ce27" table:formula="of:=[.T33]" office:value-type="float" office:value="12621.0159010601" calcext:value-type="float">
            <text:p>12621.0159010601</text:p>
          </table:table-cell>
          <table:table-cell table:style-name="ce27" table:formula="of:=[.U33]" office:value-type="float" office:value="6216.08215547703" calcext:value-type="float">
            <text:p>6216.08215547703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([.G34]+273.15)/[.$D$21]" office:value-type="float" office:value="1.05706713780919" calcext:value-type="float">
            <text:p>1.05706713780919</text:p>
          </table:table-cell>
          <table:table-cell table:formula="of:=[.H34]/[.$D$16]" office:value-type="float" office:value="0.5" calcext:value-type="float">
            <text:p>0.5</text:p>
          </table:table-cell>
          <table:table-cell table:formula="of:=([.I34]+273.15)/[.$D$21]" office:value-type="float" office:value="0.97226148409894" calcext:value-type="float">
            <text:p>0.97226148409894</text:p>
          </table:table-cell>
          <table:table-cell table:formula="of:=[.J34]/[.$D$15]" office:value-type="float" office:value="0.2" calcext:value-type="float">
            <text:p>0.2</text:p>
          </table:table-cell>
          <table:table-cell/>
          <table:table-cell table:formula="of:=[.$D$8]+[.$D$9]*[.N34]+[.$D$10]*[.L34]+[.$D$11]*[.O34]+[.$D$12]*[.M34]" office:value-type="float" office:value="139.056254416961" calcext:value-type="float">
            <text:p>139.056254416961</text:p>
          </table:table-cell>
          <table:table-cell table:formula="of:=[.$E$8]+[.$E$9]*[.N34]+[.$E$10]*[.L34]+[.$E$11]*[.O34]+[.$E$12]*[.M34]" office:value-type="float" office:value="134.499522968198" calcext:value-type="float">
            <text:p>134.499522968198</text:p>
          </table:table-cell>
          <table:table-cell/>
          <table:table-cell table:formula="of:=[.Q34]*[.$D$17]" office:value-type="float" office:value="13905.6254416961" calcext:value-type="float">
            <text:p>13905.6254416961</text:p>
          </table:table-cell>
          <table:table-cell table:formula="of:=[.R34]*[.$D$18]" office:value-type="float" office:value="6724.9761484099" calcext:value-type="float">
            <text:p>6724.9761484099</text:p>
          </table:table-cell>
          <table:table-cell/>
          <table:table-cell table:style-name="ce27" table:formula="of:=[.G34]" office:value-type="float" office:value="26" calcext:value-type="float">
            <text:p>26</text:p>
          </table:table-cell>
          <table:table-cell table:style-name="ce27" table:formula="of:=[.H34]" office:value-type="float" office:value="10" calcext:value-type="float">
            <text:p>10</text:p>
          </table:table-cell>
          <table:table-cell table:style-name="ce27" table:formula="of:=[.I34]" office:value-type="float" office:value="2" calcext:value-type="float">
            <text:p>2</text:p>
          </table:table-cell>
          <table:table-cell table:style-name="ce27" table:formula="of:=[.J34]" office:value-type="float" office:value="2" calcext:value-type="float">
            <text:p>2</text:p>
          </table:table-cell>
          <table:table-cell table:style-name="ce27" table:formula="of:=[.T34]" office:value-type="float" office:value="13905.6254416961" calcext:value-type="float">
            <text:p>13905.6254416961</text:p>
          </table:table-cell>
          <table:table-cell table:style-name="ce27" table:formula="of:=[.U34]" office:value-type="float" office:value="6724.9761484099" calcext:value-type="float">
            <text:p>6724.9761484099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([.G35]+273.15)/[.$D$21]" office:value-type="float" office:value="1.06060070671378" calcext:value-type="float">
            <text:p>1.06060070671378</text:p>
          </table:table-cell>
          <table:table-cell table:formula="of:=[.H35]/[.$D$16]" office:value-type="float" office:value="0.55" calcext:value-type="float">
            <text:p>0.55</text:p>
          </table:table-cell>
          <table:table-cell table:formula="of:=([.I35]+273.15)/[.$D$21]" office:value-type="float" office:value="0.975795053003533" calcext:value-type="float">
            <text:p>0.975795053003533</text:p>
          </table:table-cell>
          <table:table-cell table:formula="of:=[.J35]/[.$D$15]" office:value-type="float" office:value="0.3" calcext:value-type="float">
            <text:p>0.3</text:p>
          </table:table-cell>
          <table:table-cell/>
          <table:table-cell table:formula="of:=[.$D$8]+[.$D$9]*[.N35]+[.$D$10]*[.L35]+[.$D$11]*[.O35]+[.$D$12]*[.M35]" office:value-type="float" office:value="151.902349823322" calcext:value-type="float">
            <text:p>151.902349823322</text:p>
          </table:table-cell>
          <table:table-cell table:formula="of:=[.$E$8]+[.$E$9]*[.N35]+[.$E$10]*[.L35]+[.$E$11]*[.O35]+[.$E$12]*[.M35]" office:value-type="float" office:value="144.677402826855" calcext:value-type="float">
            <text:p>144.677402826855</text:p>
          </table:table-cell>
          <table:table-cell/>
          <table:table-cell table:formula="of:=[.Q35]*[.$D$17]" office:value-type="float" office:value="15190.2349823322" calcext:value-type="float">
            <text:p>15190.2349823322</text:p>
          </table:table-cell>
          <table:table-cell table:formula="of:=[.R35]*[.$D$18]" office:value-type="float" office:value="7233.87014134276" calcext:value-type="float">
            <text:p>7233.87014134276</text:p>
          </table:table-cell>
          <table:table-cell/>
          <table:table-cell table:style-name="ce27" table:formula="of:=[.G35]" office:value-type="float" office:value="27" calcext:value-type="float">
            <text:p>27</text:p>
          </table:table-cell>
          <table:table-cell table:style-name="ce27" table:formula="of:=[.H35]" office:value-type="float" office:value="11" calcext:value-type="float">
            <text:p>11</text:p>
          </table:table-cell>
          <table:table-cell table:style-name="ce27" table:formula="of:=[.I35]" office:value-type="float" office:value="3" calcext:value-type="float">
            <text:p>3</text:p>
          </table:table-cell>
          <table:table-cell table:style-name="ce27" table:formula="of:=[.J35]" office:value-type="float" office:value="3" calcext:value-type="float">
            <text:p>3</text:p>
          </table:table-cell>
          <table:table-cell table:style-name="ce27" table:formula="of:=[.T35]" office:value-type="float" office:value="15190.2349823322" calcext:value-type="float">
            <text:p>15190.2349823322</text:p>
          </table:table-cell>
          <table:table-cell table:style-name="ce27" table:formula="of:=[.U35]" office:value-type="float" office:value="7233.87014134276" calcext:value-type="float">
            <text:p>7233.87014134276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([.G36]+273.15)/[.$D$21]" office:value-type="float" office:value="1.06413427561837" calcext:value-type="float">
            <text:p>1.06413427561837</text:p>
          </table:table-cell>
          <table:table-cell table:formula="of:=[.H36]/[.$D$16]" office:value-type="float" office:value="0.6" calcext:value-type="float">
            <text:p>0.6</text:p>
          </table:table-cell>
          <table:table-cell table:formula="of:=([.I36]+273.15)/[.$D$21]" office:value-type="float" office:value="0.979328621908127" calcext:value-type="float">
            <text:p>0.979328621908127</text:p>
          </table:table-cell>
          <table:table-cell table:formula="of:=[.J36]/[.$D$15]" office:value-type="float" office:value="0.4" calcext:value-type="float">
            <text:p>0.4</text:p>
          </table:table-cell>
          <table:table-cell/>
          <table:table-cell table:formula="of:=[.$D$8]+[.$D$9]*[.N36]+[.$D$10]*[.L36]+[.$D$11]*[.O36]+[.$D$12]*[.M36]" office:value-type="float" office:value="164.748445229682" calcext:value-type="float">
            <text:p>164.748445229682</text:p>
          </table:table-cell>
          <table:table-cell table:formula="of:=[.$E$8]+[.$E$9]*[.N36]+[.$E$10]*[.L36]+[.$E$11]*[.O36]+[.$E$12]*[.M36]" office:value-type="float" office:value="154.855282685512" calcext:value-type="float">
            <text:p>154.855282685512</text:p>
          </table:table-cell>
          <table:table-cell/>
          <table:table-cell table:formula="of:=[.Q36]*[.$D$17]" office:value-type="float" office:value="16474.8445229682" calcext:value-type="float">
            <text:p>16474.8445229682</text:p>
          </table:table-cell>
          <table:table-cell table:formula="of:=[.R36]*[.$D$18]" office:value-type="float" office:value="7742.76413427562" calcext:value-type="float">
            <text:p>7742.76413427562</text:p>
          </table:table-cell>
          <table:table-cell/>
          <table:table-cell table:style-name="ce27" table:formula="of:=[.G36]" office:value-type="float" office:value="28" calcext:value-type="float">
            <text:p>28</text:p>
          </table:table-cell>
          <table:table-cell table:style-name="ce27" table:formula="of:=[.H36]" office:value-type="float" office:value="12" calcext:value-type="float">
            <text:p>12</text:p>
          </table:table-cell>
          <table:table-cell table:style-name="ce27" table:formula="of:=[.I36]" office:value-type="float" office:value="4" calcext:value-type="float">
            <text:p>4</text:p>
          </table:table-cell>
          <table:table-cell table:style-name="ce27" table:formula="of:=[.J36]" office:value-type="float" office:value="4" calcext:value-type="float">
            <text:p>4</text:p>
          </table:table-cell>
          <table:table-cell table:style-name="ce27" table:formula="of:=[.T36]" office:value-type="float" office:value="16474.8445229682" calcext:value-type="float">
            <text:p>16474.8445229682</text:p>
          </table:table-cell>
          <table:table-cell table:style-name="ce27" table:formula="of:=[.U36]" office:value-type="float" office:value="7742.76413427562" calcext:value-type="float">
            <text:p>7742.76413427562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G37]+273.15)/[.$D$21]" office:value-type="float" office:value="1.06766784452297" calcext:value-type="float">
            <text:p>1.06766784452297</text:p>
          </table:table-cell>
          <table:table-cell table:formula="of:=[.H37]/[.$D$16]" office:value-type="float" office:value="0.65" calcext:value-type="float">
            <text:p>0.65</text:p>
          </table:table-cell>
          <table:table-cell table:formula="of:=([.I37]+273.15)/[.$D$21]" office:value-type="float" office:value="0.982862190812721" calcext:value-type="float">
            <text:p>0.982862190812721</text:p>
          </table:table-cell>
          <table:table-cell table:formula="of:=[.J37]/[.$D$15]" office:value-type="float" office:value="0.1" calcext:value-type="float">
            <text:p>0.1</text:p>
          </table:table-cell>
          <table:table-cell/>
          <table:table-cell table:formula="of:=[.$D$8]+[.$D$9]*[.N37]+[.$D$10]*[.L37]+[.$D$11]*[.O37]+[.$D$12]*[.M37]" office:value-type="float" office:value="144.754540636042" calcext:value-type="float">
            <text:p>144.754540636042</text:p>
          </table:table-cell>
          <table:table-cell table:formula="of:=[.$E$8]+[.$E$9]*[.N37]+[.$E$10]*[.L37]+[.$E$11]*[.O37]+[.$E$12]*[.M37]" office:value-type="float" office:value="135.75316254417" calcext:value-type="float">
            <text:p>135.75316254417</text:p>
          </table:table-cell>
          <table:table-cell/>
          <table:table-cell table:formula="of:=[.Q37]*[.$D$17]" office:value-type="float" office:value="14475.4540636042" calcext:value-type="float">
            <text:p>14475.4540636042</text:p>
          </table:table-cell>
          <table:table-cell table:formula="of:=[.R37]*[.$D$18]" office:value-type="float" office:value="6787.65812720848" calcext:value-type="float">
            <text:p>6787.65812720848</text:p>
          </table:table-cell>
          <table:table-cell/>
          <table:table-cell table:style-name="ce27" table:formula="of:=[.G37]" office:value-type="float" office:value="29" calcext:value-type="float">
            <text:p>29</text:p>
          </table:table-cell>
          <table:table-cell table:style-name="ce27" table:formula="of:=[.H37]" office:value-type="float" office:value="13" calcext:value-type="float">
            <text:p>13</text:p>
          </table:table-cell>
          <table:table-cell table:style-name="ce27" table:formula="of:=[.I37]" office:value-type="float" office:value="5" calcext:value-type="float">
            <text:p>5</text:p>
          </table:table-cell>
          <table:table-cell table:style-name="ce27" table:formula="of:=[.J37]" office:value-type="float" office:value="1" calcext:value-type="float">
            <text:p>1</text:p>
          </table:table-cell>
          <table:table-cell table:style-name="ce27" table:formula="of:=[.T37]" office:value-type="float" office:value="14475.4540636042" calcext:value-type="float">
            <text:p>14475.4540636042</text:p>
          </table:table-cell>
          <table:table-cell table:style-name="ce27" table:formula="of:=[.U37]" office:value-type="float" office:value="6787.65812720848" calcext:value-type="float">
            <text:p>6787.65812720848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G38]+273.15)/[.$D$21]" office:value-type="float" office:value="1.07120141342756" calcext:value-type="float">
            <text:p>1.07120141342756</text:p>
          </table:table-cell>
          <table:table-cell table:formula="of:=[.H38]/[.$D$16]" office:value-type="float" office:value="0.7" calcext:value-type="float">
            <text:p>0.7</text:p>
          </table:table-cell>
          <table:table-cell table:formula="of:=([.I38]+273.15)/[.$D$21]" office:value-type="float" office:value="0.986395759717314" calcext:value-type="float">
            <text:p>0.986395759717314</text:p>
          </table:table-cell>
          <table:table-cell table:formula="of:=[.J38]/[.$D$15]" office:value-type="float" office:value="0.2" calcext:value-type="float">
            <text:p>0.2</text:p>
          </table:table-cell>
          <table:table-cell/>
          <table:table-cell table:formula="of:=[.$D$8]+[.$D$9]*[.N38]+[.$D$10]*[.L38]+[.$D$11]*[.O38]+[.$D$12]*[.M38]" office:value-type="float" office:value="157.600636042403" calcext:value-type="float">
            <text:p>157.600636042403</text:p>
          </table:table-cell>
          <table:table-cell table:formula="of:=[.$E$8]+[.$E$9]*[.N38]+[.$E$10]*[.L38]+[.$E$11]*[.O38]+[.$E$12]*[.M38]" office:value-type="float" office:value="145.931042402827" calcext:value-type="float">
            <text:p>145.931042402827</text:p>
          </table:table-cell>
          <table:table-cell/>
          <table:table-cell table:formula="of:=[.Q38]*[.$D$17]" office:value-type="float" office:value="15760.0636042403" calcext:value-type="float">
            <text:p>15760.0636042403</text:p>
          </table:table-cell>
          <table:table-cell table:formula="of:=[.R38]*[.$D$18]" office:value-type="float" office:value="7296.55212014134" calcext:value-type="float">
            <text:p>7296.55212014134</text:p>
          </table:table-cell>
          <table:table-cell/>
          <table:table-cell table:style-name="ce27" table:formula="of:=[.G38]" office:value-type="float" office:value="30" calcext:value-type="float">
            <text:p>30</text:p>
          </table:table-cell>
          <table:table-cell table:style-name="ce27" table:formula="of:=[.H38]" office:value-type="float" office:value="14" calcext:value-type="float">
            <text:p>14</text:p>
          </table:table-cell>
          <table:table-cell table:style-name="ce27" table:formula="of:=[.I38]" office:value-type="float" office:value="6" calcext:value-type="float">
            <text:p>6</text:p>
          </table:table-cell>
          <table:table-cell table:style-name="ce27" table:formula="of:=[.J38]" office:value-type="float" office:value="2" calcext:value-type="float">
            <text:p>2</text:p>
          </table:table-cell>
          <table:table-cell table:style-name="ce27" table:formula="of:=[.T38]" office:value-type="float" office:value="15760.0636042403" calcext:value-type="float">
            <text:p>15760.0636042403</text:p>
          </table:table-cell>
          <table:table-cell table:style-name="ce27" table:formula="of:=[.U38]" office:value-type="float" office:value="7296.55212014134" calcext:value-type="float">
            <text:p>7296.55212014134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G39]+273.15)/[.$D$21]" office:value-type="float" office:value="1.07473498233216" calcext:value-type="float">
            <text:p>1.07473498233216</text:p>
          </table:table-cell>
          <table:table-cell table:formula="of:=[.H39]/[.$D$16]" office:value-type="float" office:value="0.75" calcext:value-type="float">
            <text:p>0.75</text:p>
          </table:table-cell>
          <table:table-cell table:formula="of:=([.I39]+273.15)/[.$D$21]" office:value-type="float" office:value="0.989929328621908" calcext:value-type="float">
            <text:p>0.989929328621908</text:p>
          </table:table-cell>
          <table:table-cell table:formula="of:=[.J39]/[.$D$15]" office:value-type="float" office:value="0.3" calcext:value-type="float">
            <text:p>0.3</text:p>
          </table:table-cell>
          <table:table-cell/>
          <table:table-cell table:formula="of:=[.$D$8]+[.$D$9]*[.N39]+[.$D$10]*[.L39]+[.$D$11]*[.O39]+[.$D$12]*[.M39]" office:value-type="float" office:value="170.446731448763" calcext:value-type="float">
            <text:p>170.446731448763</text:p>
          </table:table-cell>
          <table:table-cell table:formula="of:=[.$E$8]+[.$E$9]*[.N39]+[.$E$10]*[.L39]+[.$E$11]*[.O39]+[.$E$12]*[.M39]" office:value-type="float" office:value="156.108922261484" calcext:value-type="float">
            <text:p>156.108922261484</text:p>
          </table:table-cell>
          <table:table-cell/>
          <table:table-cell table:formula="of:=[.Q39]*[.$D$17]" office:value-type="float" office:value="17044.6731448763" calcext:value-type="float">
            <text:p>17044.6731448763</text:p>
          </table:table-cell>
          <table:table-cell table:formula="of:=[.R39]*[.$D$18]" office:value-type="float" office:value="7805.44611307421" calcext:value-type="float">
            <text:p>7805.44611307421</text:p>
          </table:table-cell>
          <table:table-cell/>
          <table:table-cell table:style-name="ce27" table:formula="of:=[.G39]" office:value-type="float" office:value="31" calcext:value-type="float">
            <text:p>31</text:p>
          </table:table-cell>
          <table:table-cell table:style-name="ce27" table:formula="of:=[.H39]" office:value-type="float" office:value="15" calcext:value-type="float">
            <text:p>15</text:p>
          </table:table-cell>
          <table:table-cell table:style-name="ce27" table:formula="of:=[.I39]" office:value-type="float" office:value="7" calcext:value-type="float">
            <text:p>7</text:p>
          </table:table-cell>
          <table:table-cell table:style-name="ce27" table:formula="of:=[.J39]" office:value-type="float" office:value="3" calcext:value-type="float">
            <text:p>3</text:p>
          </table:table-cell>
          <table:table-cell table:style-name="ce27" table:formula="of:=[.T39]" office:value-type="float" office:value="17044.6731448763" calcext:value-type="float">
            <text:p>17044.6731448763</text:p>
          </table:table-cell>
          <table:table-cell table:style-name="ce27" table:formula="of:=[.U39]" office:value-type="float" office:value="7805.44611307421" calcext:value-type="float">
            <text:p>7805.44611307421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G40]+273.15)/[.$D$21]" office:value-type="float" office:value="1.07826855123675" calcext:value-type="float">
            <text:p>1.07826855123675</text:p>
          </table:table-cell>
          <table:table-cell table:formula="of:=[.H40]/[.$D$16]" office:value-type="float" office:value="0.8" calcext:value-type="float">
            <text:p>0.8</text:p>
          </table:table-cell>
          <table:table-cell table:formula="of:=([.I40]+273.15)/[.$D$21]" office:value-type="float" office:value="0.993462897526502" calcext:value-type="float">
            <text:p>0.993462897526502</text:p>
          </table:table-cell>
          <table:table-cell table:formula="of:=[.J40]/[.$D$15]" office:value-type="float" office:value="0.4" calcext:value-type="float">
            <text:p>0.4</text:p>
          </table:table-cell>
          <table:table-cell/>
          <table:table-cell table:formula="of:=[.$D$8]+[.$D$9]*[.N40]+[.$D$10]*[.L40]+[.$D$11]*[.O40]+[.$D$12]*[.M40]" office:value-type="float" office:value="183.292826855124" calcext:value-type="float">
            <text:p>183.292826855124</text:p>
          </table:table-cell>
          <table:table-cell table:formula="of:=[.$E$8]+[.$E$9]*[.N40]+[.$E$10]*[.L40]+[.$E$11]*[.O40]+[.$E$12]*[.M40]" office:value-type="float" office:value="166.286802120141" calcext:value-type="float">
            <text:p>166.286802120141</text:p>
          </table:table-cell>
          <table:table-cell/>
          <table:table-cell table:formula="of:=[.Q40]*[.$D$17]" office:value-type="float" office:value="18329.2826855124" calcext:value-type="float">
            <text:p>18329.2826855124</text:p>
          </table:table-cell>
          <table:table-cell table:formula="of:=[.R40]*[.$D$18]" office:value-type="float" office:value="8314.34010600707" calcext:value-type="float">
            <text:p>8314.34010600707</text:p>
          </table:table-cell>
          <table:table-cell/>
          <table:table-cell table:style-name="ce27" table:formula="of:=[.G40]" office:value-type="float" office:value="32" calcext:value-type="float">
            <text:p>32</text:p>
          </table:table-cell>
          <table:table-cell table:style-name="ce27" table:formula="of:=[.H40]" office:value-type="float" office:value="16" calcext:value-type="float">
            <text:p>16</text:p>
          </table:table-cell>
          <table:table-cell table:style-name="ce27" table:formula="of:=[.I40]" office:value-type="float" office:value="8" calcext:value-type="float">
            <text:p>8</text:p>
          </table:table-cell>
          <table:table-cell table:style-name="ce27" table:formula="of:=[.J40]" office:value-type="float" office:value="4" calcext:value-type="float">
            <text:p>4</text:p>
          </table:table-cell>
          <table:table-cell table:style-name="ce27" table:formula="of:=[.T40]" office:value-type="float" office:value="18329.2826855124" calcext:value-type="float">
            <text:p>18329.2826855124</text:p>
          </table:table-cell>
          <table:table-cell table:style-name="ce27" table:formula="of:=[.U40]" office:value-type="float" office:value="8314.34010600707" calcext:value-type="float">
            <text:p>8314.34010600707</text:p>
          </table:table-cell>
          <table:table-cell table:number-columns-repeated="994"/>
        </table:table-row>
        <table:table-row table:style-name="ro1" table:number-rows-repeated="104853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oolingActualData" table:style-name="ta1">
        <office:forms form:automatic-focus="false" form:apply-design-mode="false"/>
        <table:table-column table:style-name="co1" table:number-columns-repeated="1020" table:default-cell-style-name="Default"/>
        <table:table-row table:style-name="ro1">
          <table:table-cell/>
          <table:table-cell table:style-name="ce23" table:number-columns-repeated="6"/>
          <table:table-cell table:style-name="ce27" table:number-columns-repeated="8"/>
          <table:table-cell table:number-columns-repeated="29"/>
          <table:table-cell table:style-name="ce27" table:number-columns-repeated="976"/>
        </table:table-row>
        <table:table-row table:style-name="ro1">
          <table:table-cell/>
          <table:table-cell table:style-name="ce24" office:value-type="string" calcext:value-type="string">
            <text:p>This data comes straight from a manufacturers data sheet</text:p>
          </table:table-cell>
          <table:table-cell table:style-name="ce23" table:number-columns-repeated="5"/>
          <table:table-cell table:style-name="ce27" table:number-columns-repeated="8"/>
          <table:table-cell table:number-columns-repeated="29"/>
          <table:table-cell table:style-name="ce27" table:number-columns-repeated="976"/>
        </table:table-row>
        <table:table-row table:style-name="ro1">
          <table:table-cell/>
          <table:table-cell table:style-name="ce24" office:value-type="string" calcext:value-type="string">
            <text:p>The data includes columns for load side flows at 45, 68, and 90.</text:p>
          </table:table-cell>
          <table:table-cell table:style-name="ce23" table:number-columns-repeated="5"/>
          <table:table-cell table:style-name="ce27" table:number-columns-repeated="8"/>
          <table:table-cell table:number-columns-repeated="29"/>
          <table:table-cell table:style-name="ce27" table:number-columns-repeated="976"/>
        </table:table-row>
        <table:table-row table:style-name="ro1">
          <table:table-cell/>
          <table:table-cell table:style-name="ce24" office:value-type="string" calcext:value-type="string">
            <text:p>The full data could be pasted in full, but in this case, a correction factor was estimated for flow correction</text:p>
          </table:table-cell>
          <table:table-cell table:style-name="ce23" table:number-columns-repeated="5"/>
          <table:table-cell table:style-name="ce27" table:number-columns-repeated="8"/>
          <table:table-cell table:number-columns-repeated="29"/>
          <table:table-cell table:style-name="ce27" table:number-columns-repeated="976"/>
        </table:table-row>
        <table:table-row table:style-name="ro1">
          <table:table-cell/>
          <table:table-cell table:style-name="ce24" office:value-type="string" calcext:value-type="string">
            <text:p>This data is ready to paste directly into the parameter estimation tool</text:p>
          </table:table-cell>
          <table:table-cell table:style-name="ce23" table:number-columns-repeated="5"/>
          <table:table-cell table:style-name="ce27" table:number-columns-repeated="8"/>
          <table:table-cell table:number-columns-repeated="29"/>
          <table:table-cell table:style-name="ce27" table:number-columns-repeated="976"/>
        </table:table-row>
        <table:table-row table:style-name="ro1">
          <table:table-cell/>
          <table:table-cell table:style-name="ce23" table:number-columns-repeated="6"/>
          <table:table-cell table:style-name="ce27" table:number-columns-repeated="8"/>
          <table:table-cell table:number-columns-repeated="29"/>
          <table:table-cell table:style-name="ce27" table:number-columns-repeated="976"/>
        </table:table-row>
        <table:table-row table:style-name="ro1">
          <table:table-cell/>
          <table:table-cell table:style-name="ce25" office:value-type="string" calcext:value-type="string" table:number-columns-spanned="6" table:number-rows-spanned="1">
            <text:p>30 TON WATER-WATER HEAT PUMP COOLING MODE</text:p>
          </table:table-cell>
          <table:covered-table-cell table:number-columns-repeated="5" table:style-name="ce23"/>
          <table:table-cell table:style-name="ce27" table:number-columns-repeated="2"/>
          <table:table-cell table:style-name="ce30" office:value-type="string" calcext:value-type="string" table:number-columns-spanned="3" table:number-rows-spanned="1">
            <text:p>LoadSideFlowCorrection</text:p>
          </table:table-cell>
          <table:covered-table-cell table:number-columns-repeated="2" table:style-name="ce27"/>
          <table:table-cell table:style-name="ce27" table:number-columns-repeated="3"/>
          <table:table-cell table:number-columns-repeated="29"/>
          <table:table-cell table:style-name="ce27" table:number-columns-repeated="976"/>
        </table:table-row>
        <table:table-row table:style-name="ro2">
          <table:table-cell/>
          <table:table-cell table:style-name="ce23" office:value-type="string" calcext:value-type="string">
            <text:p>Source Side EWT</text:p>
          </table:table-cell>
          <table:table-cell table:style-name="ce23" office:value-type="string" calcext:value-type="string">
            <text:p>Source Side Flow</text:p>
          </table:table-cell>
          <table:table-cell table:style-name="ce23" office:value-type="string" calcext:value-type="string">
            <text:p>Load Side EWT</text:p>
          </table:table-cell>
          <table:table-cell table:style-name="ce23" office:value-type="string" calcext:value-type="string">
            <text:p>Load Side Flow Rate</text:p>
          </table:table-cell>
          <table:table-cell table:style-name="ce23" office:value-type="string" calcext:value-type="string">
            <text:p>Total Capacity</text:p>
          </table:table-cell>
          <table:table-cell table:style-name="ce23" office:value-type="string" calcext:value-type="string">
            <text:p>Power Usage</text:p>
          </table:table-cell>
          <table:table-cell table:style-name="ce27" table:number-columns-repeated="2"/>
          <table:table-cell table:style-name="ce23" office:value-type="string" calcext:value-type="string">
            <text:p>Load Side Flow Rate</text:p>
          </table:table-cell>
          <table:table-cell table:style-name="ce23" office:value-type="string" calcext:value-type="string">
            <text:p>Total Capacity</text:p>
          </table:table-cell>
          <table:table-cell table:style-name="ce23" office:value-type="string" calcext:value-type="string">
            <text:p>Power Usage</text:p>
          </table:table-cell>
          <table:table-cell table:style-name="ce27" table:number-columns-repeated="3"/>
          <table:table-cell table:number-columns-repeated="29"/>
          <table:table-cell table:style-name="ce27" table:number-columns-repeated="976"/>
        </table:table-row>
        <table:table-row table:style-name="ro1">
          <table:table-cell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PM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PM</text:p>
          </table:table-cell>
          <table:table-cell table:style-name="ce26" office:value-type="string" calcext:value-type="string">
            <text:p>MBTUH</text:p>
          </table:table-cell>
          <table:table-cell table:style-name="ce26" office:value-type="string" calcext:value-type="string">
            <text:p>kW</text:p>
          </table:table-cell>
          <table:table-cell table:number-columns-repeated="2"/>
          <table:table-cell office:value-type="string" calcext:value-type="string">
            <text:p>GPM</text:p>
          </table:table-cell>
          <table:table-cell table:number-columns-repeated="2" office:value-type="string" calcext:value-type="string">
            <text:p>Multiplier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12.4" calcext:value-type="float">
            <text:p>312.4</text:p>
          </table:table-cell>
          <table:table-cell office:value-type="float" office:value="18.3" calcext:value-type="float">
            <text:p>18.3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1.031" calcext:value-type="float">
            <text:p>1.031</text:p>
          </table:table-cell>
          <table:table-cell office:value-type="float" office:value="1.005" calcext:value-type="float">
            <text:p>1.00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65.2" calcext:value-type="float">
            <text:p>365.2</text:p>
          </table:table-cell>
          <table:table-cell office:value-type="float" office:value="19.11" calcext:value-type="float">
            <text:p>19.11</text:p>
          </table:table-cell>
          <table:table-cell/>
          <table:table-cell table:style-name="ce28"/>
          <table:table-cell office:value-type="float" office:value="90" calcext:value-type="float">
            <text:p>90</text:p>
          </table:table-cell>
          <table:table-cell office:value-type="float" office:value="1.046" calcext:value-type="float">
            <text:p>1.046</text:p>
          </table:table-cell>
          <table:table-cell office:value-type="float" office:value="1.009" calcext:value-type="float">
            <text:p>1.00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21.4" calcext:value-type="float">
            <text:p>421.4</text:p>
          </table:table-cell>
          <table:table-cell office:value-type="float" office:value="20.07" calcext:value-type="float">
            <text:p>20.07</text:p>
          </table:table-cell>
          <table:table-cell/>
          <table:table-cell table:style-name="ce28" table:number-columns-repeated="4"/>
          <table:table-cell table:number-columns-repeated="100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80.4" calcext:value-type="float">
            <text:p>480.4</text:p>
          </table:table-cell>
          <table:table-cell office:value-type="float" office:value="21.2" calcext:value-type="float">
            <text:p>21.2</text:p>
          </table:table-cell>
          <table:table-cell/>
          <table:table-cell table:style-name="ce29"/>
          <table:table-cell table:number-columns-repeated="1011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541.5" calcext:value-type="float">
            <text:p>541.5</text:p>
          </table:table-cell>
          <table:table-cell office:value-type="float" office:value="22.53" calcext:value-type="float">
            <text:p>22.53</text:p>
          </table:table-cell>
          <table:table-cell/>
          <table:table-cell table:style-name="ce29"/>
          <table:table-cell table:number-columns-repeated="1011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94.1" calcext:value-type="float">
            <text:p>494.1</text:p>
          </table:table-cell>
          <table:table-cell office:value-type="float" office:value="19.85" calcext:value-type="float">
            <text:p>19.85</text:p>
          </table:table-cell>
          <table:table-cell/>
          <table:table-cell table:style-name="ce29"/>
          <table:table-cell table:number-columns-repeated="1011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558.2" calcext:value-type="float">
            <text:p>558.2</text:p>
          </table:table-cell>
          <table:table-cell office:value-type="float" office:value="21.02" calcext:value-type="float">
            <text:p>21.0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89.6" calcext:value-type="float">
            <text:p>289.6</text:p>
          </table:table-cell>
          <table:table-cell office:value-type="float" office:value="21.54" calcext:value-type="float">
            <text:p>21.54</text:p>
          </table:table-cell>
          <table:table-cell table:number-columns-repeated="3"/>
          <table:table-cell table:style-name="ce31" office:value-type="string" calcext:value-type="string">
            <text:p>Rated Load Flow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PM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39.5" calcext:value-type="float">
            <text:p>339.5</text:p>
          </table:table-cell>
          <table:table-cell office:value-type="float" office:value="22.37" calcext:value-type="float">
            <text:p>22.37</text:p>
          </table:table-cell>
          <table:table-cell table:number-columns-repeated="3"/>
          <table:table-cell table:style-name="ce31" office:value-type="string" calcext:value-type="string">
            <text:p>Rated Source Flow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PM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92.9" calcext:value-type="float">
            <text:p>392.9</text:p>
          </table:table-cell>
          <table:table-cell office:value-type="float" office:value="23.34" calcext:value-type="float">
            <text:p>23.34</text:p>
          </table:table-cell>
          <table:table-cell table:number-columns-repeated="3"/>
          <table:table-cell table:style-name="ce31" office:value-type="string" calcext:value-type="string">
            <text:p>Rated Total Capacity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MBTUH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49.1" calcext:value-type="float">
            <text:p>449.1</text:p>
          </table:table-cell>
          <table:table-cell office:value-type="float" office:value="24.5" calcext:value-type="float">
            <text:p>24.5</text:p>
          </table:table-cell>
          <table:table-cell table:number-columns-repeated="3"/>
          <table:table-cell table:style-name="ce31" office:value-type="string" calcext:value-type="string">
            <text:p>Rated Compressor Pow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W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507.5" calcext:value-type="float">
            <text:p>507.5</text:p>
          </table:table-cell>
          <table:table-cell office:value-type="float" office:value="25.86" calcext:value-type="float">
            <text:p>25.8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96.8" calcext:value-type="float">
            <text:p>296.8</text:p>
          </table:table-cell>
          <table:table-cell office:value-type="float" office:value="20.48" calcext:value-type="float">
            <text:p>20.4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48.9" calcext:value-type="float">
            <text:p>348.9</text:p>
          </table:table-cell>
          <table:table-cell office:value-type="float" office:value="21.15" calcext:value-type="float">
            <text:p>21.1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04.7" calcext:value-type="float">
            <text:p>404.7</text:p>
          </table:table-cell>
          <table:table-cell office:value-type="float" office:value="21.95" calcext:value-type="float">
            <text:p>21.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63.7" calcext:value-type="float">
            <text:p>463.7</text:p>
          </table:table-cell>
          <table:table-cell office:value-type="float" office:value="22.91" calcext:value-type="float">
            <text:p>22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525.3" calcext:value-type="float">
            <text:p>525.3</text:p>
          </table:table-cell>
          <table:table-cell office:value-type="float" office:value="24.07" calcext:value-type="float">
            <text:p>24.0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00.4" calcext:value-type="float">
            <text:p>300.4</text:p>
          </table:table-cell>
          <table:table-cell office:value-type="float" office:value="19.97" calcext:value-type="float">
            <text:p>19.9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53.5" calcext:value-type="float">
            <text:p>353.5</text:p>
          </table:table-cell>
          <table:table-cell office:value-type="float" office:value="20.56" calcext:value-type="float">
            <text:p>20.5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10.5" calcext:value-type="float">
            <text:p>410.5</text:p>
          </table:table-cell>
          <table:table-cell office:value-type="float" office:value="21.28" calcext:value-type="float">
            <text:p>21.2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71" calcext:value-type="float">
            <text:p>471</text:p>
          </table:table-cell>
          <table:table-cell office:value-type="float" office:value="22.16" calcext:value-type="float">
            <text:p>22.1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534.2" calcext:value-type="float">
            <text:p>534.2</text:p>
          </table:table-cell>
          <table:table-cell office:value-type="float" office:value="23.22" calcext:value-type="float">
            <text:p>23.2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21.5" calcext:value-type="float">
            <text:p>221.5</text:p>
          </table:table-cell>
          <table:table-cell office:value-type="float" office:value="24.66" calcext:value-type="float">
            <text:p>24.6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4.5" calcext:value-type="float">
            <text:p>264.5</text:p>
          </table:table-cell>
          <table:table-cell office:value-type="float" office:value="25.45" calcext:value-type="float">
            <text:p>25.4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11.3" calcext:value-type="float">
            <text:p>311.3</text:p>
          </table:table-cell>
          <table:table-cell office:value-type="float" office:value="26.33" calcext:value-type="float">
            <text:p>26.3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63.2" calcext:value-type="float">
            <text:p>363.2</text:p>
          </table:table-cell>
          <table:table-cell office:value-type="float" office:value="27.37" calcext:value-type="float">
            <text:p>27.3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16.3" calcext:value-type="float">
            <text:p>416.3</text:p>
          </table:table-cell>
          <table:table-cell office:value-type="float" office:value="28.58" calcext:value-type="float">
            <text:p>28.5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465.1" calcext:value-type="float">
            <text:p>465.1</text:p>
          </table:table-cell>
          <table:table-cell office:value-type="float" office:value="29.83" calcext:value-type="float">
            <text:p>29.8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27.4" calcext:value-type="float">
            <text:p>227.4</text:p>
          </table:table-cell>
          <table:table-cell office:value-type="float" office:value="23.59" calcext:value-type="float">
            <text:p>23.5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72.2" calcext:value-type="float">
            <text:p>272.2</text:p>
          </table:table-cell>
          <table:table-cell office:value-type="float" office:value="24.2" calcext:value-type="float">
            <text:p>24.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21.3" calcext:value-type="float">
            <text:p>321.3</text:p>
          </table:table-cell>
          <table:table-cell office:value-type="float" office:value="24.88" calcext:value-type="float">
            <text:p>24.8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74.1" calcext:value-type="float">
            <text:p>374.1</text:p>
          </table:table-cell>
          <table:table-cell office:value-type="float" office:value="25.69" calcext:value-type="float">
            <text:p>25.6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30.1" calcext:value-type="float">
            <text:p>430.1</text:p>
          </table:table-cell>
          <table:table-cell office:value-type="float" office:value="26.66" calcext:value-type="float">
            <text:p>26.6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487" calcext:value-type="float">
            <text:p>487</text:p>
          </table:table-cell>
          <table:table-cell office:value-type="float" office:value="27.79" calcext:value-type="float">
            <text:p>27.79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30.3" calcext:value-type="float">
            <text:p>230.3</text:p>
          </table:table-cell>
          <table:table-cell office:value-type="float" office:value="23.07" calcext:value-type="float">
            <text:p>23.07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76.1" calcext:value-type="float">
            <text:p>276.1</text:p>
          </table:table-cell>
          <table:table-cell office:value-type="float" office:value="23.59" calcext:value-type="float">
            <text:p>23.59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26.2" calcext:value-type="float">
            <text:p>326.2</text:p>
          </table:table-cell>
          <table:table-cell office:value-type="float" office:value="24.18" calcext:value-type="float">
            <text:p>24.18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80.4" calcext:value-type="float">
            <text:p>380.4</text:p>
          </table:table-cell>
          <table:table-cell office:value-type="float" office:value="24.89" calcext:value-type="float">
            <text:p>24.89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37.9" calcext:value-type="float">
            <text:p>437.9</text:p>
          </table:table-cell>
          <table:table-cell office:value-type="float" office:value="25.76" calcext:value-type="float">
            <text:p>25.76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498.4" calcext:value-type="float">
            <text:p>498.4</text:p>
          </table:table-cell>
          <table:table-cell office:value-type="float" office:value="26.81" calcext:value-type="float">
            <text:p>26.8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98.4" calcext:value-type="float">
            <text:p>198.4</text:p>
          </table:table-cell>
          <table:table-cell office:value-type="float" office:value="29.44" calcext:value-type="float">
            <text:p>29.4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38.1" calcext:value-type="float">
            <text:p>238.1</text:p>
          </table:table-cell>
          <table:table-cell office:value-type="float" office:value="30.32" calcext:value-type="float">
            <text:p>30.3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81.5" calcext:value-type="float">
            <text:p>281.5</text:p>
          </table:table-cell>
          <table:table-cell office:value-type="float" office:value="31.27" calcext:value-type="float">
            <text:p>31.2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28.1" calcext:value-type="float">
            <text:p>328.1</text:p>
          </table:table-cell>
          <table:table-cell office:value-type="float" office:value="32.37" calcext:value-type="float">
            <text:p>32.3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77.5" calcext:value-type="float">
            <text:p>377.5</text:p>
          </table:table-cell>
          <table:table-cell office:value-type="float" office:value="33.65" calcext:value-type="float">
            <text:p>33.6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412.5" calcext:value-type="float">
            <text:p>412.5</text:p>
          </table:table-cell>
          <table:table-cell office:value-type="float" office:value="34.66" calcext:value-type="float">
            <text:p>34.6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04.8" calcext:value-type="float">
            <text:p>204.8</text:p>
          </table:table-cell>
          <table:table-cell office:value-type="float" office:value="28.13" calcext:value-type="float">
            <text:p>28.1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46.5" calcext:value-type="float">
            <text:p>246.5</text:p>
          </table:table-cell>
          <table:table-cell office:value-type="float" office:value="28.79" calcext:value-type="float">
            <text:p>28.7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92.3" calcext:value-type="float">
            <text:p>292.3</text:p>
          </table:table-cell>
          <table:table-cell office:value-type="float" office:value="29.51" calcext:value-type="float">
            <text:p>29.5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41.9" calcext:value-type="float">
            <text:p>341.9</text:p>
          </table:table-cell>
          <table:table-cell office:value-type="float" office:value="30.35" calcext:value-type="float">
            <text:p>30.3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94.6" calcext:value-type="float">
            <text:p>394.6</text:p>
          </table:table-cell>
          <table:table-cell office:value-type="float" office:value="31.35" calcext:value-type="float">
            <text:p>31.3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437.6" calcext:value-type="float">
            <text:p>437.6</text:p>
          </table:table-cell>
          <table:table-cell office:value-type="float" office:value="32.27" calcext:value-type="float">
            <text:p>32.2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08" calcext:value-type="float">
            <text:p>208</text:p>
          </table:table-cell>
          <table:table-cell office:value-type="float" office:value="27.5" calcext:value-type="float">
            <text:p>27.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0.7" calcext:value-type="float">
            <text:p>250.7</text:p>
          </table:table-cell>
          <table:table-cell office:value-type="float" office:value="28.06" calcext:value-type="float">
            <text:p>28.0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97.7" calcext:value-type="float">
            <text:p>297.7</text:p>
          </table:table-cell>
          <table:table-cell office:value-type="float" office:value="28.67" calcext:value-type="float">
            <text:p>28.6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48.6" calcext:value-type="float">
            <text:p>348.6</text:p>
          </table:table-cell>
          <table:table-cell office:value-type="float" office:value="29.38" calcext:value-type="float">
            <text:p>29.3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03.1" calcext:value-type="float">
            <text:p>403.1</text:p>
          </table:table-cell>
          <table:table-cell office:value-type="float" office:value="30.26" calcext:value-type="float">
            <text:p>30.2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450.3" calcext:value-type="float">
            <text:p>450.3</text:p>
          </table:table-cell>
          <table:table-cell office:value-type="float" office:value="31.12" calcext:value-type="float">
            <text:p>31.1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71" calcext:value-type="float">
            <text:p>171</text:p>
          </table:table-cell>
          <table:table-cell office:value-type="float" office:value="35.38" calcext:value-type="float">
            <text:p>35.3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06.6" calcext:value-type="float">
            <text:p>206.6</text:p>
          </table:table-cell>
          <table:table-cell office:value-type="float" office:value="36.35" calcext:value-type="float">
            <text:p>36.3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45.7" calcext:value-type="float">
            <text:p>245.7</text:p>
          </table:table-cell>
          <table:table-cell office:value-type="float" office:value="37.39" calcext:value-type="float">
            <text:p>37.3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287.8" calcext:value-type="float">
            <text:p>287.8</text:p>
          </table:table-cell>
          <table:table-cell office:value-type="float" office:value="38.56" calcext:value-type="float">
            <text:p>38.5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32.4" calcext:value-type="float">
            <text:p>332.4</text:p>
          </table:table-cell>
          <table:table-cell office:value-type="float" office:value="39.91" calcext:value-type="float">
            <text:p>39.9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78.2" calcext:value-type="float">
            <text:p>178.2</text:p>
          </table:table-cell>
          <table:table-cell office:value-type="float" office:value="33.78" calcext:value-type="float">
            <text:p>33.7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16" calcext:value-type="float">
            <text:p>216</text:p>
          </table:table-cell>
          <table:table-cell office:value-type="float" office:value="34.51" calcext:value-type="float">
            <text:p>34.5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57.8" calcext:value-type="float">
            <text:p>257.8</text:p>
          </table:table-cell>
          <table:table-cell office:value-type="float" office:value="35.28" calcext:value-type="float">
            <text:p>35.2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03.2" calcext:value-type="float">
            <text:p>303.2</text:p>
          </table:table-cell>
          <table:table-cell office:value-type="float" office:value="36.16" calcext:value-type="float">
            <text:p>36.1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51.7" calcext:value-type="float">
            <text:p>351.7</text:p>
          </table:table-cell>
          <table:table-cell office:value-type="float" office:value="37.2" calcext:value-type="float">
            <text:p>37.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81.7" calcext:value-type="float">
            <text:p>181.7</text:p>
          </table:table-cell>
          <table:table-cell office:value-type="float" office:value="33" calcext:value-type="float">
            <text:p>3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20.6" calcext:value-type="float">
            <text:p>220.6</text:p>
          </table:table-cell>
          <table:table-cell office:value-type="float" office:value="33.62" calcext:value-type="float">
            <text:p>33.6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63.7" calcext:value-type="float">
            <text:p>263.7</text:p>
          </table:table-cell>
          <table:table-cell office:value-type="float" office:value="34.26" calcext:value-type="float">
            <text:p>34.2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10.7" calcext:value-type="float">
            <text:p>310.7</text:p>
          </table:table-cell>
          <table:table-cell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61.1" calcext:value-type="float">
            <text:p>361.1</text:p>
          </table:table-cell>
          <table:table-cell office:value-type="float" office:value="35.89" calcext:value-type="float">
            <text:p>35.89</text:p>
          </table:table-cell>
          <table:table-cell table:number-columns-repeated="1013"/>
        </table:table-row>
        <table:table-row table:style-name="ro1" table:number-rows-repeated="1048493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oolingKnownParameters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4" table:number-columns-repeated="993" table:default-cell-style-name="Default"/>
        <table:table-row table:style-name="ro1">
          <table:table-cell table:style-name="ce10" table:number-columns-repeated="2"/>
          <table:table-cell table:style-name="ce30"/>
          <table:table-cell table:style-name="ce10" table:number-columns-repeated="3"/>
          <table:table-cell table:style-name="ce30"/>
          <table:table-cell table:style-name="ce10" table:number-columns-repeated="4"/>
          <table:table-cell table:style-name="ce30"/>
          <table:table-cell table:style-name="ce10" table:number-columns-repeated="4"/>
          <table:table-cell table:style-name="ce30"/>
          <table:table-cell table:style-name="ce10" table:number-columns-repeated="2"/>
          <table:table-cell table:style-name="ce30"/>
          <table:table-cell table:style-name="ce10" table:number-columns-repeated="2"/>
          <table:table-cell table:style-name="ce30"/>
          <table:table-cell table:style-name="ce10" table:number-columns-repeated="6"/>
          <table:table-cell table:style-name="ce28" table:number-columns-repeated="993"/>
        </table:table-row>
        <table:table-row table:style-name="ro1">
          <table:table-cell/>
          <table:table-cell table:style-name="ce24" office:value-type="string" calcext:value-type="string">
            <text:p>This data is generated by first making up fake curve coefficients</text:p>
          </table:table-cell>
          <table:table-cell table:style-name="ce23" table:number-columns-repeated="5"/>
          <table:table-cell table:style-name="ce27" table:number-columns-repeated="8"/>
          <table:table-cell table:number-columns-repeated="29"/>
          <table:table-cell table:style-name="ce27" table:number-columns-repeated="976"/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The idea here is that once the curve is evaluated to come up with an artificial dataset, the parameter tool should be able to recreate the original coefficients</text:p>
          </table:table-cell>
          <table:table-cell table:style-name="ce23" table:number-columns-repeated="5"/>
          <table:table-cell table:style-name="ce27" table:number-columns-repeated="8"/>
          <table:table-cell table:number-columns-repeated="29"/>
          <table:table-cell table:style-name="ce27" table:number-columns-repeated="976"/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This data is ready to paste directly into the parameter estimation tool</text:p>
          </table:table-cell>
          <table:table-cell table:style-name="ce23" table:number-columns-repeated="5"/>
          <table:table-cell table:style-name="ce27" table:number-columns-repeated="8"/>
          <table:table-cell table:number-columns-repeated="29"/>
          <table:table-cell table:style-name="ce27" table:number-columns-repeated="976"/>
          <table:table-cell table:number-columns-repeated="2"/>
        </table:table-row>
        <table:table-row table:style-name="ro1">
          <table:table-cell table:style-name="ce10" table:number-columns-repeated="2"/>
          <table:table-cell table:style-name="ce30"/>
          <table:table-cell table:style-name="ce10" table:number-columns-repeated="3"/>
          <table:table-cell table:style-name="ce30"/>
          <table:table-cell table:style-name="ce10" table:number-columns-repeated="4"/>
          <table:table-cell table:style-name="ce30"/>
          <table:table-cell table:style-name="ce10" table:number-columns-repeated="4"/>
          <table:table-cell table:style-name="ce30"/>
          <table:table-cell table:style-name="ce10" table:number-columns-repeated="2"/>
          <table:table-cell table:style-name="ce30"/>
          <table:table-cell table:style-name="ce10" table:number-columns-repeated="2"/>
          <table:table-cell table:style-name="ce30"/>
          <table:table-cell table:style-name="ce10" table:number-columns-repeated="6"/>
          <table:table-cell table:style-name="ce28" table:number-columns-repeated="993"/>
        </table:table-row>
        <table:table-row table:style-name="ro3">
          <table:table-cell table:style-name="ce10" table:number-columns-repeated="2"/>
          <table:table-cell table:style-name="ce30" office:value-type="string" calcext:value-type="string" table:number-columns-spanned="3" table:number-rows-spanned="1">
            <text:p>MADE UP COEFFICIENTS; THESE ARE THE OUTPUT OF THE CALCULATION TOOL</text:p>
          </table:table-cell>
          <table:covered-table-cell table:number-columns-repeated="2" table:style-name="ce10"/>
          <table:table-cell table:style-name="ce10"/>
          <table:table-cell table:style-name="ce30" office:value-type="string" calcext:value-type="string" table:number-columns-spanned="4" table:number-rows-spanned="1">
            <text:p>MADE UP INDEPENDENT VARIABLES</text:p>
          </table:table-cell>
          <table:covered-table-cell table:number-columns-repeated="3" table:style-name="ce10"/>
          <table:table-cell table:style-name="ce10"/>
          <table:table-cell table:style-name="ce30" office:value-type="string" calcext:value-type="string" table:number-columns-spanned="4" table:number-rows-spanned="1">
            <text:p>SCALING INDEPENDENT VARIABLES</text:p>
          </table:table-cell>
          <table:covered-table-cell table:number-columns-repeated="3" table:style-name="ce10"/>
          <table:table-cell table:style-name="ce10"/>
          <table:table-cell table:style-name="ce30" office:value-type="string" calcext:value-type="string" table:number-columns-spanned="2" table:number-rows-spanned="1">
            <text:p>CALCULATE SCALED Q and P</text:p>
          </table:table-cell>
          <table:covered-table-cell table:style-name="ce10"/>
          <table:table-cell table:style-name="ce10"/>
          <table:table-cell table:style-name="ce30" office:value-type="string" calcext:value-type="string" table:number-columns-spanned="2" table:number-rows-spanned="1">
            <text:p>UNSCALE Q and P TO REAL VALUES</text:p>
          </table:table-cell>
          <table:covered-table-cell table:style-name="ce10"/>
          <table:table-cell table:style-name="ce10"/>
          <table:table-cell table:style-name="ce30" office:value-type="string" calcext:value-type="string" table:number-columns-spanned="6" table:number-rows-spanned="1">
            <text:p>FINAL DATA SET READY TO PASTE IN TO THE TOOL</text:p>
          </table:table-cell>
          <table:covered-table-cell table:number-columns-repeated="5" table:style-name="ce10"/>
          <table:table-cell table:style-name="ce10"/>
          <table:table-cell table:style-name="ce28" table:number-columns-repeated="993"/>
        </table:table-row>
        <table:table-row table:style-name="ro3">
          <table:table-cell table:number-columns-repeated="2"/>
          <table:table-cell table:style-name="ce26" office:value-type="string" calcext:value-type="string">
            <text:p>Params</text:p>
          </table:table-cell>
          <table:table-cell table:style-name="ce26" office:value-type="string" calcext:value-type="string">
            <text:p>Capacity</text:p>
          </table:table-cell>
          <table:table-cell table:style-name="ce26" office:value-type="string" calcext:value-type="string">
            <text:p>Power</text:p>
          </table:table-cell>
          <table:table-cell table:style-name="ce27"/>
          <table:table-cell table:style-name="ce23" office:value-type="string" calcext:value-type="string">
            <text:p>Source Side EWT</text:p>
          </table:table-cell>
          <table:table-cell table:style-name="ce23" office:value-type="string" calcext:value-type="string">
            <text:p>Source Side Flow</text:p>
          </table:table-cell>
          <table:table-cell table:style-name="ce23" office:value-type="string" calcext:value-type="string">
            <text:p>Load Side EWT</text:p>
          </table:table-cell>
          <table:table-cell table:style-name="ce23" office:value-type="string" calcext:value-type="string">
            <text:p>Load Side Flow Rate</text:p>
          </table:table-cell>
          <table:table-cell table:style-name="ce14"/>
          <table:table-cell table:style-name="ce23" office:value-type="string" calcext:value-type="string">
            <text:p>Scaled Source Side EWT</text:p>
          </table:table-cell>
          <table:table-cell table:style-name="ce23" office:value-type="string" calcext:value-type="string">
            <text:p>Scaled Source Side Flow</text:p>
          </table:table-cell>
          <table:table-cell table:style-name="ce23" office:value-type="string" calcext:value-type="string">
            <text:p>Scaled Load Side EWT</text:p>
          </table:table-cell>
          <table:table-cell table:style-name="ce23" office:value-type="string" calcext:value-type="string">
            <text:p>Scaled Load Side Flow</text:p>
          </table:table-cell>
          <table:table-cell table:style-name="ce14"/>
          <table:table-cell table:style-name="ce23" office:value-type="string" calcext:value-type="string">
            <text:p>Capacity Curve Output</text:p>
          </table:table-cell>
          <table:table-cell table:style-name="ce23" office:value-type="string" calcext:value-type="string">
            <text:p>Power Curve Output</text:p>
          </table:table-cell>
          <table:table-cell table:style-name="ce14"/>
          <table:table-cell table:style-name="ce23" office:value-type="string" calcext:value-type="string">
            <text:p>Capacity</text:p>
          </table:table-cell>
          <table:table-cell table:style-name="ce23" office:value-type="string" calcext:value-type="string">
            <text:p>Power</text:p>
          </table:table-cell>
          <table:table-cell table:style-name="ce14"/>
          <table:table-cell table:style-name="ce23" table:formula="of:=[.G7]" office:value-type="string" office:string-value="Source Side EWT" calcext:value-type="string">
            <text:p>Source Side EWT</text:p>
          </table:table-cell>
          <table:table-cell table:style-name="ce23" table:formula="of:=[.H7]" office:value-type="string" office:string-value="Source Side Flow" calcext:value-type="string">
            <text:p>Source Side Flow</text:p>
          </table:table-cell>
          <table:table-cell table:style-name="ce23" table:formula="of:=[.I7]" office:value-type="string" office:string-value="Load Side EWT" calcext:value-type="string">
            <text:p>Load Side EWT</text:p>
          </table:table-cell>
          <table:table-cell table:style-name="ce23" table:formula="of:=[.J7]" office:value-type="string" office:string-value="Load Side Flow Rate" calcext:value-type="string">
            <text:p>Load Side Flow Rate</text:p>
          </table:table-cell>
          <table:table-cell table:style-name="ce23" table:formula="of:=[.T7]" office:value-type="string" office:string-value="Capacity" calcext:value-type="string">
            <text:p>Capacity</text:p>
          </table:table-cell>
          <table:table-cell table:style-name="ce23" table:formula="of:=[.U7]" office:value-type="string" office:string-value="Power" calcext:value-type="string">
            <text:p>Power</text:p>
          </table:table-cell>
          <table:table-cell table:style-name="ce27"/>
          <table:table-cell table:number-columns-repeated="993"/>
        </table:table-row>
        <table:table-row table:style-name="ro1">
          <table:table-cell table:number-columns-repeated="2"/>
          <table:table-cell table:style-name="ce11" office:value-type="string" calcext:value-type="string">
            <text:p>A</text:p>
          </table:table-cell>
          <table:table-cell table:style-name="ce11" office:value-type="float" office:value="10.2" calcext:value-type="float">
            <text:p>10.2</text:p>
          </table:table-cell>
          <table:table-cell table:style-name="ce11" office:value-type="float" office:value="37.1" calcext:value-type="float">
            <text:p>37.1</text:p>
          </table:table-cell>
          <table:table-cell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m3/s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m3/s</text:p>
          </table:table-cell>
          <table:table-cell table:style-name="ce11"/>
          <table:table-cell table:number-columns-repeated="4" table:style-name="ce26" office:value-type="string" calcext:value-type="string">
            <text:p>-</text:p>
          </table:table-cell>
          <table:table-cell table:style-name="ce11"/>
          <table:table-cell table:number-columns-repeated="2" table:style-name="ce26" office:value-type="string" calcext:value-type="string">
            <text:p>-</text:p>
          </table:table-cell>
          <table:table-cell table:style-name="ce11"/>
          <table:table-cell table:number-columns-repeated="2" table:style-name="ce26" office:value-type="string" calcext:value-type="string">
            <text:p>kW</text:p>
          </table:table-cell>
          <table:table-cell table:style-name="ce11"/>
          <table:table-cell table:style-name="ce23" table:formula="of:=[.G8]" office:value-type="string" office:string-value="C" calcext:value-type="string">
            <text:p>C</text:p>
          </table:table-cell>
          <table:table-cell table:style-name="ce23" table:formula="of:=[.H8]" office:value-type="string" office:string-value="m3/s" calcext:value-type="string">
            <text:p>m3/s</text:p>
          </table:table-cell>
          <table:table-cell table:style-name="ce23" table:formula="of:=[.I8]" office:value-type="string" office:string-value="C" calcext:value-type="string">
            <text:p>C</text:p>
          </table:table-cell>
          <table:table-cell table:style-name="ce23" table:formula="of:=[.J8]" office:value-type="string" office:string-value="m3/s" calcext:value-type="string">
            <text:p>m3/s</text:p>
          </table:table-cell>
          <table:table-cell table:style-name="ce23" table:formula="of:=[.T8]" office:value-type="string" office:string-value="kW" calcext:value-type="string">
            <text:p>kW</text:p>
          </table:table-cell>
          <table:table-cell table:style-name="ce23" table:formula="of:=[.U8]" office:value-type="string" office:string-value="kW" calcext:value-type="string">
            <text:p>kW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1" office:value-type="string" calcext:value-type="string">
            <text:p>B</text:p>
          </table:table-cell>
          <table:table-cell table:style-name="ce11" office:value-type="float" office:value="52.3" calcext:value-type="float">
            <text:p>52.3</text:p>
          </table:table-cell>
          <table:table-cell table:style-name="ce11" office:value-type="float" office:value="12.4" calcext:value-type="float">
            <text:p>12.4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formula="of:=([.G9]+273.15)/[.$D$21]" office:value-type="float" office:value="0.968727915194346" calcext:value-type="float">
            <text:p>0.968727915194346</text:p>
          </table:table-cell>
          <table:table-cell table:formula="of:=[.H9]/[.$D$16]" office:value-type="float" office:value="0.05" calcext:value-type="float">
            <text:p>0.05</text:p>
          </table:table-cell>
          <table:table-cell table:formula="of:=([.I9]+273.15)/[.$D$21]" office:value-type="float" office:value="0.968727915194346" calcext:value-type="float">
            <text:p>0.968727915194346</text:p>
          </table:table-cell>
          <table:table-cell table:formula="of:=[.J9]/[.$D$15]" office:value-type="float" office:value="0.1" calcext:value-type="float">
            <text:p>0.1</text:p>
          </table:table-cell>
          <table:table-cell/>
          <table:table-cell table:formula="of:=[.$D$8]+[.$D$9]*[.N9]+[.$D$10]*[.L9]+[.$D$11]*[.O9]+[.$D$12]*[.M9]" office:value-type="float" office:value="71.8899293286219" calcext:value-type="float">
            <text:p>71.8899293286219</text:p>
          </table:table-cell>
          <table:table-cell table:formula="of:=[.$E$8]+[.$E$9]*[.N9]+[.$E$10]*[.L9]+[.$E$11]*[.O9]+[.$E$12]*[.M9]" office:value-type="float" office:value="93.5764487632509" calcext:value-type="float">
            <text:p>93.5764487632509</text:p>
          </table:table-cell>
          <table:table-cell/>
          <table:table-cell table:formula="of:=[.Q9]*[.$D$17]" office:value-type="float" office:value="7188.99293286219" calcext:value-type="float">
            <text:p>7188.99293286219</text:p>
          </table:table-cell>
          <table:table-cell table:formula="of:=[.R9]*[.$D$18]" office:value-type="float" office:value="4678.82243816255" calcext:value-type="float">
            <text:p>4678.82243816255</text:p>
          </table:table-cell>
          <table:table-cell/>
          <table:table-cell table:style-name="ce27" table:formula="of:=[.G9]" office:value-type="float" office:value="1" calcext:value-type="float">
            <text:p>1</text:p>
          </table:table-cell>
          <table:table-cell table:style-name="ce27" table:formula="of:=[.H9]" office:value-type="float" office:value="1" calcext:value-type="float">
            <text:p>1</text:p>
          </table:table-cell>
          <table:table-cell table:style-name="ce27" table:formula="of:=[.I9]" office:value-type="float" office:value="1" calcext:value-type="float">
            <text:p>1</text:p>
          </table:table-cell>
          <table:table-cell table:style-name="ce27" table:formula="of:=[.J9]" office:value-type="float" office:value="1" calcext:value-type="float">
            <text:p>1</text:p>
          </table:table-cell>
          <table:table-cell table:style-name="ce27" table:formula="of:=[.T9]" office:value-type="float" office:value="7188.99293286219" calcext:value-type="float">
            <text:p>7188.99293286219</text:p>
          </table:table-cell>
          <table:table-cell table:style-name="ce27" table:formula="of:=[.U9]" office:value-type="float" office:value="4678.82243816255" calcext:value-type="float">
            <text:p>4678.82243816255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1" office:value-type="string" calcext:value-type="string">
            <text:p>C</text:p>
          </table:table-cell>
          <table:table-cell table:style-name="ce11" office:value-type="float" office:value="7.5" calcext:value-type="float">
            <text:p>7.5</text:p>
          </table:table-cell>
          <table:table-cell table:style-name="ce11" office:value-type="float" office:value="35.2" calcext:value-type="float">
            <text:p>35.2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/>
          <table:table-cell table:formula="of:=([.G10]+273.15)/[.$D$21]" office:value-type="float" office:value="0.97226148409894" calcext:value-type="float">
            <text:p>0.97226148409894</text:p>
          </table:table-cell>
          <table:table-cell table:formula="of:=[.H10]/[.$D$16]" office:value-type="float" office:value="0.1" calcext:value-type="float">
            <text:p>0.1</text:p>
          </table:table-cell>
          <table:table-cell table:formula="of:=([.I10]+273.15)/[.$D$21]" office:value-type="float" office:value="0.97226148409894" calcext:value-type="float">
            <text:p>0.97226148409894</text:p>
          </table:table-cell>
          <table:table-cell table:formula="of:=[.J10]/[.$D$15]" office:value-type="float" office:value="0.2" calcext:value-type="float">
            <text:p>0.2</text:p>
          </table:table-cell>
          <table:table-cell/>
          <table:table-cell table:formula="of:=[.$D$8]+[.$D$9]*[.N10]+[.$D$10]*[.L10]+[.$D$11]*[.O10]+[.$D$12]*[.M10]" office:value-type="float" office:value="75.8612367491166" calcext:value-type="float">
            <text:p>75.8612367491166</text:p>
          </table:table-cell>
          <table:table-cell table:formula="of:=[.$E$8]+[.$E$9]*[.N10]+[.$E$10]*[.L10]+[.$E$11]*[.O10]+[.$E$12]*[.M10]" office:value-type="float" office:value="104.10964664311" calcext:value-type="float">
            <text:p>104.10964664311</text:p>
          </table:table-cell>
          <table:table-cell/>
          <table:table-cell table:formula="of:=[.Q10]*[.$D$17]" office:value-type="float" office:value="7586.12367491166" calcext:value-type="float">
            <text:p>7586.12367491166</text:p>
          </table:table-cell>
          <table:table-cell table:formula="of:=[.R10]*[.$D$18]" office:value-type="float" office:value="5205.48233215548" calcext:value-type="float">
            <text:p>5205.48233215548</text:p>
          </table:table-cell>
          <table:table-cell/>
          <table:table-cell table:style-name="ce27" table:formula="of:=[.G10]" office:value-type="float" office:value="2" calcext:value-type="float">
            <text:p>2</text:p>
          </table:table-cell>
          <table:table-cell table:style-name="ce27" table:formula="of:=[.H10]" office:value-type="float" office:value="2" calcext:value-type="float">
            <text:p>2</text:p>
          </table:table-cell>
          <table:table-cell table:style-name="ce27" table:formula="of:=[.I10]" office:value-type="float" office:value="2" calcext:value-type="float">
            <text:p>2</text:p>
          </table:table-cell>
          <table:table-cell table:style-name="ce27" table:formula="of:=[.J10]" office:value-type="float" office:value="2" calcext:value-type="float">
            <text:p>2</text:p>
          </table:table-cell>
          <table:table-cell table:style-name="ce27" table:formula="of:=[.T10]" office:value-type="float" office:value="7586.12367491166" calcext:value-type="float">
            <text:p>7586.12367491166</text:p>
          </table:table-cell>
          <table:table-cell table:style-name="ce27" table:formula="of:=[.U10]" office:value-type="float" office:value="5205.48233215548" calcext:value-type="float">
            <text:p>5205.48233215548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1" office:value-type="string" calcext:value-type="string">
            <text:p>D</text:p>
          </table:table-cell>
          <table:table-cell table:style-name="ce11" office:value-type="float" office:value="12.5" calcext:value-type="float">
            <text:p>12.5</text:p>
          </table:table-cell>
          <table:table-cell table:style-name="ce11" office:value-type="float" office:value="61.2" calcext:value-type="float">
            <text:p>61.2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formula="of:=([.G11]+273.15)/[.$D$21]" office:value-type="float" office:value="0.975795053003533" calcext:value-type="float">
            <text:p>0.975795053003533</text:p>
          </table:table-cell>
          <table:table-cell table:formula="of:=[.H11]/[.$D$16]" office:value-type="float" office:value="0.15" calcext:value-type="float">
            <text:p>0.15</text:p>
          </table:table-cell>
          <table:table-cell table:formula="of:=([.I11]+273.15)/[.$D$21]" office:value-type="float" office:value="0.975795053003533" calcext:value-type="float">
            <text:p>0.975795053003533</text:p>
          </table:table-cell>
          <table:table-cell table:formula="of:=[.J11]/[.$D$15]" office:value-type="float" office:value="0.3" calcext:value-type="float">
            <text:p>0.3</text:p>
          </table:table-cell>
          <table:table-cell/>
          <table:table-cell table:formula="of:=[.$D$8]+[.$D$9]*[.N11]+[.$D$10]*[.L11]+[.$D$11]*[.O11]+[.$D$12]*[.M11]" office:value-type="float" office:value="79.8325441696113" calcext:value-type="float">
            <text:p>79.8325441696113</text:p>
          </table:table-cell>
          <table:table-cell table:formula="of:=[.$E$8]+[.$E$9]*[.N11]+[.$E$10]*[.L11]+[.$E$11]*[.O11]+[.$E$12]*[.M11]" office:value-type="float" office:value="114.642844522968" calcext:value-type="float">
            <text:p>114.642844522968</text:p>
          </table:table-cell>
          <table:table-cell/>
          <table:table-cell table:formula="of:=[.Q11]*[.$D$17]" office:value-type="float" office:value="7983.25441696113" calcext:value-type="float">
            <text:p>7983.25441696113</text:p>
          </table:table-cell>
          <table:table-cell table:formula="of:=[.R11]*[.$D$18]" office:value-type="float" office:value="5732.14222614841" calcext:value-type="float">
            <text:p>5732.14222614841</text:p>
          </table:table-cell>
          <table:table-cell/>
          <table:table-cell table:style-name="ce27" table:formula="of:=[.G11]" office:value-type="float" office:value="3" calcext:value-type="float">
            <text:p>3</text:p>
          </table:table-cell>
          <table:table-cell table:style-name="ce27" table:formula="of:=[.H11]" office:value-type="float" office:value="3" calcext:value-type="float">
            <text:p>3</text:p>
          </table:table-cell>
          <table:table-cell table:style-name="ce27" table:formula="of:=[.I11]" office:value-type="float" office:value="3" calcext:value-type="float">
            <text:p>3</text:p>
          </table:table-cell>
          <table:table-cell table:style-name="ce27" table:formula="of:=[.J11]" office:value-type="float" office:value="3" calcext:value-type="float">
            <text:p>3</text:p>
          </table:table-cell>
          <table:table-cell table:style-name="ce27" table:formula="of:=[.T11]" office:value-type="float" office:value="7983.25441696113" calcext:value-type="float">
            <text:p>7983.25441696113</text:p>
          </table:table-cell>
          <table:table-cell table:style-name="ce27" table:formula="of:=[.U11]" office:value-type="float" office:value="5732.14222614841" calcext:value-type="float">
            <text:p>5732.14222614841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1" office:value-type="string" calcext:value-type="string">
            <text:p>E</text:p>
          </table:table-cell>
          <table:table-cell table:style-name="ce11" office:value-type="float" office:value="50.2" calcext:value-type="float">
            <text:p>50.2</text:p>
          </table:table-cell>
          <table:table-cell table:style-name="ce11" office:value-type="float" office:value="84.9" calcext:value-type="float">
            <text:p>84.9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table:formula="of:=([.G12]+273.15)/[.$D$21]" office:value-type="float" office:value="0.979328621908127" calcext:value-type="float">
            <text:p>0.979328621908127</text:p>
          </table:table-cell>
          <table:table-cell table:formula="of:=[.H12]/[.$D$16]" office:value-type="float" office:value="0.2" calcext:value-type="float">
            <text:p>0.2</text:p>
          </table:table-cell>
          <table:table-cell table:formula="of:=([.I12]+273.15)/[.$D$21]" office:value-type="float" office:value="0.979328621908127" calcext:value-type="float">
            <text:p>0.979328621908127</text:p>
          </table:table-cell>
          <table:table-cell table:formula="of:=[.J12]/[.$D$15]" office:value-type="float" office:value="0.4" calcext:value-type="float">
            <text:p>0.4</text:p>
          </table:table-cell>
          <table:table-cell/>
          <table:table-cell table:formula="of:=[.$D$8]+[.$D$9]*[.N12]+[.$D$10]*[.L12]+[.$D$11]*[.O12]+[.$D$12]*[.M12]" office:value-type="float" office:value="83.803851590106" calcext:value-type="float">
            <text:p>83.803851590106</text:p>
          </table:table-cell>
          <table:table-cell table:formula="of:=[.$E$8]+[.$E$9]*[.N12]+[.$E$10]*[.L12]+[.$E$11]*[.O12]+[.$E$12]*[.M12]" office:value-type="float" office:value="125.176042402827" calcext:value-type="float">
            <text:p>125.176042402827</text:p>
          </table:table-cell>
          <table:table-cell/>
          <table:table-cell table:formula="of:=[.Q12]*[.$D$17]" office:value-type="float" office:value="8380.3851590106" calcext:value-type="float">
            <text:p>8380.3851590106</text:p>
          </table:table-cell>
          <table:table-cell table:formula="of:=[.R12]*[.$D$18]" office:value-type="float" office:value="6258.80212014134" calcext:value-type="float">
            <text:p>6258.80212014134</text:p>
          </table:table-cell>
          <table:table-cell/>
          <table:table-cell table:style-name="ce27" table:formula="of:=[.G12]" office:value-type="float" office:value="4" calcext:value-type="float">
            <text:p>4</text:p>
          </table:table-cell>
          <table:table-cell table:style-name="ce27" table:formula="of:=[.H12]" office:value-type="float" office:value="4" calcext:value-type="float">
            <text:p>4</text:p>
          </table:table-cell>
          <table:table-cell table:style-name="ce27" table:formula="of:=[.I12]" office:value-type="float" office:value="4" calcext:value-type="float">
            <text:p>4</text:p>
          </table:table-cell>
          <table:table-cell table:style-name="ce27" table:formula="of:=[.J12]" office:value-type="float" office:value="4" calcext:value-type="float">
            <text:p>4</text:p>
          </table:table-cell>
          <table:table-cell table:style-name="ce27" table:formula="of:=[.T12]" office:value-type="float" office:value="8380.3851590106" calcext:value-type="float">
            <text:p>8380.3851590106</text:p>
          </table:table-cell>
          <table:table-cell table:style-name="ce27" table:formula="of:=[.U12]" office:value-type="float" office:value="6258.80212014134" calcext:value-type="float">
            <text:p>6258.80212014134</text:p>
          </table:table-cell>
          <table:table-cell table:number-columns-repeated="994"/>
        </table:table-row>
        <table:table-row table:style-name="ro1">
          <table:table-cell table:number-columns-repeated="6"/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G13]+273.15)/[.$D$21]" office:value-type="float" office:value="0.982862190812721" calcext:value-type="float">
            <text:p>0.982862190812721</text:p>
          </table:table-cell>
          <table:table-cell table:formula="of:=[.H13]/[.$D$16]" office:value-type="float" office:value="0.25" calcext:value-type="float">
            <text:p>0.25</text:p>
          </table:table-cell>
          <table:table-cell table:formula="of:=([.I13]+273.15)/[.$D$21]" office:value-type="float" office:value="0.982862190812721" calcext:value-type="float">
            <text:p>0.982862190812721</text:p>
          </table:table-cell>
          <table:table-cell table:formula="of:=[.J13]/[.$D$15]" office:value-type="float" office:value="0.1" calcext:value-type="float">
            <text:p>0.1</text:p>
          </table:table-cell>
          <table:table-cell/>
          <table:table-cell table:formula="of:=[.$D$8]+[.$D$9]*[.N13]+[.$D$10]*[.L13]+[.$D$11]*[.O13]+[.$D$12]*[.M13]" office:value-type="float" office:value="82.7751590106007" calcext:value-type="float">
            <text:p>82.7751590106007</text:p>
          </table:table-cell>
          <table:table-cell table:formula="of:=[.$E$8]+[.$E$9]*[.N13]+[.$E$10]*[.L13]+[.$E$11]*[.O13]+[.$E$12]*[.M13]" office:value-type="float" office:value="111.229240282686" calcext:value-type="float">
            <text:p>111.229240282686</text:p>
          </table:table-cell>
          <table:table-cell/>
          <table:table-cell table:formula="of:=[.Q13]*[.$D$17]" office:value-type="float" office:value="8277.51590106007" calcext:value-type="float">
            <text:p>8277.51590106007</text:p>
          </table:table-cell>
          <table:table-cell table:formula="of:=[.R13]*[.$D$18]" office:value-type="float" office:value="5561.46201413428" calcext:value-type="float">
            <text:p>5561.46201413428</text:p>
          </table:table-cell>
          <table:table-cell/>
          <table:table-cell table:style-name="ce27" table:formula="of:=[.G13]" office:value-type="float" office:value="5" calcext:value-type="float">
            <text:p>5</text:p>
          </table:table-cell>
          <table:table-cell table:style-name="ce27" table:formula="of:=[.H13]" office:value-type="float" office:value="5" calcext:value-type="float">
            <text:p>5</text:p>
          </table:table-cell>
          <table:table-cell table:style-name="ce27" table:formula="of:=[.I13]" office:value-type="float" office:value="5" calcext:value-type="float">
            <text:p>5</text:p>
          </table:table-cell>
          <table:table-cell table:style-name="ce27" table:formula="of:=[.J13]" office:value-type="float" office:value="1" calcext:value-type="float">
            <text:p>1</text:p>
          </table:table-cell>
          <table:table-cell table:style-name="ce27" table:formula="of:=[.T13]" office:value-type="float" office:value="8277.51590106007" calcext:value-type="float">
            <text:p>8277.51590106007</text:p>
          </table:table-cell>
          <table:table-cell table:style-name="ce27" table:formula="of:=[.U13]" office:value-type="float" office:value="5561.46201413428" calcext:value-type="float">
            <text:p>5561.46201413428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3" table:number-rows-spanned="1">
            <text:p>MADE UP RATED PARAMETERS</text:p>
          </table:table-cell>
          <table:covered-table-cell table:number-columns-repeated="2"/>
          <table:table-cell/>
          <table:table-cell table:number-columns-repeated="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G14]+273.15)/[.$D$21]" office:value-type="float" office:value="0.986395759717314" calcext:value-type="float">
            <text:p>0.986395759717314</text:p>
          </table:table-cell>
          <table:table-cell table:formula="of:=[.H14]/[.$D$16]" office:value-type="float" office:value="0.3" calcext:value-type="float">
            <text:p>0.3</text:p>
          </table:table-cell>
          <table:table-cell table:formula="of:=([.I14]+273.15)/[.$D$21]" office:value-type="float" office:value="0.986395759717314" calcext:value-type="float">
            <text:p>0.986395759717314</text:p>
          </table:table-cell>
          <table:table-cell table:formula="of:=[.J14]/[.$D$15]" office:value-type="float" office:value="0.2" calcext:value-type="float">
            <text:p>0.2</text:p>
          </table:table-cell>
          <table:table-cell/>
          <table:table-cell table:formula="of:=[.$D$8]+[.$D$9]*[.N14]+[.$D$10]*[.L14]+[.$D$11]*[.O14]+[.$D$12]*[.M14]" office:value-type="float" office:value="86.7464664310954" calcext:value-type="float">
            <text:p>86.7464664310954</text:p>
          </table:table-cell>
          <table:table-cell table:formula="of:=[.$E$8]+[.$E$9]*[.N14]+[.$E$10]*[.L14]+[.$E$11]*[.O14]+[.$E$12]*[.M14]" office:value-type="float" office:value="121.762438162544" calcext:value-type="float">
            <text:p>121.762438162544</text:p>
          </table:table-cell>
          <table:table-cell/>
          <table:table-cell table:formula="of:=[.Q14]*[.$D$17]" office:value-type="float" office:value="8674.64664310954" calcext:value-type="float">
            <text:p>8674.64664310954</text:p>
          </table:table-cell>
          <table:table-cell table:formula="of:=[.R14]*[.$D$18]" office:value-type="float" office:value="6088.12190812721" calcext:value-type="float">
            <text:p>6088.12190812721</text:p>
          </table:table-cell>
          <table:table-cell/>
          <table:table-cell table:style-name="ce27" table:formula="of:=[.G14]" office:value-type="float" office:value="6" calcext:value-type="float">
            <text:p>6</text:p>
          </table:table-cell>
          <table:table-cell table:style-name="ce27" table:formula="of:=[.H14]" office:value-type="float" office:value="6" calcext:value-type="float">
            <text:p>6</text:p>
          </table:table-cell>
          <table:table-cell table:style-name="ce27" table:formula="of:=[.I14]" office:value-type="float" office:value="6" calcext:value-type="float">
            <text:p>6</text:p>
          </table:table-cell>
          <table:table-cell table:style-name="ce27" table:formula="of:=[.J14]" office:value-type="float" office:value="2" calcext:value-type="float">
            <text:p>2</text:p>
          </table:table-cell>
          <table:table-cell table:style-name="ce27" table:formula="of:=[.T14]" office:value-type="float" office:value="8674.64664310954" calcext:value-type="float">
            <text:p>8674.64664310954</text:p>
          </table:table-cell>
          <table:table-cell table:style-name="ce27" table:formula="of:=[.U14]" office:value-type="float" office:value="6088.12190812721" calcext:value-type="float">
            <text:p>6088.12190812721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3" office:value-type="string" calcext:value-type="string">
            <text:p>Rated Load Flo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3/s</text:p>
          </table:table-cell>
          <table:table-cell/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G15]+273.15)/[.$D$21]" office:value-type="float" office:value="0.989929328621908" calcext:value-type="float">
            <text:p>0.989929328621908</text:p>
          </table:table-cell>
          <table:table-cell table:formula="of:=[.H15]/[.$D$16]" office:value-type="float" office:value="0.35" calcext:value-type="float">
            <text:p>0.35</text:p>
          </table:table-cell>
          <table:table-cell table:formula="of:=([.I15]+273.15)/[.$D$21]" office:value-type="float" office:value="0.989929328621908" calcext:value-type="float">
            <text:p>0.989929328621908</text:p>
          </table:table-cell>
          <table:table-cell table:formula="of:=[.J15]/[.$D$15]" office:value-type="float" office:value="0.3" calcext:value-type="float">
            <text:p>0.3</text:p>
          </table:table-cell>
          <table:table-cell/>
          <table:table-cell table:formula="of:=[.$D$8]+[.$D$9]*[.N15]+[.$D$10]*[.L15]+[.$D$11]*[.O15]+[.$D$12]*[.M15]" office:value-type="float" office:value="90.7177738515901" calcext:value-type="float">
            <text:p>90.7177738515901</text:p>
          </table:table-cell>
          <table:table-cell table:formula="of:=[.$E$8]+[.$E$9]*[.N15]+[.$E$10]*[.L15]+[.$E$11]*[.O15]+[.$E$12]*[.M15]" office:value-type="float" office:value="132.295636042403" calcext:value-type="float">
            <text:p>132.295636042403</text:p>
          </table:table-cell>
          <table:table-cell/>
          <table:table-cell table:formula="of:=[.Q15]*[.$D$17]" office:value-type="float" office:value="9071.77738515901" calcext:value-type="float">
            <text:p>9071.77738515901</text:p>
          </table:table-cell>
          <table:table-cell table:formula="of:=[.R15]*[.$D$18]" office:value-type="float" office:value="6614.78180212014" calcext:value-type="float">
            <text:p>6614.78180212014</text:p>
          </table:table-cell>
          <table:table-cell/>
          <table:table-cell table:style-name="ce27" table:formula="of:=[.G15]" office:value-type="float" office:value="7" calcext:value-type="float">
            <text:p>7</text:p>
          </table:table-cell>
          <table:table-cell table:style-name="ce27" table:formula="of:=[.H15]" office:value-type="float" office:value="7" calcext:value-type="float">
            <text:p>7</text:p>
          </table:table-cell>
          <table:table-cell table:style-name="ce27" table:formula="of:=[.I15]" office:value-type="float" office:value="7" calcext:value-type="float">
            <text:p>7</text:p>
          </table:table-cell>
          <table:table-cell table:style-name="ce27" table:formula="of:=[.J15]" office:value-type="float" office:value="3" calcext:value-type="float">
            <text:p>3</text:p>
          </table:table-cell>
          <table:table-cell table:style-name="ce27" table:formula="of:=[.T15]" office:value-type="float" office:value="9071.77738515901" calcext:value-type="float">
            <text:p>9071.77738515901</text:p>
          </table:table-cell>
          <table:table-cell table:style-name="ce27" table:formula="of:=[.U15]" office:value-type="float" office:value="6614.78180212014" calcext:value-type="float">
            <text:p>6614.78180212014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3" office:value-type="string" calcext:value-type="string">
            <text:p>Rated Source Flo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3/s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G16]+273.15)/[.$D$21]" office:value-type="float" office:value="0.993462897526502" calcext:value-type="float">
            <text:p>0.993462897526502</text:p>
          </table:table-cell>
          <table:table-cell table:formula="of:=[.H16]/[.$D$16]" office:value-type="float" office:value="0.4" calcext:value-type="float">
            <text:p>0.4</text:p>
          </table:table-cell>
          <table:table-cell table:formula="of:=([.I16]+273.15)/[.$D$21]" office:value-type="float" office:value="0.993462897526502" calcext:value-type="float">
            <text:p>0.993462897526502</text:p>
          </table:table-cell>
          <table:table-cell table:formula="of:=[.J16]/[.$D$15]" office:value-type="float" office:value="0.4" calcext:value-type="float">
            <text:p>0.4</text:p>
          </table:table-cell>
          <table:table-cell/>
          <table:table-cell table:formula="of:=[.$D$8]+[.$D$9]*[.N16]+[.$D$10]*[.L16]+[.$D$11]*[.O16]+[.$D$12]*[.M16]" office:value-type="float" office:value="94.6890812720848" calcext:value-type="float">
            <text:p>94.6890812720848</text:p>
          </table:table-cell>
          <table:table-cell table:formula="of:=[.$E$8]+[.$E$9]*[.N16]+[.$E$10]*[.L16]+[.$E$11]*[.O16]+[.$E$12]*[.M16]" office:value-type="float" office:value="142.828833922261" calcext:value-type="float">
            <text:p>142.828833922261</text:p>
          </table:table-cell>
          <table:table-cell/>
          <table:table-cell table:formula="of:=[.Q16]*[.$D$17]" office:value-type="float" office:value="9468.90812720848" calcext:value-type="float">
            <text:p>9468.90812720848</text:p>
          </table:table-cell>
          <table:table-cell table:formula="of:=[.R16]*[.$D$18]" office:value-type="float" office:value="7141.44169611307" calcext:value-type="float">
            <text:p>7141.44169611307</text:p>
          </table:table-cell>
          <table:table-cell/>
          <table:table-cell table:style-name="ce27" table:formula="of:=[.G16]" office:value-type="float" office:value="8" calcext:value-type="float">
            <text:p>8</text:p>
          </table:table-cell>
          <table:table-cell table:style-name="ce27" table:formula="of:=[.H16]" office:value-type="float" office:value="8" calcext:value-type="float">
            <text:p>8</text:p>
          </table:table-cell>
          <table:table-cell table:style-name="ce27" table:formula="of:=[.I16]" office:value-type="float" office:value="8" calcext:value-type="float">
            <text:p>8</text:p>
          </table:table-cell>
          <table:table-cell table:style-name="ce27" table:formula="of:=[.J16]" office:value-type="float" office:value="4" calcext:value-type="float">
            <text:p>4</text:p>
          </table:table-cell>
          <table:table-cell table:style-name="ce27" table:formula="of:=[.T16]" office:value-type="float" office:value="9468.90812720848" calcext:value-type="float">
            <text:p>9468.90812720848</text:p>
          </table:table-cell>
          <table:table-cell table:style-name="ce27" table:formula="of:=[.U16]" office:value-type="float" office:value="7141.44169611307" calcext:value-type="float">
            <text:p>7141.44169611307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3" office:value-type="string" calcext:value-type="string">
            <text:p>Rated Total Capac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W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[.G17]+273.15)/[.$D$21]" office:value-type="float" office:value="0.996996466431095" calcext:value-type="float">
            <text:p>0.996996466431095</text:p>
          </table:table-cell>
          <table:table-cell table:formula="of:=[.H17]/[.$D$16]" office:value-type="float" office:value="0.45" calcext:value-type="float">
            <text:p>0.45</text:p>
          </table:table-cell>
          <table:table-cell table:formula="of:=([.I17]+273.15)/[.$D$21]" office:value-type="float" office:value="0.968727915194346" calcext:value-type="float">
            <text:p>0.968727915194346</text:p>
          </table:table-cell>
          <table:table-cell table:formula="of:=[.J17]/[.$D$15]" office:value-type="float" office:value="0.1" calcext:value-type="float">
            <text:p>0.1</text:p>
          </table:table-cell>
          <table:table-cell/>
          <table:table-cell table:formula="of:=[.$D$8]+[.$D$9]*[.N17]+[.$D$10]*[.L17]+[.$D$11]*[.O17]+[.$D$12]*[.M17]" office:value-type="float" office:value="92.1819434628975" calcext:value-type="float">
            <text:p>92.1819434628975</text:p>
          </table:table-cell>
          <table:table-cell table:formula="of:=[.$E$8]+[.$E$9]*[.N17]+[.$E$10]*[.L17]+[.$E$11]*[.O17]+[.$E$12]*[.M17]" office:value-type="float" office:value="128.531501766784" calcext:value-type="float">
            <text:p>128.531501766784</text:p>
          </table:table-cell>
          <table:table-cell/>
          <table:table-cell table:formula="of:=[.Q17]*[.$D$17]" office:value-type="float" office:value="9218.19434628975" calcext:value-type="float">
            <text:p>9218.19434628975</text:p>
          </table:table-cell>
          <table:table-cell table:formula="of:=[.R17]*[.$D$18]" office:value-type="float" office:value="6426.57508833922" calcext:value-type="float">
            <text:p>6426.57508833922</text:p>
          </table:table-cell>
          <table:table-cell/>
          <table:table-cell table:style-name="ce27" table:formula="of:=[.G17]" office:value-type="float" office:value="9" calcext:value-type="float">
            <text:p>9</text:p>
          </table:table-cell>
          <table:table-cell table:style-name="ce27" table:formula="of:=[.H17]" office:value-type="float" office:value="9" calcext:value-type="float">
            <text:p>9</text:p>
          </table:table-cell>
          <table:table-cell table:style-name="ce27" table:formula="of:=[.I17]" office:value-type="float" office:value="1" calcext:value-type="float">
            <text:p>1</text:p>
          </table:table-cell>
          <table:table-cell table:style-name="ce27" table:formula="of:=[.J17]" office:value-type="float" office:value="1" calcext:value-type="float">
            <text:p>1</text:p>
          </table:table-cell>
          <table:table-cell table:style-name="ce27" table:formula="of:=[.T17]" office:value-type="float" office:value="9218.19434628975" calcext:value-type="float">
            <text:p>9218.19434628975</text:p>
          </table:table-cell>
          <table:table-cell table:style-name="ce27" table:formula="of:=[.U17]" office:value-type="float" office:value="6426.57508833922" calcext:value-type="float">
            <text:p>6426.57508833922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3" office:value-type="string" calcext:value-type="string">
            <text:p>Rated Compressor Pow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W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([.G18]+273.15)/[.$D$21]" office:value-type="float" office:value="1.00053003533569" calcext:value-type="float">
            <text:p>1.00053003533569</text:p>
          </table:table-cell>
          <table:table-cell table:formula="of:=[.H18]/[.$D$16]" office:value-type="float" office:value="0.5" calcext:value-type="float">
            <text:p>0.5</text:p>
          </table:table-cell>
          <table:table-cell table:formula="of:=([.I18]+273.15)/[.$D$21]" office:value-type="float" office:value="0.97226148409894" calcext:value-type="float">
            <text:p>0.97226148409894</text:p>
          </table:table-cell>
          <table:table-cell table:formula="of:=[.J18]/[.$D$15]" office:value-type="float" office:value="0.2" calcext:value-type="float">
            <text:p>0.2</text:p>
          </table:table-cell>
          <table:table-cell/>
          <table:table-cell table:formula="of:=[.$D$8]+[.$D$9]*[.N18]+[.$D$10]*[.L18]+[.$D$11]*[.O18]+[.$D$12]*[.M18]" office:value-type="float" office:value="96.1532508833922" calcext:value-type="float">
            <text:p>96.1532508833922</text:p>
          </table:table-cell>
          <table:table-cell table:formula="of:=[.$E$8]+[.$E$9]*[.N18]+[.$E$10]*[.L18]+[.$E$11]*[.O18]+[.$E$12]*[.M18]" office:value-type="float" office:value="139.064699646643" calcext:value-type="float">
            <text:p>139.064699646643</text:p>
          </table:table-cell>
          <table:table-cell/>
          <table:table-cell table:formula="of:=[.Q18]*[.$D$17]" office:value-type="float" office:value="9615.32508833922" calcext:value-type="float">
            <text:p>9615.32508833922</text:p>
          </table:table-cell>
          <table:table-cell table:formula="of:=[.R18]*[.$D$18]" office:value-type="float" office:value="6953.23498233216" calcext:value-type="float">
            <text:p>6953.23498233216</text:p>
          </table:table-cell>
          <table:table-cell/>
          <table:table-cell table:style-name="ce27" table:formula="of:=[.G18]" office:value-type="float" office:value="10" calcext:value-type="float">
            <text:p>10</text:p>
          </table:table-cell>
          <table:table-cell table:style-name="ce27" table:formula="of:=[.H18]" office:value-type="float" office:value="10" calcext:value-type="float">
            <text:p>10</text:p>
          </table:table-cell>
          <table:table-cell table:style-name="ce27" table:formula="of:=[.I18]" office:value-type="float" office:value="2" calcext:value-type="float">
            <text:p>2</text:p>
          </table:table-cell>
          <table:table-cell table:style-name="ce27" table:formula="of:=[.J18]" office:value-type="float" office:value="2" calcext:value-type="float">
            <text:p>2</text:p>
          </table:table-cell>
          <table:table-cell table:style-name="ce27" table:formula="of:=[.T18]" office:value-type="float" office:value="9615.32508833922" calcext:value-type="float">
            <text:p>9615.32508833922</text:p>
          </table:table-cell>
          <table:table-cell table:style-name="ce27" table:formula="of:=[.U18]" office:value-type="float" office:value="6953.23498233216" calcext:value-type="float">
            <text:p>6953.23498233216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3"/>
          <table:table-cell table:number-columns-repeated="3"/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([.G19]+273.15)/[.$D$21]" office:value-type="float" office:value="1.00406360424028" calcext:value-type="float">
            <text:p>1.00406360424028</text:p>
          </table:table-cell>
          <table:table-cell table:formula="of:=[.H19]/[.$D$16]" office:value-type="float" office:value="0.55" calcext:value-type="float">
            <text:p>0.55</text:p>
          </table:table-cell>
          <table:table-cell table:formula="of:=([.I19]+273.15)/[.$D$21]" office:value-type="float" office:value="0.975795053003533" calcext:value-type="float">
            <text:p>0.975795053003533</text:p>
          </table:table-cell>
          <table:table-cell table:formula="of:=[.J19]/[.$D$15]" office:value-type="float" office:value="0.3" calcext:value-type="float">
            <text:p>0.3</text:p>
          </table:table-cell>
          <table:table-cell/>
          <table:table-cell table:formula="of:=[.$D$8]+[.$D$9]*[.N19]+[.$D$10]*[.L19]+[.$D$11]*[.O19]+[.$D$12]*[.M19]" office:value-type="float" office:value="100.124558303887" calcext:value-type="float">
            <text:p>100.124558303887</text:p>
          </table:table-cell>
          <table:table-cell table:formula="of:=[.$E$8]+[.$E$9]*[.N19]+[.$E$10]*[.L19]+[.$E$11]*[.O19]+[.$E$12]*[.M19]" office:value-type="float" office:value="149.597897526502" calcext:value-type="float">
            <text:p>149.597897526502</text:p>
          </table:table-cell>
          <table:table-cell/>
          <table:table-cell table:formula="of:=[.Q19]*[.$D$17]" office:value-type="float" office:value="10012.4558303887" calcext:value-type="float">
            <text:p>10012.4558303887</text:p>
          </table:table-cell>
          <table:table-cell table:formula="of:=[.R19]*[.$D$18]" office:value-type="float" office:value="7479.89487632509" calcext:value-type="float">
            <text:p>7479.89487632509</text:p>
          </table:table-cell>
          <table:table-cell/>
          <table:table-cell table:style-name="ce27" table:formula="of:=[.G19]" office:value-type="float" office:value="11" calcext:value-type="float">
            <text:p>11</text:p>
          </table:table-cell>
          <table:table-cell table:style-name="ce27" table:formula="of:=[.H19]" office:value-type="float" office:value="11" calcext:value-type="float">
            <text:p>11</text:p>
          </table:table-cell>
          <table:table-cell table:style-name="ce27" table:formula="of:=[.I19]" office:value-type="float" office:value="3" calcext:value-type="float">
            <text:p>3</text:p>
          </table:table-cell>
          <table:table-cell table:style-name="ce27" table:formula="of:=[.J19]" office:value-type="float" office:value="3" calcext:value-type="float">
            <text:p>3</text:p>
          </table:table-cell>
          <table:table-cell table:style-name="ce27" table:formula="of:=[.T19]" office:value-type="float" office:value="10012.4558303887" calcext:value-type="float">
            <text:p>10012.4558303887</text:p>
          </table:table-cell>
          <table:table-cell table:style-name="ce27" table:formula="of:=[.U19]" office:value-type="float" office:value="7479.89487632509" calcext:value-type="float">
            <text:p>7479.89487632509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3" table:number-rows-spanned="1">
            <text:p>THIS IS SPECIFIED BY E+</text:p>
          </table:table-cell>
          <table:covered-table-cell table:number-columns-repeated="2"/>
          <table:table-cell/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([.G20]+273.15)/[.$D$21]" office:value-type="float" office:value="1.00759717314488" calcext:value-type="float">
            <text:p>1.00759717314488</text:p>
          </table:table-cell>
          <table:table-cell table:formula="of:=[.H20]/[.$D$16]" office:value-type="float" office:value="0.6" calcext:value-type="float">
            <text:p>0.6</text:p>
          </table:table-cell>
          <table:table-cell table:formula="of:=([.I20]+273.15)/[.$D$21]" office:value-type="float" office:value="0.979328621908127" calcext:value-type="float">
            <text:p>0.979328621908127</text:p>
          </table:table-cell>
          <table:table-cell table:formula="of:=[.J20]/[.$D$15]" office:value-type="float" office:value="0.4" calcext:value-type="float">
            <text:p>0.4</text:p>
          </table:table-cell>
          <table:table-cell/>
          <table:table-cell table:formula="of:=[.$D$8]+[.$D$9]*[.N20]+[.$D$10]*[.L20]+[.$D$11]*[.O20]+[.$D$12]*[.M20]" office:value-type="float" office:value="104.095865724382" calcext:value-type="float">
            <text:p>104.095865724382</text:p>
          </table:table-cell>
          <table:table-cell table:formula="of:=[.$E$8]+[.$E$9]*[.N20]+[.$E$10]*[.L20]+[.$E$11]*[.O20]+[.$E$12]*[.M20]" office:value-type="float" office:value="160.13109540636" calcext:value-type="float">
            <text:p>160.13109540636</text:p>
          </table:table-cell>
          <table:table-cell/>
          <table:table-cell table:formula="of:=[.Q20]*[.$D$17]" office:value-type="float" office:value="10409.5865724382" calcext:value-type="float">
            <text:p>10409.5865724382</text:p>
          </table:table-cell>
          <table:table-cell table:formula="of:=[.R20]*[.$D$18]" office:value-type="float" office:value="8006.55477031802" calcext:value-type="float">
            <text:p>8006.55477031802</text:p>
          </table:table-cell>
          <table:table-cell/>
          <table:table-cell table:style-name="ce27" table:formula="of:=[.G20]" office:value-type="float" office:value="12" calcext:value-type="float">
            <text:p>12</text:p>
          </table:table-cell>
          <table:table-cell table:style-name="ce27" table:formula="of:=[.H20]" office:value-type="float" office:value="12" calcext:value-type="float">
            <text:p>12</text:p>
          </table:table-cell>
          <table:table-cell table:style-name="ce27" table:formula="of:=[.I20]" office:value-type="float" office:value="4" calcext:value-type="float">
            <text:p>4</text:p>
          </table:table-cell>
          <table:table-cell table:style-name="ce27" table:formula="of:=[.J20]" office:value-type="float" office:value="4" calcext:value-type="float">
            <text:p>4</text:p>
          </table:table-cell>
          <table:table-cell table:style-name="ce27" table:formula="of:=[.T20]" office:value-type="float" office:value="10409.5865724382" calcext:value-type="float">
            <text:p>10409.5865724382</text:p>
          </table:table-cell>
          <table:table-cell table:style-name="ce27" table:formula="of:=[.U20]" office:value-type="float" office:value="8006.55477031802" calcext:value-type="float">
            <text:p>8006.55477031802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3" office:value-type="string" calcext:value-type="string">
            <text:p>Internally Rated Temp in K: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K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G21]+273.15)/[.$D$21]" office:value-type="float" office:value="1.01113074204947" calcext:value-type="float">
            <text:p>1.01113074204947</text:p>
          </table:table-cell>
          <table:table-cell table:formula="of:=[.H21]/[.$D$16]" office:value-type="float" office:value="0.65" calcext:value-type="float">
            <text:p>0.65</text:p>
          </table:table-cell>
          <table:table-cell table:formula="of:=([.I21]+273.15)/[.$D$21]" office:value-type="float" office:value="0.982862190812721" calcext:value-type="float">
            <text:p>0.982862190812721</text:p>
          </table:table-cell>
          <table:table-cell table:formula="of:=[.J21]/[.$D$15]" office:value-type="float" office:value="0.1" calcext:value-type="float">
            <text:p>0.1</text:p>
          </table:table-cell>
          <table:table-cell/>
          <table:table-cell table:formula="of:=[.$D$8]+[.$D$9]*[.N21]+[.$D$10]*[.L21]+[.$D$11]*[.O21]+[.$D$12]*[.M21]" office:value-type="float" office:value="103.067173144876" calcext:value-type="float">
            <text:p>103.067173144876</text:p>
          </table:table-cell>
          <table:table-cell table:formula="of:=[.$E$8]+[.$E$9]*[.N21]+[.$E$10]*[.L21]+[.$E$11]*[.O21]+[.$E$12]*[.M21]" office:value-type="float" office:value="146.184293286219" calcext:value-type="float">
            <text:p>146.184293286219</text:p>
          </table:table-cell>
          <table:table-cell/>
          <table:table-cell table:formula="of:=[.Q21]*[.$D$17]" office:value-type="float" office:value="10306.7173144876" calcext:value-type="float">
            <text:p>10306.7173144876</text:p>
          </table:table-cell>
          <table:table-cell table:formula="of:=[.R21]*[.$D$18]" office:value-type="float" office:value="7309.21466431095" calcext:value-type="float">
            <text:p>7309.21466431095</text:p>
          </table:table-cell>
          <table:table-cell/>
          <table:table-cell table:style-name="ce27" table:formula="of:=[.G21]" office:value-type="float" office:value="13" calcext:value-type="float">
            <text:p>13</text:p>
          </table:table-cell>
          <table:table-cell table:style-name="ce27" table:formula="of:=[.H21]" office:value-type="float" office:value="13" calcext:value-type="float">
            <text:p>13</text:p>
          </table:table-cell>
          <table:table-cell table:style-name="ce27" table:formula="of:=[.I21]" office:value-type="float" office:value="5" calcext:value-type="float">
            <text:p>5</text:p>
          </table:table-cell>
          <table:table-cell table:style-name="ce27" table:formula="of:=[.J21]" office:value-type="float" office:value="1" calcext:value-type="float">
            <text:p>1</text:p>
          </table:table-cell>
          <table:table-cell table:style-name="ce27" table:formula="of:=[.T21]" office:value-type="float" office:value="10306.7173144876" calcext:value-type="float">
            <text:p>10306.7173144876</text:p>
          </table:table-cell>
          <table:table-cell table:style-name="ce27" table:formula="of:=[.U21]" office:value-type="float" office:value="7309.21466431095" calcext:value-type="float">
            <text:p>7309.21466431095</text:p>
          </table:table-cell>
          <table:table-cell table:number-columns-repeated="994"/>
        </table:table-row>
        <table:table-row table:style-name="ro1">
          <table:table-cell table:number-columns-repeated="6"/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G22]+273.15)/[.$D$21]" office:value-type="float" office:value="1.01466431095406" calcext:value-type="float">
            <text:p>1.01466431095406</text:p>
          </table:table-cell>
          <table:table-cell table:formula="of:=[.H22]/[.$D$16]" office:value-type="float" office:value="0.7" calcext:value-type="float">
            <text:p>0.7</text:p>
          </table:table-cell>
          <table:table-cell table:formula="of:=([.I22]+273.15)/[.$D$21]" office:value-type="float" office:value="0.986395759717314" calcext:value-type="float">
            <text:p>0.986395759717314</text:p>
          </table:table-cell>
          <table:table-cell table:formula="of:=[.J22]/[.$D$15]" office:value-type="float" office:value="0.2" calcext:value-type="float">
            <text:p>0.2</text:p>
          </table:table-cell>
          <table:table-cell/>
          <table:table-cell table:formula="of:=[.$D$8]+[.$D$9]*[.N22]+[.$D$10]*[.L22]+[.$D$11]*[.O22]+[.$D$12]*[.M22]" office:value-type="float" office:value="107.038480565371" calcext:value-type="float">
            <text:p>107.038480565371</text:p>
          </table:table-cell>
          <table:table-cell table:formula="of:=[.$E$8]+[.$E$9]*[.N22]+[.$E$10]*[.L22]+[.$E$11]*[.O22]+[.$E$12]*[.M22]" office:value-type="float" office:value="156.717491166078" calcext:value-type="float">
            <text:p>156.717491166078</text:p>
          </table:table-cell>
          <table:table-cell/>
          <table:table-cell table:formula="of:=[.Q22]*[.$D$17]" office:value-type="float" office:value="10703.8480565371" calcext:value-type="float">
            <text:p>10703.8480565371</text:p>
          </table:table-cell>
          <table:table-cell table:formula="of:=[.R22]*[.$D$18]" office:value-type="float" office:value="7835.87455830389" calcext:value-type="float">
            <text:p>7835.87455830389</text:p>
          </table:table-cell>
          <table:table-cell/>
          <table:table-cell table:style-name="ce27" table:formula="of:=[.G22]" office:value-type="float" office:value="14" calcext:value-type="float">
            <text:p>14</text:p>
          </table:table-cell>
          <table:table-cell table:style-name="ce27" table:formula="of:=[.H22]" office:value-type="float" office:value="14" calcext:value-type="float">
            <text:p>14</text:p>
          </table:table-cell>
          <table:table-cell table:style-name="ce27" table:formula="of:=[.I22]" office:value-type="float" office:value="6" calcext:value-type="float">
            <text:p>6</text:p>
          </table:table-cell>
          <table:table-cell table:style-name="ce27" table:formula="of:=[.J22]" office:value-type="float" office:value="2" calcext:value-type="float">
            <text:p>2</text:p>
          </table:table-cell>
          <table:table-cell table:style-name="ce27" table:formula="of:=[.T22]" office:value-type="float" office:value="10703.8480565371" calcext:value-type="float">
            <text:p>10703.8480565371</text:p>
          </table:table-cell>
          <table:table-cell table:style-name="ce27" table:formula="of:=[.U22]" office:value-type="float" office:value="7835.87455830389" calcext:value-type="float">
            <text:p>7835.87455830389</text:p>
          </table:table-cell>
          <table:table-cell table:number-columns-repeated="994"/>
        </table:table-row>
        <table:table-row table:style-name="ro1">
          <table:table-cell table:number-columns-repeated="6"/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G23]+273.15)/[.$D$21]" office:value-type="float" office:value="1.01819787985866" calcext:value-type="float">
            <text:p>1.01819787985866</text:p>
          </table:table-cell>
          <table:table-cell table:formula="of:=[.H23]/[.$D$16]" office:value-type="float" office:value="0.75" calcext:value-type="float">
            <text:p>0.75</text:p>
          </table:table-cell>
          <table:table-cell table:formula="of:=([.I23]+273.15)/[.$D$21]" office:value-type="float" office:value="0.989929328621908" calcext:value-type="float">
            <text:p>0.989929328621908</text:p>
          </table:table-cell>
          <table:table-cell table:formula="of:=[.J23]/[.$D$15]" office:value-type="float" office:value="0.3" calcext:value-type="float">
            <text:p>0.3</text:p>
          </table:table-cell>
          <table:table-cell/>
          <table:table-cell table:formula="of:=[.$D$8]+[.$D$9]*[.N23]+[.$D$10]*[.L23]+[.$D$11]*[.O23]+[.$D$12]*[.M23]" office:value-type="float" office:value="111.009787985866" calcext:value-type="float">
            <text:p>111.009787985866</text:p>
          </table:table-cell>
          <table:table-cell table:formula="of:=[.$E$8]+[.$E$9]*[.N23]+[.$E$10]*[.L23]+[.$E$11]*[.O23]+[.$E$12]*[.M23]" office:value-type="float" office:value="167.250689045936" calcext:value-type="float">
            <text:p>167.250689045936</text:p>
          </table:table-cell>
          <table:table-cell/>
          <table:table-cell table:formula="of:=[.Q23]*[.$D$17]" office:value-type="float" office:value="11100.9787985866" calcext:value-type="float">
            <text:p>11100.9787985866</text:p>
          </table:table-cell>
          <table:table-cell table:formula="of:=[.R23]*[.$D$18]" office:value-type="float" office:value="8362.53445229682" calcext:value-type="float">
            <text:p>8362.53445229682</text:p>
          </table:table-cell>
          <table:table-cell/>
          <table:table-cell table:style-name="ce27" table:formula="of:=[.G23]" office:value-type="float" office:value="15" calcext:value-type="float">
            <text:p>15</text:p>
          </table:table-cell>
          <table:table-cell table:style-name="ce27" table:formula="of:=[.H23]" office:value-type="float" office:value="15" calcext:value-type="float">
            <text:p>15</text:p>
          </table:table-cell>
          <table:table-cell table:style-name="ce27" table:formula="of:=[.I23]" office:value-type="float" office:value="7" calcext:value-type="float">
            <text:p>7</text:p>
          </table:table-cell>
          <table:table-cell table:style-name="ce27" table:formula="of:=[.J23]" office:value-type="float" office:value="3" calcext:value-type="float">
            <text:p>3</text:p>
          </table:table-cell>
          <table:table-cell table:style-name="ce27" table:formula="of:=[.T23]" office:value-type="float" office:value="11100.9787985866" calcext:value-type="float">
            <text:p>11100.9787985866</text:p>
          </table:table-cell>
          <table:table-cell table:style-name="ce27" table:formula="of:=[.U23]" office:value-type="float" office:value="8362.53445229682" calcext:value-type="float">
            <text:p>8362.534452296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Model Formulation:</text:p>
          </table:table-cell>
          <table:table-cell table:number-columns-repeated="4"/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G24]+273.15)/[.$D$21]" office:value-type="float" office:value="1.02173144876325" calcext:value-type="float">
            <text:p>1.02173144876325</text:p>
          </table:table-cell>
          <table:table-cell table:formula="of:=[.H24]/[.$D$16]" office:value-type="float" office:value="0.8" calcext:value-type="float">
            <text:p>0.8</text:p>
          </table:table-cell>
          <table:table-cell table:formula="of:=([.I24]+273.15)/[.$D$21]" office:value-type="float" office:value="0.993462897526502" calcext:value-type="float">
            <text:p>0.993462897526502</text:p>
          </table:table-cell>
          <table:table-cell table:formula="of:=[.J24]/[.$D$15]" office:value-type="float" office:value="0.4" calcext:value-type="float">
            <text:p>0.4</text:p>
          </table:table-cell>
          <table:table-cell/>
          <table:table-cell table:formula="of:=[.$D$8]+[.$D$9]*[.N24]+[.$D$10]*[.L24]+[.$D$11]*[.O24]+[.$D$12]*[.M24]" office:value-type="float" office:value="114.98109540636" calcext:value-type="float">
            <text:p>114.98109540636</text:p>
          </table:table-cell>
          <table:table-cell table:formula="of:=[.$E$8]+[.$E$9]*[.N24]+[.$E$10]*[.L24]+[.$E$11]*[.O24]+[.$E$12]*[.M24]" office:value-type="float" office:value="177.783886925795" calcext:value-type="float">
            <text:p>177.783886925795</text:p>
          </table:table-cell>
          <table:table-cell/>
          <table:table-cell table:formula="of:=[.Q24]*[.$D$17]" office:value-type="float" office:value="11498.109540636" calcext:value-type="float">
            <text:p>11498.109540636</text:p>
          </table:table-cell>
          <table:table-cell table:formula="of:=[.R24]*[.$D$18]" office:value-type="float" office:value="8889.19434628975" calcext:value-type="float">
            <text:p>8889.19434628975</text:p>
          </table:table-cell>
          <table:table-cell/>
          <table:table-cell table:style-name="ce27" table:formula="of:=[.G24]" office:value-type="float" office:value="16" calcext:value-type="float">
            <text:p>16</text:p>
          </table:table-cell>
          <table:table-cell table:style-name="ce27" table:formula="of:=[.H24]" office:value-type="float" office:value="16" calcext:value-type="float">
            <text:p>16</text:p>
          </table:table-cell>
          <table:table-cell table:style-name="ce27" table:formula="of:=[.I24]" office:value-type="float" office:value="8" calcext:value-type="float">
            <text:p>8</text:p>
          </table:table-cell>
          <table:table-cell table:style-name="ce27" table:formula="of:=[.J24]" office:value-type="float" office:value="4" calcext:value-type="float">
            <text:p>4</text:p>
          </table:table-cell>
          <table:table-cell table:style-name="ce27" table:formula="of:=[.T24]" office:value-type="float" office:value="11498.109540636" calcext:value-type="float">
            <text:p>11498.109540636</text:p>
          </table:table-cell>
          <table:table-cell table:style-name="ce27" table:formula="of:=[.U24]" office:value-type="float" office:value="8889.19434628975" calcext:value-type="float">
            <text:p>8889.194346289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Q = Q_rated * (A + B*TL + C*TS + D*VL + E*VS)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[.G25]+273.15)/[.$D$21]" office:value-type="float" office:value="1.02526501766784" calcext:value-type="float">
            <text:p>1.02526501766784</text:p>
          </table:table-cell>
          <table:table-cell table:formula="of:=[.H25]/[.$D$16]" office:value-type="float" office:value="0.05" calcext:value-type="float">
            <text:p>0.05</text:p>
          </table:table-cell>
          <table:table-cell table:formula="of:=([.I25]+273.15)/[.$D$21]" office:value-type="float" office:value="0.968727915194346" calcext:value-type="float">
            <text:p>0.968727915194346</text:p>
          </table:table-cell>
          <table:table-cell table:formula="of:=[.J25]/[.$D$15]" office:value-type="float" office:value="0.1" calcext:value-type="float">
            <text:p>0.1</text:p>
          </table:table-cell>
          <table:table-cell/>
          <table:table-cell table:formula="of:=[.$D$8]+[.$D$9]*[.N25]+[.$D$10]*[.L25]+[.$D$11]*[.O25]+[.$D$12]*[.M25]" office:value-type="float" office:value="72.3139575971731" calcext:value-type="float">
            <text:p>72.3139575971731</text:p>
          </table:table-cell>
          <table:table-cell table:formula="of:=[.$E$8]+[.$E$9]*[.N25]+[.$E$10]*[.L25]+[.$E$11]*[.O25]+[.$E$12]*[.M25]" office:value-type="float" office:value="95.566554770318" calcext:value-type="float">
            <text:p>95.566554770318</text:p>
          </table:table-cell>
          <table:table-cell/>
          <table:table-cell table:formula="of:=[.Q25]*[.$D$17]" office:value-type="float" office:value="7231.39575971731" calcext:value-type="float">
            <text:p>7231.39575971731</text:p>
          </table:table-cell>
          <table:table-cell table:formula="of:=[.R25]*[.$D$18]" office:value-type="float" office:value="4778.3277385159" calcext:value-type="float">
            <text:p>4778.3277385159</text:p>
          </table:table-cell>
          <table:table-cell/>
          <table:table-cell table:style-name="ce27" table:formula="of:=[.G25]" office:value-type="float" office:value="17" calcext:value-type="float">
            <text:p>17</text:p>
          </table:table-cell>
          <table:table-cell table:style-name="ce27" table:formula="of:=[.H25]" office:value-type="float" office:value="1" calcext:value-type="float">
            <text:p>1</text:p>
          </table:table-cell>
          <table:table-cell table:style-name="ce27" table:formula="of:=[.I25]" office:value-type="float" office:value="1" calcext:value-type="float">
            <text:p>1</text:p>
          </table:table-cell>
          <table:table-cell table:style-name="ce27" table:formula="of:=[.J25]" office:value-type="float" office:value="1" calcext:value-type="float">
            <text:p>1</text:p>
          </table:table-cell>
          <table:table-cell table:style-name="ce27" table:formula="of:=[.T25]" office:value-type="float" office:value="7231.39575971731" calcext:value-type="float">
            <text:p>7231.39575971731</text:p>
          </table:table-cell>
          <table:table-cell table:style-name="ce27" table:formula="of:=[.U25]" office:value-type="float" office:value="4778.3277385159" calcext:value-type="float">
            <text:p>4778.3277385159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([.G26]+273.15)/[.$D$21]" office:value-type="float" office:value="1.02879858657244" calcext:value-type="float">
            <text:p>1.02879858657244</text:p>
          </table:table-cell>
          <table:table-cell table:formula="of:=[.H26]/[.$D$16]" office:value-type="float" office:value="0.1" calcext:value-type="float">
            <text:p>0.1</text:p>
          </table:table-cell>
          <table:table-cell table:formula="of:=([.I26]+273.15)/[.$D$21]" office:value-type="float" office:value="0.97226148409894" calcext:value-type="float">
            <text:p>0.97226148409894</text:p>
          </table:table-cell>
          <table:table-cell table:formula="of:=[.J26]/[.$D$15]" office:value-type="float" office:value="0.2" calcext:value-type="float">
            <text:p>0.2</text:p>
          </table:table-cell>
          <table:table-cell/>
          <table:table-cell table:formula="of:=[.$D$8]+[.$D$9]*[.N26]+[.$D$10]*[.L26]+[.$D$11]*[.O26]+[.$D$12]*[.M26]" office:value-type="float" office:value="76.2852650176678" calcext:value-type="float">
            <text:p>76.2852650176678</text:p>
          </table:table-cell>
          <table:table-cell table:formula="of:=[.$E$8]+[.$E$9]*[.N26]+[.$E$10]*[.L26]+[.$E$11]*[.O26]+[.$E$12]*[.M26]" office:value-type="float" office:value="106.099752650177" calcext:value-type="float">
            <text:p>106.099752650177</text:p>
          </table:table-cell>
          <table:table-cell/>
          <table:table-cell table:formula="of:=[.Q26]*[.$D$17]" office:value-type="float" office:value="7628.52650176678" calcext:value-type="float">
            <text:p>7628.52650176678</text:p>
          </table:table-cell>
          <table:table-cell table:formula="of:=[.R26]*[.$D$18]" office:value-type="float" office:value="5304.98763250883" calcext:value-type="float">
            <text:p>5304.98763250883</text:p>
          </table:table-cell>
          <table:table-cell/>
          <table:table-cell table:style-name="ce27" table:formula="of:=[.G26]" office:value-type="float" office:value="18" calcext:value-type="float">
            <text:p>18</text:p>
          </table:table-cell>
          <table:table-cell table:style-name="ce27" table:formula="of:=[.H26]" office:value-type="float" office:value="2" calcext:value-type="float">
            <text:p>2</text:p>
          </table:table-cell>
          <table:table-cell table:style-name="ce27" table:formula="of:=[.I26]" office:value-type="float" office:value="2" calcext:value-type="float">
            <text:p>2</text:p>
          </table:table-cell>
          <table:table-cell table:style-name="ce27" table:formula="of:=[.J26]" office:value-type="float" office:value="2" calcext:value-type="float">
            <text:p>2</text:p>
          </table:table-cell>
          <table:table-cell table:style-name="ce27" table:formula="of:=[.T26]" office:value-type="float" office:value="7628.52650176678" calcext:value-type="float">
            <text:p>7628.52650176678</text:p>
          </table:table-cell>
          <table:table-cell table:style-name="ce27" table:formula="of:=[.U26]" office:value-type="float" office:value="5304.98763250883" calcext:value-type="float">
            <text:p>5304.98763250883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formula="of:=([.G27]+273.15)/[.$D$21]" office:value-type="float" office:value="1.03233215547703" calcext:value-type="float">
            <text:p>1.03233215547703</text:p>
          </table:table-cell>
          <table:table-cell table:formula="of:=[.H27]/[.$D$16]" office:value-type="float" office:value="0.15" calcext:value-type="float">
            <text:p>0.15</text:p>
          </table:table-cell>
          <table:table-cell table:formula="of:=([.I27]+273.15)/[.$D$21]" office:value-type="float" office:value="0.975795053003533" calcext:value-type="float">
            <text:p>0.975795053003533</text:p>
          </table:table-cell>
          <table:table-cell table:formula="of:=[.J27]/[.$D$15]" office:value-type="float" office:value="0.3" calcext:value-type="float">
            <text:p>0.3</text:p>
          </table:table-cell>
          <table:table-cell/>
          <table:table-cell table:formula="of:=[.$D$8]+[.$D$9]*[.N27]+[.$D$10]*[.L27]+[.$D$11]*[.O27]+[.$D$12]*[.M27]" office:value-type="float" office:value="80.2565724381625" calcext:value-type="float">
            <text:p>80.2565724381625</text:p>
          </table:table-cell>
          <table:table-cell table:formula="of:=[.$E$8]+[.$E$9]*[.N27]+[.$E$10]*[.L27]+[.$E$11]*[.O27]+[.$E$12]*[.M27]" office:value-type="float" office:value="116.632950530035" calcext:value-type="float">
            <text:p>116.632950530035</text:p>
          </table:table-cell>
          <table:table-cell/>
          <table:table-cell table:formula="of:=[.Q27]*[.$D$17]" office:value-type="float" office:value="8025.65724381625" calcext:value-type="float">
            <text:p>8025.65724381625</text:p>
          </table:table-cell>
          <table:table-cell table:formula="of:=[.R27]*[.$D$18]" office:value-type="float" office:value="5831.64752650177" calcext:value-type="float">
            <text:p>5831.64752650177</text:p>
          </table:table-cell>
          <table:table-cell/>
          <table:table-cell table:style-name="ce27" table:formula="of:=[.G27]" office:value-type="float" office:value="19" calcext:value-type="float">
            <text:p>19</text:p>
          </table:table-cell>
          <table:table-cell table:style-name="ce27" table:formula="of:=[.H27]" office:value-type="float" office:value="3" calcext:value-type="float">
            <text:p>3</text:p>
          </table:table-cell>
          <table:table-cell table:style-name="ce27" table:formula="of:=[.I27]" office:value-type="float" office:value="3" calcext:value-type="float">
            <text:p>3</text:p>
          </table:table-cell>
          <table:table-cell table:style-name="ce27" table:formula="of:=[.J27]" office:value-type="float" office:value="3" calcext:value-type="float">
            <text:p>3</text:p>
          </table:table-cell>
          <table:table-cell table:style-name="ce27" table:formula="of:=[.T27]" office:value-type="float" office:value="8025.65724381625" calcext:value-type="float">
            <text:p>8025.65724381625</text:p>
          </table:table-cell>
          <table:table-cell table:style-name="ce27" table:formula="of:=[.U27]" office:value-type="float" office:value="5831.64752650177" calcext:value-type="float">
            <text:p>5831.64752650177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([.G28]+273.15)/[.$D$21]" office:value-type="float" office:value="1.03586572438163" calcext:value-type="float">
            <text:p>1.03586572438163</text:p>
          </table:table-cell>
          <table:table-cell table:formula="of:=[.H28]/[.$D$16]" office:value-type="float" office:value="0.2" calcext:value-type="float">
            <text:p>0.2</text:p>
          </table:table-cell>
          <table:table-cell table:formula="of:=([.I28]+273.15)/[.$D$21]" office:value-type="float" office:value="0.979328621908127" calcext:value-type="float">
            <text:p>0.979328621908127</text:p>
          </table:table-cell>
          <table:table-cell table:formula="of:=[.J28]/[.$D$15]" office:value-type="float" office:value="0.4" calcext:value-type="float">
            <text:p>0.4</text:p>
          </table:table-cell>
          <table:table-cell/>
          <table:table-cell table:formula="of:=[.$D$8]+[.$D$9]*[.N28]+[.$D$10]*[.L28]+[.$D$11]*[.O28]+[.$D$12]*[.M28]" office:value-type="float" office:value="84.2278798586572" calcext:value-type="float">
            <text:p>84.2278798586572</text:p>
          </table:table-cell>
          <table:table-cell table:formula="of:=[.$E$8]+[.$E$9]*[.N28]+[.$E$10]*[.L28]+[.$E$11]*[.O28]+[.$E$12]*[.M28]" office:value-type="float" office:value="127.166148409894" calcext:value-type="float">
            <text:p>127.166148409894</text:p>
          </table:table-cell>
          <table:table-cell/>
          <table:table-cell table:formula="of:=[.Q28]*[.$D$17]" office:value-type="float" office:value="8422.78798586572" calcext:value-type="float">
            <text:p>8422.78798586572</text:p>
          </table:table-cell>
          <table:table-cell table:formula="of:=[.R28]*[.$D$18]" office:value-type="float" office:value="6358.3074204947" calcext:value-type="float">
            <text:p>6358.3074204947</text:p>
          </table:table-cell>
          <table:table-cell/>
          <table:table-cell table:style-name="ce27" table:formula="of:=[.G28]" office:value-type="float" office:value="20" calcext:value-type="float">
            <text:p>20</text:p>
          </table:table-cell>
          <table:table-cell table:style-name="ce27" table:formula="of:=[.H28]" office:value-type="float" office:value="4" calcext:value-type="float">
            <text:p>4</text:p>
          </table:table-cell>
          <table:table-cell table:style-name="ce27" table:formula="of:=[.I28]" office:value-type="float" office:value="4" calcext:value-type="float">
            <text:p>4</text:p>
          </table:table-cell>
          <table:table-cell table:style-name="ce27" table:formula="of:=[.J28]" office:value-type="float" office:value="4" calcext:value-type="float">
            <text:p>4</text:p>
          </table:table-cell>
          <table:table-cell table:style-name="ce27" table:formula="of:=[.T28]" office:value-type="float" office:value="8422.78798586572" calcext:value-type="float">
            <text:p>8422.78798586572</text:p>
          </table:table-cell>
          <table:table-cell table:style-name="ce27" table:formula="of:=[.U28]" office:value-type="float" office:value="6358.3074204947" calcext:value-type="float">
            <text:p>6358.3074204947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G29]+273.15)/[.$D$21]" office:value-type="float" office:value="1.03939929328622" calcext:value-type="float">
            <text:p>1.03939929328622</text:p>
          </table:table-cell>
          <table:table-cell table:formula="of:=[.H29]/[.$D$16]" office:value-type="float" office:value="0.25" calcext:value-type="float">
            <text:p>0.25</text:p>
          </table:table-cell>
          <table:table-cell table:formula="of:=([.I29]+273.15)/[.$D$21]" office:value-type="float" office:value="0.982862190812721" calcext:value-type="float">
            <text:p>0.982862190812721</text:p>
          </table:table-cell>
          <table:table-cell table:formula="of:=[.J29]/[.$D$15]" office:value-type="float" office:value="0.1" calcext:value-type="float">
            <text:p>0.1</text:p>
          </table:table-cell>
          <table:table-cell/>
          <table:table-cell table:formula="of:=[.$D$8]+[.$D$9]*[.N29]+[.$D$10]*[.L29]+[.$D$11]*[.O29]+[.$D$12]*[.M29]" office:value-type="float" office:value="83.1991872791519" calcext:value-type="float">
            <text:p>83.1991872791519</text:p>
          </table:table-cell>
          <table:table-cell table:formula="of:=[.$E$8]+[.$E$9]*[.N29]+[.$E$10]*[.L29]+[.$E$11]*[.O29]+[.$E$12]*[.M29]" office:value-type="float" office:value="113.219346289753" calcext:value-type="float">
            <text:p>113.219346289753</text:p>
          </table:table-cell>
          <table:table-cell/>
          <table:table-cell table:formula="of:=[.Q29]*[.$D$17]" office:value-type="float" office:value="8319.91872791519" calcext:value-type="float">
            <text:p>8319.91872791519</text:p>
          </table:table-cell>
          <table:table-cell table:formula="of:=[.R29]*[.$D$18]" office:value-type="float" office:value="5660.96731448763" calcext:value-type="float">
            <text:p>5660.96731448763</text:p>
          </table:table-cell>
          <table:table-cell/>
          <table:table-cell table:style-name="ce27" table:formula="of:=[.G29]" office:value-type="float" office:value="21" calcext:value-type="float">
            <text:p>21</text:p>
          </table:table-cell>
          <table:table-cell table:style-name="ce27" table:formula="of:=[.H29]" office:value-type="float" office:value="5" calcext:value-type="float">
            <text:p>5</text:p>
          </table:table-cell>
          <table:table-cell table:style-name="ce27" table:formula="of:=[.I29]" office:value-type="float" office:value="5" calcext:value-type="float">
            <text:p>5</text:p>
          </table:table-cell>
          <table:table-cell table:style-name="ce27" table:formula="of:=[.J29]" office:value-type="float" office:value="1" calcext:value-type="float">
            <text:p>1</text:p>
          </table:table-cell>
          <table:table-cell table:style-name="ce27" table:formula="of:=[.T29]" office:value-type="float" office:value="8319.91872791519" calcext:value-type="float">
            <text:p>8319.91872791519</text:p>
          </table:table-cell>
          <table:table-cell table:style-name="ce27" table:formula="of:=[.U29]" office:value-type="float" office:value="5660.96731448763" calcext:value-type="float">
            <text:p>5660.96731448763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G30]+273.15)/[.$D$21]" office:value-type="float" office:value="1.04293286219081" calcext:value-type="float">
            <text:p>1.04293286219081</text:p>
          </table:table-cell>
          <table:table-cell table:formula="of:=[.H30]/[.$D$16]" office:value-type="float" office:value="0.3" calcext:value-type="float">
            <text:p>0.3</text:p>
          </table:table-cell>
          <table:table-cell table:formula="of:=([.I30]+273.15)/[.$D$21]" office:value-type="float" office:value="0.986395759717314" calcext:value-type="float">
            <text:p>0.986395759717314</text:p>
          </table:table-cell>
          <table:table-cell table:formula="of:=[.J30]/[.$D$15]" office:value-type="float" office:value="0.2" calcext:value-type="float">
            <text:p>0.2</text:p>
          </table:table-cell>
          <table:table-cell/>
          <table:table-cell table:formula="of:=[.$D$8]+[.$D$9]*[.N30]+[.$D$10]*[.L30]+[.$D$11]*[.O30]+[.$D$12]*[.M30]" office:value-type="float" office:value="87.1704946996466" calcext:value-type="float">
            <text:p>87.1704946996466</text:p>
          </table:table-cell>
          <table:table-cell table:formula="of:=[.$E$8]+[.$E$9]*[.N30]+[.$E$10]*[.L30]+[.$E$11]*[.O30]+[.$E$12]*[.M30]" office:value-type="float" office:value="123.752544169611" calcext:value-type="float">
            <text:p>123.752544169611</text:p>
          </table:table-cell>
          <table:table-cell/>
          <table:table-cell table:formula="of:=[.Q30]*[.$D$17]" office:value-type="float" office:value="8717.04946996466" calcext:value-type="float">
            <text:p>8717.04946996466</text:p>
          </table:table-cell>
          <table:table-cell table:formula="of:=[.R30]*[.$D$18]" office:value-type="float" office:value="6187.62720848057" calcext:value-type="float">
            <text:p>6187.62720848057</text:p>
          </table:table-cell>
          <table:table-cell/>
          <table:table-cell table:style-name="ce27" table:formula="of:=[.G30]" office:value-type="float" office:value="22" calcext:value-type="float">
            <text:p>22</text:p>
          </table:table-cell>
          <table:table-cell table:style-name="ce27" table:formula="of:=[.H30]" office:value-type="float" office:value="6" calcext:value-type="float">
            <text:p>6</text:p>
          </table:table-cell>
          <table:table-cell table:style-name="ce27" table:formula="of:=[.I30]" office:value-type="float" office:value="6" calcext:value-type="float">
            <text:p>6</text:p>
          </table:table-cell>
          <table:table-cell table:style-name="ce27" table:formula="of:=[.J30]" office:value-type="float" office:value="2" calcext:value-type="float">
            <text:p>2</text:p>
          </table:table-cell>
          <table:table-cell table:style-name="ce27" table:formula="of:=[.T30]" office:value-type="float" office:value="8717.04946996466" calcext:value-type="float">
            <text:p>8717.04946996466</text:p>
          </table:table-cell>
          <table:table-cell table:style-name="ce27" table:formula="of:=[.U30]" office:value-type="float" office:value="6187.62720848057" calcext:value-type="float">
            <text:p>6187.62720848057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G31]+273.15)/[.$D$21]" office:value-type="float" office:value="1.04646643109541" calcext:value-type="float">
            <text:p>1.04646643109541</text:p>
          </table:table-cell>
          <table:table-cell table:formula="of:=[.H31]/[.$D$16]" office:value-type="float" office:value="0.35" calcext:value-type="float">
            <text:p>0.35</text:p>
          </table:table-cell>
          <table:table-cell table:formula="of:=([.I31]+273.15)/[.$D$21]" office:value-type="float" office:value="0.989929328621908" calcext:value-type="float">
            <text:p>0.989929328621908</text:p>
          </table:table-cell>
          <table:table-cell table:formula="of:=[.J31]/[.$D$15]" office:value-type="float" office:value="0.3" calcext:value-type="float">
            <text:p>0.3</text:p>
          </table:table-cell>
          <table:table-cell/>
          <table:table-cell table:formula="of:=[.$D$8]+[.$D$9]*[.N31]+[.$D$10]*[.L31]+[.$D$11]*[.O31]+[.$D$12]*[.M31]" office:value-type="float" office:value="91.1418021201413" calcext:value-type="float">
            <text:p>91.1418021201413</text:p>
          </table:table-cell>
          <table:table-cell table:formula="of:=[.$E$8]+[.$E$9]*[.N31]+[.$E$10]*[.L31]+[.$E$11]*[.O31]+[.$E$12]*[.M31]" office:value-type="float" office:value="134.28574204947" calcext:value-type="float">
            <text:p>134.28574204947</text:p>
          </table:table-cell>
          <table:table-cell/>
          <table:table-cell table:formula="of:=[.Q31]*[.$D$17]" office:value-type="float" office:value="9114.18021201413" calcext:value-type="float">
            <text:p>9114.18021201413</text:p>
          </table:table-cell>
          <table:table-cell table:formula="of:=[.R31]*[.$D$18]" office:value-type="float" office:value="6714.2871024735" calcext:value-type="float">
            <text:p>6714.2871024735</text:p>
          </table:table-cell>
          <table:table-cell/>
          <table:table-cell table:style-name="ce27" table:formula="of:=[.G31]" office:value-type="float" office:value="23" calcext:value-type="float">
            <text:p>23</text:p>
          </table:table-cell>
          <table:table-cell table:style-name="ce27" table:formula="of:=[.H31]" office:value-type="float" office:value="7" calcext:value-type="float">
            <text:p>7</text:p>
          </table:table-cell>
          <table:table-cell table:style-name="ce27" table:formula="of:=[.I31]" office:value-type="float" office:value="7" calcext:value-type="float">
            <text:p>7</text:p>
          </table:table-cell>
          <table:table-cell table:style-name="ce27" table:formula="of:=[.J31]" office:value-type="float" office:value="3" calcext:value-type="float">
            <text:p>3</text:p>
          </table:table-cell>
          <table:table-cell table:style-name="ce27" table:formula="of:=[.T31]" office:value-type="float" office:value="9114.18021201413" calcext:value-type="float">
            <text:p>9114.18021201413</text:p>
          </table:table-cell>
          <table:table-cell table:style-name="ce27" table:formula="of:=[.U31]" office:value-type="float" office:value="6714.2871024735" calcext:value-type="float">
            <text:p>6714.2871024735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G32]+273.15)/[.$D$21]" office:value-type="float" office:value="1.05" calcext:value-type="float">
            <text:p>1.05</text:p>
          </table:table-cell>
          <table:table-cell table:formula="of:=[.H32]/[.$D$16]" office:value-type="float" office:value="0.4" calcext:value-type="float">
            <text:p>0.4</text:p>
          </table:table-cell>
          <table:table-cell table:formula="of:=([.I32]+273.15)/[.$D$21]" office:value-type="float" office:value="0.993462897526502" calcext:value-type="float">
            <text:p>0.993462897526502</text:p>
          </table:table-cell>
          <table:table-cell table:formula="of:=[.J32]/[.$D$15]" office:value-type="float" office:value="0.4" calcext:value-type="float">
            <text:p>0.4</text:p>
          </table:table-cell>
          <table:table-cell/>
          <table:table-cell table:formula="of:=[.$D$8]+[.$D$9]*[.N32]+[.$D$10]*[.L32]+[.$D$11]*[.O32]+[.$D$12]*[.M32]" office:value-type="float" office:value="95.113109540636" calcext:value-type="float">
            <text:p>95.113109540636</text:p>
          </table:table-cell>
          <table:table-cell table:formula="of:=[.$E$8]+[.$E$9]*[.N32]+[.$E$10]*[.L32]+[.$E$11]*[.O32]+[.$E$12]*[.M32]" office:value-type="float" office:value="144.818939929329" calcext:value-type="float">
            <text:p>144.818939929329</text:p>
          </table:table-cell>
          <table:table-cell/>
          <table:table-cell table:formula="of:=[.Q32]*[.$D$17]" office:value-type="float" office:value="9511.3109540636" calcext:value-type="float">
            <text:p>9511.3109540636</text:p>
          </table:table-cell>
          <table:table-cell table:formula="of:=[.R32]*[.$D$18]" office:value-type="float" office:value="7240.94699646643" calcext:value-type="float">
            <text:p>7240.94699646643</text:p>
          </table:table-cell>
          <table:table-cell/>
          <table:table-cell table:style-name="ce27" table:formula="of:=[.G32]" office:value-type="float" office:value="24" calcext:value-type="float">
            <text:p>24</text:p>
          </table:table-cell>
          <table:table-cell table:style-name="ce27" table:formula="of:=[.H32]" office:value-type="float" office:value="8" calcext:value-type="float">
            <text:p>8</text:p>
          </table:table-cell>
          <table:table-cell table:style-name="ce27" table:formula="of:=[.I32]" office:value-type="float" office:value="8" calcext:value-type="float">
            <text:p>8</text:p>
          </table:table-cell>
          <table:table-cell table:style-name="ce27" table:formula="of:=[.J32]" office:value-type="float" office:value="4" calcext:value-type="float">
            <text:p>4</text:p>
          </table:table-cell>
          <table:table-cell table:style-name="ce27" table:formula="of:=[.T32]" office:value-type="float" office:value="9511.3109540636" calcext:value-type="float">
            <text:p>9511.3109540636</text:p>
          </table:table-cell>
          <table:table-cell table:style-name="ce27" table:formula="of:=[.U32]" office:value-type="float" office:value="7240.94699646643" calcext:value-type="float">
            <text:p>7240.94699646643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[.G33]+273.15)/[.$D$21]" office:value-type="float" office:value="1.05353356890459" calcext:value-type="float">
            <text:p>1.05353356890459</text:p>
          </table:table-cell>
          <table:table-cell table:formula="of:=[.H33]/[.$D$16]" office:value-type="float" office:value="0.45" calcext:value-type="float">
            <text:p>0.45</text:p>
          </table:table-cell>
          <table:table-cell table:formula="of:=([.I33]+273.15)/[.$D$21]" office:value-type="float" office:value="0.968727915194346" calcext:value-type="float">
            <text:p>0.968727915194346</text:p>
          </table:table-cell>
          <table:table-cell table:formula="of:=[.J33]/[.$D$15]" office:value-type="float" office:value="0.1" calcext:value-type="float">
            <text:p>0.1</text:p>
          </table:table-cell>
          <table:table-cell/>
          <table:table-cell table:formula="of:=[.$D$8]+[.$D$9]*[.N33]+[.$D$10]*[.L33]+[.$D$11]*[.O33]+[.$D$12]*[.M33]" office:value-type="float" office:value="92.6059717314488" calcext:value-type="float">
            <text:p>92.6059717314488</text:p>
          </table:table-cell>
          <table:table-cell table:formula="of:=[.$E$8]+[.$E$9]*[.N33]+[.$E$10]*[.L33]+[.$E$11]*[.O33]+[.$E$12]*[.M33]" office:value-type="float" office:value="130.521607773852" calcext:value-type="float">
            <text:p>130.521607773852</text:p>
          </table:table-cell>
          <table:table-cell/>
          <table:table-cell table:formula="of:=[.Q33]*[.$D$17]" office:value-type="float" office:value="9260.59717314488" calcext:value-type="float">
            <text:p>9260.59717314488</text:p>
          </table:table-cell>
          <table:table-cell table:formula="of:=[.R33]*[.$D$18]" office:value-type="float" office:value="6526.08038869258" calcext:value-type="float">
            <text:p>6526.08038869258</text:p>
          </table:table-cell>
          <table:table-cell/>
          <table:table-cell table:style-name="ce27" table:formula="of:=[.G33]" office:value-type="float" office:value="25" calcext:value-type="float">
            <text:p>25</text:p>
          </table:table-cell>
          <table:table-cell table:style-name="ce27" table:formula="of:=[.H33]" office:value-type="float" office:value="9" calcext:value-type="float">
            <text:p>9</text:p>
          </table:table-cell>
          <table:table-cell table:style-name="ce27" table:formula="of:=[.I33]" office:value-type="float" office:value="1" calcext:value-type="float">
            <text:p>1</text:p>
          </table:table-cell>
          <table:table-cell table:style-name="ce27" table:formula="of:=[.J33]" office:value-type="float" office:value="1" calcext:value-type="float">
            <text:p>1</text:p>
          </table:table-cell>
          <table:table-cell table:style-name="ce27" table:formula="of:=[.T33]" office:value-type="float" office:value="9260.59717314488" calcext:value-type="float">
            <text:p>9260.59717314488</text:p>
          </table:table-cell>
          <table:table-cell table:style-name="ce27" table:formula="of:=[.U33]" office:value-type="float" office:value="6526.08038869258" calcext:value-type="float">
            <text:p>6526.08038869258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([.G34]+273.15)/[.$D$21]" office:value-type="float" office:value="1.05706713780919" calcext:value-type="float">
            <text:p>1.05706713780919</text:p>
          </table:table-cell>
          <table:table-cell table:formula="of:=[.H34]/[.$D$16]" office:value-type="float" office:value="0.5" calcext:value-type="float">
            <text:p>0.5</text:p>
          </table:table-cell>
          <table:table-cell table:formula="of:=([.I34]+273.15)/[.$D$21]" office:value-type="float" office:value="0.97226148409894" calcext:value-type="float">
            <text:p>0.97226148409894</text:p>
          </table:table-cell>
          <table:table-cell table:formula="of:=[.J34]/[.$D$15]" office:value-type="float" office:value="0.2" calcext:value-type="float">
            <text:p>0.2</text:p>
          </table:table-cell>
          <table:table-cell/>
          <table:table-cell table:formula="of:=[.$D$8]+[.$D$9]*[.N34]+[.$D$10]*[.L34]+[.$D$11]*[.O34]+[.$D$12]*[.M34]" office:value-type="float" office:value="96.5772791519435" calcext:value-type="float">
            <text:p>96.5772791519435</text:p>
          </table:table-cell>
          <table:table-cell table:formula="of:=[.$E$8]+[.$E$9]*[.N34]+[.$E$10]*[.L34]+[.$E$11]*[.O34]+[.$E$12]*[.M34]" office:value-type="float" office:value="141.05480565371" calcext:value-type="float">
            <text:p>141.05480565371</text:p>
          </table:table-cell>
          <table:table-cell/>
          <table:table-cell table:formula="of:=[.Q34]*[.$D$17]" office:value-type="float" office:value="9657.72791519435" calcext:value-type="float">
            <text:p>9657.72791519435</text:p>
          </table:table-cell>
          <table:table-cell table:formula="of:=[.R34]*[.$D$18]" office:value-type="float" office:value="7052.74028268551" calcext:value-type="float">
            <text:p>7052.74028268551</text:p>
          </table:table-cell>
          <table:table-cell/>
          <table:table-cell table:style-name="ce27" table:formula="of:=[.G34]" office:value-type="float" office:value="26" calcext:value-type="float">
            <text:p>26</text:p>
          </table:table-cell>
          <table:table-cell table:style-name="ce27" table:formula="of:=[.H34]" office:value-type="float" office:value="10" calcext:value-type="float">
            <text:p>10</text:p>
          </table:table-cell>
          <table:table-cell table:style-name="ce27" table:formula="of:=[.I34]" office:value-type="float" office:value="2" calcext:value-type="float">
            <text:p>2</text:p>
          </table:table-cell>
          <table:table-cell table:style-name="ce27" table:formula="of:=[.J34]" office:value-type="float" office:value="2" calcext:value-type="float">
            <text:p>2</text:p>
          </table:table-cell>
          <table:table-cell table:style-name="ce27" table:formula="of:=[.T34]" office:value-type="float" office:value="9657.72791519435" calcext:value-type="float">
            <text:p>9657.72791519435</text:p>
          </table:table-cell>
          <table:table-cell table:style-name="ce27" table:formula="of:=[.U34]" office:value-type="float" office:value="7052.74028268551" calcext:value-type="float">
            <text:p>7052.74028268551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([.G35]+273.15)/[.$D$21]" office:value-type="float" office:value="1.06060070671378" calcext:value-type="float">
            <text:p>1.06060070671378</text:p>
          </table:table-cell>
          <table:table-cell table:formula="of:=[.H35]/[.$D$16]" office:value-type="float" office:value="0.55" calcext:value-type="float">
            <text:p>0.55</text:p>
          </table:table-cell>
          <table:table-cell table:formula="of:=([.I35]+273.15)/[.$D$21]" office:value-type="float" office:value="0.975795053003533" calcext:value-type="float">
            <text:p>0.975795053003533</text:p>
          </table:table-cell>
          <table:table-cell table:formula="of:=[.J35]/[.$D$15]" office:value-type="float" office:value="0.3" calcext:value-type="float">
            <text:p>0.3</text:p>
          </table:table-cell>
          <table:table-cell/>
          <table:table-cell table:formula="of:=[.$D$8]+[.$D$9]*[.N35]+[.$D$10]*[.L35]+[.$D$11]*[.O35]+[.$D$12]*[.M35]" office:value-type="float" office:value="100.548586572438" calcext:value-type="float">
            <text:p>100.548586572438</text:p>
          </table:table-cell>
          <table:table-cell table:formula="of:=[.$E$8]+[.$E$9]*[.N35]+[.$E$10]*[.L35]+[.$E$11]*[.O35]+[.$E$12]*[.M35]" office:value-type="float" office:value="151.588003533569" calcext:value-type="float">
            <text:p>151.588003533569</text:p>
          </table:table-cell>
          <table:table-cell/>
          <table:table-cell table:formula="of:=[.Q35]*[.$D$17]" office:value-type="float" office:value="10054.8586572438" calcext:value-type="float">
            <text:p>10054.8586572438</text:p>
          </table:table-cell>
          <table:table-cell table:formula="of:=[.R35]*[.$D$18]" office:value-type="float" office:value="7579.40017667845" calcext:value-type="float">
            <text:p>7579.40017667845</text:p>
          </table:table-cell>
          <table:table-cell/>
          <table:table-cell table:style-name="ce27" table:formula="of:=[.G35]" office:value-type="float" office:value="27" calcext:value-type="float">
            <text:p>27</text:p>
          </table:table-cell>
          <table:table-cell table:style-name="ce27" table:formula="of:=[.H35]" office:value-type="float" office:value="11" calcext:value-type="float">
            <text:p>11</text:p>
          </table:table-cell>
          <table:table-cell table:style-name="ce27" table:formula="of:=[.I35]" office:value-type="float" office:value="3" calcext:value-type="float">
            <text:p>3</text:p>
          </table:table-cell>
          <table:table-cell table:style-name="ce27" table:formula="of:=[.J35]" office:value-type="float" office:value="3" calcext:value-type="float">
            <text:p>3</text:p>
          </table:table-cell>
          <table:table-cell table:style-name="ce27" table:formula="of:=[.T35]" office:value-type="float" office:value="10054.8586572438" calcext:value-type="float">
            <text:p>10054.8586572438</text:p>
          </table:table-cell>
          <table:table-cell table:style-name="ce27" table:formula="of:=[.U35]" office:value-type="float" office:value="7579.40017667845" calcext:value-type="float">
            <text:p>7579.40017667845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([.G36]+273.15)/[.$D$21]" office:value-type="float" office:value="1.06413427561837" calcext:value-type="float">
            <text:p>1.06413427561837</text:p>
          </table:table-cell>
          <table:table-cell table:formula="of:=[.H36]/[.$D$16]" office:value-type="float" office:value="0.6" calcext:value-type="float">
            <text:p>0.6</text:p>
          </table:table-cell>
          <table:table-cell table:formula="of:=([.I36]+273.15)/[.$D$21]" office:value-type="float" office:value="0.979328621908127" calcext:value-type="float">
            <text:p>0.979328621908127</text:p>
          </table:table-cell>
          <table:table-cell table:formula="of:=[.J36]/[.$D$15]" office:value-type="float" office:value="0.4" calcext:value-type="float">
            <text:p>0.4</text:p>
          </table:table-cell>
          <table:table-cell/>
          <table:table-cell table:formula="of:=[.$D$8]+[.$D$9]*[.N36]+[.$D$10]*[.L36]+[.$D$11]*[.O36]+[.$D$12]*[.M36]" office:value-type="float" office:value="104.519893992933" calcext:value-type="float">
            <text:p>104.519893992933</text:p>
          </table:table-cell>
          <table:table-cell table:formula="of:=[.$E$8]+[.$E$9]*[.N36]+[.$E$10]*[.L36]+[.$E$11]*[.O36]+[.$E$12]*[.M36]" office:value-type="float" office:value="162.121201413428" calcext:value-type="float">
            <text:p>162.121201413428</text:p>
          </table:table-cell>
          <table:table-cell/>
          <table:table-cell table:formula="of:=[.Q36]*[.$D$17]" office:value-type="float" office:value="10451.9893992933" calcext:value-type="float">
            <text:p>10451.9893992933</text:p>
          </table:table-cell>
          <table:table-cell table:formula="of:=[.R36]*[.$D$18]" office:value-type="float" office:value="8106.06007067138" calcext:value-type="float">
            <text:p>8106.06007067138</text:p>
          </table:table-cell>
          <table:table-cell/>
          <table:table-cell table:style-name="ce27" table:formula="of:=[.G36]" office:value-type="float" office:value="28" calcext:value-type="float">
            <text:p>28</text:p>
          </table:table-cell>
          <table:table-cell table:style-name="ce27" table:formula="of:=[.H36]" office:value-type="float" office:value="12" calcext:value-type="float">
            <text:p>12</text:p>
          </table:table-cell>
          <table:table-cell table:style-name="ce27" table:formula="of:=[.I36]" office:value-type="float" office:value="4" calcext:value-type="float">
            <text:p>4</text:p>
          </table:table-cell>
          <table:table-cell table:style-name="ce27" table:formula="of:=[.J36]" office:value-type="float" office:value="4" calcext:value-type="float">
            <text:p>4</text:p>
          </table:table-cell>
          <table:table-cell table:style-name="ce27" table:formula="of:=[.T36]" office:value-type="float" office:value="10451.9893992933" calcext:value-type="float">
            <text:p>10451.9893992933</text:p>
          </table:table-cell>
          <table:table-cell table:style-name="ce27" table:formula="of:=[.U36]" office:value-type="float" office:value="8106.06007067138" calcext:value-type="float">
            <text:p>8106.06007067138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G37]+273.15)/[.$D$21]" office:value-type="float" office:value="1.06766784452297" calcext:value-type="float">
            <text:p>1.06766784452297</text:p>
          </table:table-cell>
          <table:table-cell table:formula="of:=[.H37]/[.$D$16]" office:value-type="float" office:value="0.65" calcext:value-type="float">
            <text:p>0.65</text:p>
          </table:table-cell>
          <table:table-cell table:formula="of:=([.I37]+273.15)/[.$D$21]" office:value-type="float" office:value="0.982862190812721" calcext:value-type="float">
            <text:p>0.982862190812721</text:p>
          </table:table-cell>
          <table:table-cell table:formula="of:=[.J37]/[.$D$15]" office:value-type="float" office:value="0.1" calcext:value-type="float">
            <text:p>0.1</text:p>
          </table:table-cell>
          <table:table-cell/>
          <table:table-cell table:formula="of:=[.$D$8]+[.$D$9]*[.N37]+[.$D$10]*[.L37]+[.$D$11]*[.O37]+[.$D$12]*[.M37]" office:value-type="float" office:value="103.491201413428" calcext:value-type="float">
            <text:p>103.491201413428</text:p>
          </table:table-cell>
          <table:table-cell table:formula="of:=[.$E$8]+[.$E$9]*[.N37]+[.$E$10]*[.L37]+[.$E$11]*[.O37]+[.$E$12]*[.M37]" office:value-type="float" office:value="148.174399293286" calcext:value-type="float">
            <text:p>148.174399293286</text:p>
          </table:table-cell>
          <table:table-cell/>
          <table:table-cell table:formula="of:=[.Q37]*[.$D$17]" office:value-type="float" office:value="10349.1201413428" calcext:value-type="float">
            <text:p>10349.1201413428</text:p>
          </table:table-cell>
          <table:table-cell table:formula="of:=[.R37]*[.$D$18]" office:value-type="float" office:value="7408.71996466431" calcext:value-type="float">
            <text:p>7408.71996466431</text:p>
          </table:table-cell>
          <table:table-cell/>
          <table:table-cell table:style-name="ce27" table:formula="of:=[.G37]" office:value-type="float" office:value="29" calcext:value-type="float">
            <text:p>29</text:p>
          </table:table-cell>
          <table:table-cell table:style-name="ce27" table:formula="of:=[.H37]" office:value-type="float" office:value="13" calcext:value-type="float">
            <text:p>13</text:p>
          </table:table-cell>
          <table:table-cell table:style-name="ce27" table:formula="of:=[.I37]" office:value-type="float" office:value="5" calcext:value-type="float">
            <text:p>5</text:p>
          </table:table-cell>
          <table:table-cell table:style-name="ce27" table:formula="of:=[.J37]" office:value-type="float" office:value="1" calcext:value-type="float">
            <text:p>1</text:p>
          </table:table-cell>
          <table:table-cell table:style-name="ce27" table:formula="of:=[.T37]" office:value-type="float" office:value="10349.1201413428" calcext:value-type="float">
            <text:p>10349.1201413428</text:p>
          </table:table-cell>
          <table:table-cell table:style-name="ce27" table:formula="of:=[.U37]" office:value-type="float" office:value="7408.71996466431" calcext:value-type="float">
            <text:p>7408.71996466431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G38]+273.15)/[.$D$21]" office:value-type="float" office:value="1.07120141342756" calcext:value-type="float">
            <text:p>1.07120141342756</text:p>
          </table:table-cell>
          <table:table-cell table:formula="of:=[.H38]/[.$D$16]" office:value-type="float" office:value="0.7" calcext:value-type="float">
            <text:p>0.7</text:p>
          </table:table-cell>
          <table:table-cell table:formula="of:=([.I38]+273.15)/[.$D$21]" office:value-type="float" office:value="0.986395759717314" calcext:value-type="float">
            <text:p>0.986395759717314</text:p>
          </table:table-cell>
          <table:table-cell table:formula="of:=[.J38]/[.$D$15]" office:value-type="float" office:value="0.2" calcext:value-type="float">
            <text:p>0.2</text:p>
          </table:table-cell>
          <table:table-cell/>
          <table:table-cell table:formula="of:=[.$D$8]+[.$D$9]*[.N38]+[.$D$10]*[.L38]+[.$D$11]*[.O38]+[.$D$12]*[.M38]" office:value-type="float" office:value="107.462508833922" calcext:value-type="float">
            <text:p>107.462508833922</text:p>
          </table:table-cell>
          <table:table-cell table:formula="of:=[.$E$8]+[.$E$9]*[.N38]+[.$E$10]*[.L38]+[.$E$11]*[.O38]+[.$E$12]*[.M38]" office:value-type="float" office:value="158.707597173145" calcext:value-type="float">
            <text:p>158.707597173145</text:p>
          </table:table-cell>
          <table:table-cell/>
          <table:table-cell table:formula="of:=[.Q38]*[.$D$17]" office:value-type="float" office:value="10746.2508833922" calcext:value-type="float">
            <text:p>10746.2508833922</text:p>
          </table:table-cell>
          <table:table-cell table:formula="of:=[.R38]*[.$D$18]" office:value-type="float" office:value="7935.37985865725" calcext:value-type="float">
            <text:p>7935.37985865725</text:p>
          </table:table-cell>
          <table:table-cell/>
          <table:table-cell table:style-name="ce27" table:formula="of:=[.G38]" office:value-type="float" office:value="30" calcext:value-type="float">
            <text:p>30</text:p>
          </table:table-cell>
          <table:table-cell table:style-name="ce27" table:formula="of:=[.H38]" office:value-type="float" office:value="14" calcext:value-type="float">
            <text:p>14</text:p>
          </table:table-cell>
          <table:table-cell table:style-name="ce27" table:formula="of:=[.I38]" office:value-type="float" office:value="6" calcext:value-type="float">
            <text:p>6</text:p>
          </table:table-cell>
          <table:table-cell table:style-name="ce27" table:formula="of:=[.J38]" office:value-type="float" office:value="2" calcext:value-type="float">
            <text:p>2</text:p>
          </table:table-cell>
          <table:table-cell table:style-name="ce27" table:formula="of:=[.T38]" office:value-type="float" office:value="10746.2508833922" calcext:value-type="float">
            <text:p>10746.2508833922</text:p>
          </table:table-cell>
          <table:table-cell table:style-name="ce27" table:formula="of:=[.U38]" office:value-type="float" office:value="7935.37985865725" calcext:value-type="float">
            <text:p>7935.37985865725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G39]+273.15)/[.$D$21]" office:value-type="float" office:value="1.07473498233216" calcext:value-type="float">
            <text:p>1.07473498233216</text:p>
          </table:table-cell>
          <table:table-cell table:formula="of:=[.H39]/[.$D$16]" office:value-type="float" office:value="0.75" calcext:value-type="float">
            <text:p>0.75</text:p>
          </table:table-cell>
          <table:table-cell table:formula="of:=([.I39]+273.15)/[.$D$21]" office:value-type="float" office:value="0.989929328621908" calcext:value-type="float">
            <text:p>0.989929328621908</text:p>
          </table:table-cell>
          <table:table-cell table:formula="of:=[.J39]/[.$D$15]" office:value-type="float" office:value="0.3" calcext:value-type="float">
            <text:p>0.3</text:p>
          </table:table-cell>
          <table:table-cell/>
          <table:table-cell table:formula="of:=[.$D$8]+[.$D$9]*[.N39]+[.$D$10]*[.L39]+[.$D$11]*[.O39]+[.$D$12]*[.M39]" office:value-type="float" office:value="111.433816254417" calcext:value-type="float">
            <text:p>111.433816254417</text:p>
          </table:table-cell>
          <table:table-cell table:formula="of:=[.$E$8]+[.$E$9]*[.N39]+[.$E$10]*[.L39]+[.$E$11]*[.O39]+[.$E$12]*[.M39]" office:value-type="float" office:value="169.240795053004" calcext:value-type="float">
            <text:p>169.240795053004</text:p>
          </table:table-cell>
          <table:table-cell/>
          <table:table-cell table:formula="of:=[.Q39]*[.$D$17]" office:value-type="float" office:value="11143.3816254417" calcext:value-type="float">
            <text:p>11143.3816254417</text:p>
          </table:table-cell>
          <table:table-cell table:formula="of:=[.R39]*[.$D$18]" office:value-type="float" office:value="8462.03975265018" calcext:value-type="float">
            <text:p>8462.03975265018</text:p>
          </table:table-cell>
          <table:table-cell/>
          <table:table-cell table:style-name="ce27" table:formula="of:=[.G39]" office:value-type="float" office:value="31" calcext:value-type="float">
            <text:p>31</text:p>
          </table:table-cell>
          <table:table-cell table:style-name="ce27" table:formula="of:=[.H39]" office:value-type="float" office:value="15" calcext:value-type="float">
            <text:p>15</text:p>
          </table:table-cell>
          <table:table-cell table:style-name="ce27" table:formula="of:=[.I39]" office:value-type="float" office:value="7" calcext:value-type="float">
            <text:p>7</text:p>
          </table:table-cell>
          <table:table-cell table:style-name="ce27" table:formula="of:=[.J39]" office:value-type="float" office:value="3" calcext:value-type="float">
            <text:p>3</text:p>
          </table:table-cell>
          <table:table-cell table:style-name="ce27" table:formula="of:=[.T39]" office:value-type="float" office:value="11143.3816254417" calcext:value-type="float">
            <text:p>11143.3816254417</text:p>
          </table:table-cell>
          <table:table-cell table:style-name="ce27" table:formula="of:=[.U39]" office:value-type="float" office:value="8462.03975265018" calcext:value-type="float">
            <text:p>8462.03975265018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G40]+273.15)/[.$D$21]" office:value-type="float" office:value="1.07826855123675" calcext:value-type="float">
            <text:p>1.07826855123675</text:p>
          </table:table-cell>
          <table:table-cell table:formula="of:=[.H40]/[.$D$16]" office:value-type="float" office:value="0.8" calcext:value-type="float">
            <text:p>0.8</text:p>
          </table:table-cell>
          <table:table-cell table:formula="of:=([.I40]+273.15)/[.$D$21]" office:value-type="float" office:value="0.993462897526502" calcext:value-type="float">
            <text:p>0.993462897526502</text:p>
          </table:table-cell>
          <table:table-cell table:formula="of:=[.J40]/[.$D$15]" office:value-type="float" office:value="0.4" calcext:value-type="float">
            <text:p>0.4</text:p>
          </table:table-cell>
          <table:table-cell/>
          <table:table-cell table:formula="of:=[.$D$8]+[.$D$9]*[.N40]+[.$D$10]*[.L40]+[.$D$11]*[.O40]+[.$D$12]*[.M40]" office:value-type="float" office:value="115.405123674912" calcext:value-type="float">
            <text:p>115.405123674912</text:p>
          </table:table-cell>
          <table:table-cell table:formula="of:=[.$E$8]+[.$E$9]*[.N40]+[.$E$10]*[.L40]+[.$E$11]*[.O40]+[.$E$12]*[.M40]" office:value-type="float" office:value="179.773992932862" calcext:value-type="float">
            <text:p>179.773992932862</text:p>
          </table:table-cell>
          <table:table-cell/>
          <table:table-cell table:formula="of:=[.Q40]*[.$D$17]" office:value-type="float" office:value="11540.5123674912" calcext:value-type="float">
            <text:p>11540.5123674912</text:p>
          </table:table-cell>
          <table:table-cell table:formula="of:=[.R40]*[.$D$18]" office:value-type="float" office:value="8988.69964664311" calcext:value-type="float">
            <text:p>8988.69964664311</text:p>
          </table:table-cell>
          <table:table-cell/>
          <table:table-cell table:style-name="ce27" table:formula="of:=[.G40]" office:value-type="float" office:value="32" calcext:value-type="float">
            <text:p>32</text:p>
          </table:table-cell>
          <table:table-cell table:style-name="ce27" table:formula="of:=[.H40]" office:value-type="float" office:value="16" calcext:value-type="float">
            <text:p>16</text:p>
          </table:table-cell>
          <table:table-cell table:style-name="ce27" table:formula="of:=[.I40]" office:value-type="float" office:value="8" calcext:value-type="float">
            <text:p>8</text:p>
          </table:table-cell>
          <table:table-cell table:style-name="ce27" table:formula="of:=[.J40]" office:value-type="float" office:value="4" calcext:value-type="float">
            <text:p>4</text:p>
          </table:table-cell>
          <table:table-cell table:style-name="ce27" table:formula="of:=[.T40]" office:value-type="float" office:value="11540.5123674912" calcext:value-type="float">
            <text:p>11540.5123674912</text:p>
          </table:table-cell>
          <table:table-cell table:style-name="ce27" table:formula="of:=[.U40]" office:value-type="float" office:value="8988.69964664311" calcext:value-type="float">
            <text:p>8988.69964664311</text:p>
          </table:table-cell>
          <table:table-cell table:number-columns-repeated="994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number-columns-repeated="11"/>
          <table:table-cell table:style-name="ce28"/>
          <table:table-cell table:number-columns-repeated="1010"/>
        </table:table-row>
        <table:table-row table:style-name="ro1" table:number-rows-repeated="1048532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4">00/00/0000</text:date>, <text:time style:data-style-name="N2" text:time-value="13:46:53.2604597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ee, Edwin</meta:initial-creator>
    <meta:creation-date>2022-10-05T19:00:33</meta:creation-date>
    <dc:date>2022-10-24T21:23:42.791918770</dc:date>
    <meta:generator>LibreOffice/6.4.7.2$Linux_X86_64 LibreOffice_project/40$Build-2</meta:generator>
    <meta:editing-duration>PT7H58M21S</meta:editing-duration>
    <meta:editing-cycles>8</meta:editing-cycles>
    <meta:document-statistic meta:table-count="4" meta:cell-count="215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